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7b59"/>
    </style:style>
    <style:style style:name="ce4" style:family="table-cell" style:parent-style-name="Default">
      <style:table-cell-properties fo:background-color="#ffe994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25.543cm" svg:y="0.633cm">
            <draw:object draw:notify-on-update-of-ranges="Sheet1.D3:Sheet1.D103 Sheet1.J3:Sheet1.J103 Sheet1.D3:Sheet1.D103 Sheet1.N3:Sheet1.N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5.675cm" svg:y="9.734cm">
            <draw:object draw:notify-on-update-of-ranges="Sheet1.A2:Sheet1.A9 Sheet1.E3:Sheet1.E103 Sheet1.D3:Sheet1.D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4"/>
        <table:table-row table:style-name="ro1">
          <table:table-cell table:style-name="ce1" table:number-columns-repeated="2"/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in t</text:p>
          </table:table-cell>
          <table:table-cell table:style-name="ce2"/>
          <table:table-cell office:value-type="string" calcext:value-type="string">
            <text:p>zd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roulis</text:p>
          </table:table-cell>
          <table:table-cell office:value-type="string" calcext:value-type="string">
            <text:p>roulis °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tangage</text:p>
          </table:table-cell>
          <table:table-cell office:value-type="string" calcext:value-type="string">
            <text:p>tangage °</text:p>
          </table:table-cell>
        </table:table-row>
        <table:table-row table:style-name="ro1">
          <table:table-cell table:style-name="ce1" office:value-type="string" calcext:value-type="string">
            <text:p>envergur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table:style-name="ce1" office:value-type="string" calcext:value-type="string">
            <text:p>longueur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$B$5]*SIN([.$B$4]*[.D3])" office:value-type="float" office:value="0" calcext:value-type="float">
            <text:p>0</text:p>
          </table:table-cell>
          <table:table-cell table:style-name="ce2"/>
          <table:table-cell table:formula="of:=[.$B$5]*SIN([.$B$4]*[.D3]-[.$B$8]*([.$B$2]/-2)*SIN([.$B$9]))" office:value-type="float" office:value="0.448009467963403" calcext:value-type="float">
            <text:p>0,448009467963403</text:p>
          </table:table-cell>
          <table:table-cell table:formula="of:=[.$B$5]*SIN([.$B$4]*[.D3]-[.$B$8]*([.$B$2]/2)*SIN([.$B$9]))" office:value-type="float" office:value="-0.448009467963403" calcext:value-type="float">
            <text:p>-0,448009467963403</text:p>
          </table:table-cell>
          <table:table-cell table:formula="of:=ASIN(([.H3]-[.G3])/[.$B$2])" office:value-type="float" office:value="-0.464537619612857" calcext:value-type="float">
            <text:p>-0,464537619612857</text:p>
          </table:table-cell>
          <table:table-cell table:formula="of:=[.I3]*180/PI()" office:value-type="float" office:value="-26.6160450288703" calcext:value-type="float">
            <text:p>-26,6160450288703</text:p>
          </table:table-cell>
          <table:table-cell table:formula="of:=[.$B$5]*SIN([.$B$4]*[.D3]-[.$B$8]*([.$B$3]/2)*COS([.$B$9]))" office:value-type="float" office:value="-0.39784660078374" calcext:value-type="float">
            <text:p>-0,39784660078374</text:p>
          </table:table-cell>
          <table:table-cell table:formula="of:=[.$B$5]*SIN([.$B$4]*[.D3]-[.$B$8]*([.$B$3]/-2)*COS([.$B$9]))" office:value-type="float" office:value="0.39784660078374" calcext:value-type="float">
            <text:p>0,39784660078374</text:p>
          </table:table-cell>
          <table:table-cell table:formula="of:=ASIN(([.L3]-[.K3])/[.$B$3])" office:value-type="float" office:value="0.200259141854404" calcext:value-type="float">
            <text:p>0,200259141854404</text:p>
          </table:table-cell>
          <table:table-cell table:formula="of:=[.M3]*180/PI()" office:value-type="float" office:value="11.474003637169" calcext:value-type="float">
            <text:p>11,474003637169</text:p>
          </table:table-cell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style-name="ce1" table:formula="of:=2*PI()*[.B6]" office:value-type="float" office:value="0.628318530717959" calcext:value-type="float">
            <text:p>0,628318530717959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 [.$B$5]*SIN([.$B$4]*[.D4])" office:value-type="float" office:value="0.0313952597646567" calcext:value-type="float">
            <text:p>0,0313952597646567</text:p>
          </table:table-cell>
          <table:table-cell table:style-name="ce2"/>
          <table:table-cell table:formula="of:=[.$B$5]*SIN([.$B$4]*[.D4]-[.$B$8]*([.$B$2]/-2)*SIN([.$B$9]))" office:value-type="float" office:value="0.46106541626307" calcext:value-type="float">
            <text:p>0,46106541626307</text:p>
          </table:table-cell>
          <table:table-cell table:formula="of:=[.$B$5]*SIN([.$B$4]*[.D4]-[.$B$8]*([.$B$2]/2)*SIN([.$B$9]))" office:value-type="float" office:value="-0.433185430969742" calcext:value-type="float">
            <text:p>-0,433185430969742</text:p>
          </table:table-cell>
          <table:table-cell table:formula="of:=ASIN(([.H4]-[.G4])/[.$B$2])" office:value-type="float" office:value="-0.463549032267326" calcext:value-type="float">
            <text:p>-0,463549032267326</text:p>
          </table:table-cell>
          <table:table-cell table:formula="of:=[.I4]*180/PI()" office:value-type="float" office:value="-26.5594031462914" calcext:value-type="float">
            <text:p>-26,5594031462914</text:p>
          </table:table-cell>
          <table:table-cell table:formula="of:=[.$B$5]*SIN([.$B$4]*[.D4]-[.$B$8]*([.$B$3]/2)*COS([.$B$9]))" office:value-type="float" office:value="-0.416077646062863" calcext:value-type="float">
            <text:p>-0,416077646062863</text:p>
          </table:table-cell>
          <table:table-cell table:formula="of:=[.$B$5]*SIN([.$B$4]*[.D4]-[.$B$8]*([.$B$3]/-2)*COS([.$B$9]))" office:value-type="float" office:value="0.378045436730148" calcext:value-type="float">
            <text:p>0,378045436730148</text:p>
          </table:table-cell>
          <table:table-cell table:formula="of:=ASIN(([.L4]-[.K4])/[.$B$3])" office:value-type="float" office:value="0.199858623776203" calcext:value-type="float">
            <text:p>0,199858623776203</text:p>
          </table:table-cell>
          <table:table-cell table:formula="of:=[.M4]*180/PI()" office:value-type="float" office:value="11.4510556416694" calcext:value-type="float">
            <text:p>11,4510556416694</text:p>
          </table:table-cell>
        </table:table-row>
        <table:table-row table:style-name="ro1">
          <table:table-cell table:style-name="ce1" office:value-type="string" calcext:value-type="string">
            <text:p>A0</text:p>
          </table:table-cell>
          <table:table-cell table:style-name="ce1" office:value-type="float" office:value="0.5" calcext:value-type="float">
            <text:p>0,5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 [.$B$5]*SIN([.$B$4]*[.D5])" office:value-type="float" office:value="0.0626666167821521" calcext:value-type="float">
            <text:p>0,0626666167821521</text:p>
          </table:table-cell>
          <table:table-cell table:style-name="ce2"/>
          <table:table-cell table:formula="of:=[.$B$5]*SIN([.$B$4]*[.D5]-[.$B$8]*([.$B$2]/-2)*SIN([.$B$9]))" office:value-type="float" office:value="0.472301750005498" calcext:value-type="float">
            <text:p>0,472301750005498</text:p>
          </table:table-cell>
          <table:table-cell table:formula="of:=[.$B$5]*SIN([.$B$4]*[.D5]-[.$B$8]*([.$B$2]/2)*SIN([.$B$9]))" office:value-type="float" office:value="-0.416651808983642" calcext:value-type="float">
            <text:p>-0,416651808983642</text:p>
          </table:table-cell>
          <table:table-cell table:formula="of:=ASIN(([.H5]-[.G5])/[.$B$2])" office:value-type="float" office:value="-0.460590088028794" calcext:value-type="float">
            <text:p>-0,460590088028794</text:p>
          </table:table-cell>
          <table:table-cell table:formula="of:=[.I5]*180/PI()" office:value-type="float" office:value="-26.3898681296089" calcext:value-type="float">
            <text:p>-26,3898681296089</text:p>
          </table:table-cell>
          <table:table-cell table:formula="of:=[.$B$5]*SIN([.$B$4]*[.D5]-[.$B$8]*([.$B$3]/2)*COS([.$B$9]))" office:value-type="float" office:value="-0.432666622960769" calcext:value-type="float">
            <text:p>-0,432666622960769</text:p>
          </table:table-cell>
          <table:table-cell table:formula="of:=[.$B$5]*SIN([.$B$4]*[.D5]-[.$B$8]*([.$B$3]/-2)*COS([.$B$9]))" office:value-type="float" office:value="0.356752300050312" calcext:value-type="float">
            <text:p>0,356752300050312</text:p>
          </table:table-cell>
          <table:table-cell table:formula="of:=ASIN(([.L5]-[.K5])/[.$B$3])" office:value-type="float" office:value="0.198658844416305" calcext:value-type="float">
            <text:p>0,198658844416305</text:p>
          </table:table-cell>
          <table:table-cell table:formula="of:=[.M5]*180/PI()" office:value-type="float" office:value="11.3823133480003" calcext:value-type="float">
            <text:p>11,3823133480003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0.1" calcext:value-type="float">
            <text:p>0,1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 [.$B$5]*SIN([.$B$4]*[.D6])" office:value-type="float" office:value="0.0936906572928623" calcext:value-type="float">
            <text:p>0,0936906572928623</text:p>
          </table:table-cell>
          <table:table-cell table:style-name="ce2"/>
          <table:table-cell table:formula="of:=[.$B$5]*SIN([.$B$4]*[.D6]-[.$B$8]*([.$B$2]/-2)*SIN([.$B$9]))" office:value-type="float" office:value="0.481674124514799" calcext:value-type="float">
            <text:p>0,481674124514799</text:p>
          </table:table-cell>
          <table:table-cell table:formula="of:=[.$B$5]*SIN([.$B$4]*[.D6]-[.$B$8]*([.$B$2]/2)*SIN([.$B$9]))" office:value-type="float" office:value="-0.398473852657588" calcext:value-type="float">
            <text:p>-0,398473852657588</text:p>
          </table:table-cell>
          <table:table-cell table:formula="of:=ASIN(([.H6]-[.G6])/[.$B$2])" office:value-type="float" office:value="-0.455681067898421" calcext:value-type="float">
            <text:p>-0,455681067898421</text:p>
          </table:table-cell>
          <table:table-cell table:formula="of:=[.I6]*180/PI()" office:value-type="float" office:value="-26.1086019945938" calcext:value-type="float">
            <text:p>-26,1086019945938</text:p>
          </table:table-cell>
          <table:table-cell table:formula="of:=[.$B$5]*SIN([.$B$4]*[.D6]-[.$B$8]*([.$B$3]/2)*COS([.$B$9]))" office:value-type="float" office:value="-0.447548062364428" calcext:value-type="float">
            <text:p>-0,447548062364428</text:p>
          </table:table-cell>
          <table:table-cell table:formula="of:=[.$B$5]*SIN([.$B$4]*[.D6]-[.$B$8]*([.$B$3]/-2)*COS([.$B$9]))" office:value-type="float" office:value="0.334051225026801" calcext:value-type="float">
            <text:p>0,334051225026801</text:p>
          </table:table-cell>
          <table:table-cell table:formula="of:=ASIN(([.L6]-[.K6])/[.$B$3])" office:value-type="float" office:value="0.196665114050935" calcext:value-type="float">
            <text:p>0,196665114050935</text:p>
          </table:table-cell>
          <table:table-cell table:formula="of:=[.M6]*180/PI()" office:value-type="float" office:value="11.2680810125775" calcext:value-type="float">
            <text:p>11,2680810125775</text:p>
          </table:table-cell>
        </table:table-row>
        <table:table-row table:style-name="ro1">
          <table:table-cell table:style-name="ce1" office:value-type="string" calcext:value-type="string">
            <text:p>lambda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 [.$B$5]*SIN([.$B$4]*[.D7])" office:value-type="float" office:value="0.124344943582427" calcext:value-type="float">
            <text:p>0,124344943582427</text:p>
          </table:table-cell>
          <table:table-cell table:style-name="ce2"/>
          <table:table-cell table:formula="of:=[.$B$5]*SIN([.$B$4]*[.D7]-[.$B$8]*([.$B$2]/-2)*SIN([.$B$9]))" office:value-type="float" office:value="0.489145551310616" calcext:value-type="float">
            <text:p>0,489145551310616</text:p>
          </table:table-cell>
          <table:table-cell table:formula="of:=[.$B$5]*SIN([.$B$4]*[.D7]-[.$B$8]*([.$B$2]/2)*SIN([.$B$9]))" office:value-type="float" office:value="-0.378723302080482" calcext:value-type="float">
            <text:p>-0,378723302080482</text:p>
          </table:table-cell>
          <table:table-cell table:formula="of:=ASIN(([.H7]-[.G7])/[.$B$2])" office:value-type="float" office:value="-0.448855210242191" calcext:value-type="float">
            <text:p>-0,448855210242191</text:p>
          </table:table-cell>
          <table:table-cell table:formula="of:=[.I7]*180/PI()" office:value-type="float" office:value="-25.7175091593348" calcext:value-type="float">
            <text:p>-25,7175091593348</text:p>
          </table:table-cell>
          <table:table-cell table:formula="of:=[.$B$5]*SIN([.$B$4]*[.D7]-[.$B$8]*([.$B$3]/2)*COS([.$B$9]))" office:value-type="float" office:value="-0.460663234031195" calcext:value-type="float">
            <text:p>-0,460663234031195</text:p>
          </table:table-cell>
          <table:table-cell table:formula="of:=[.$B$5]*SIN([.$B$4]*[.D7]-[.$B$8]*([.$B$3]/-2)*COS([.$B$9]))" office:value-type="float" office:value="0.310031802431597" calcext:value-type="float">
            <text:p>0,310031802431597</text:p>
          </table:table-cell>
          <table:table-cell table:formula="of:=ASIN(([.L7]-[.K7])/[.$B$3])" office:value-type="float" office:value="0.193886235678783" calcext:value-type="float">
            <text:p>0,193886235678783</text:p>
          </table:table-cell>
          <table:table-cell table:formula="of:=[.M7]*180/PI()" office:value-type="float" office:value="11.1088630100731" calcext:value-type="float">
            <text:p>11,1088630100731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table:formula="of:=2*PI()/[.B7]" office:value-type="float" office:value="1.5707963267949" calcext:value-type="float">
            <text:p>1,5707963267949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 [.$B$5]*SIN([.$B$4]*[.D8])" office:value-type="float" office:value="0.154508497187474" calcext:value-type="float">
            <text:p>0,154508497187474</text:p>
          </table:table-cell>
          <table:table-cell table:style-name="ce2"/>
          <table:table-cell table:formula="of:=[.$B$5]*SIN([.$B$4]*[.D8]-[.$B$8]*([.$B$2]/-2)*SIN([.$B$9]))" office:value-type="float" office:value="0.494686544084756" calcext:value-type="float">
            <text:p>0,494686544084756</text:p>
          </table:table-cell>
          <table:table-cell table:formula="of:=[.$B$5]*SIN([.$B$4]*[.D8]-[.$B$8]*([.$B$2]/2)*SIN([.$B$9]))" office:value-type="float" office:value="-0.357478103652283" calcext:value-type="float">
            <text:p>-0,357478103652283</text:p>
          </table:table-cell>
          <table:table-cell table:formula="of:=ASIN(([.H8]-[.G8])/[.$B$2])" office:value-type="float" office:value="-0.440157904228369" calcext:value-type="float">
            <text:p>-0,440157904228369</text:p>
          </table:table-cell>
          <table:table-cell table:formula="of:=[.I8]*180/PI()" office:value-type="float" office:value="-25.2191902316091" calcext:value-type="float">
            <text:p>-25,2191902316091</text:p>
          </table:table-cell>
          <table:table-cell table:formula="of:=[.$B$5]*SIN([.$B$4]*[.D8]-[.$B$8]*([.$B$3]/2)*COS([.$B$9]))" office:value-type="float" office:value="-0.471960378370253" calcext:value-type="float">
            <text:p>-0,471960378370253</text:p>
          </table:table-cell>
          <table:table-cell table:formula="of:=[.$B$5]*SIN([.$B$4]*[.D8]-[.$B$8]*([.$B$3]/-2)*COS([.$B$9]))" office:value-type="float" office:value="0.284788825952253" calcext:value-type="float">
            <text:p>0,284788825952253</text:p>
          </table:table-cell>
          <table:table-cell table:formula="of:=ASIN(([.L8]-[.K8])/[.$B$3])" office:value-type="float" office:value="0.190334435087078" calcext:value-type="float">
            <text:p>0,190334435087078</text:p>
          </table:table-cell>
          <table:table-cell table:formula="of:=[.M8]*180/PI()" office:value-type="float" office:value="10.9053598264963" calcext:value-type="float">
            <text:p>10,9053598264963</text:p>
          </table:table-cell>
        </table:table-row>
        <table:table-row table:style-name="ro1">
          <table:table-cell table:style-name="ce1" office:value-type="string" calcext:value-type="string">
            <text:p>theta</text:p>
          </table:table-cell>
          <table:table-cell table:style-name="ce1" table:formula="of:=PI()/4" office:value-type="float" office:value="0.785398163397448" calcext:value-type="float">
            <text:p>0,785398163397448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 [.$B$5]*SIN([.$B$4]*[.D9])" office:value-type="float" office:value="0.184062276342339" calcext:value-type="float">
            <text:p>0,184062276342339</text:p>
          </table:table-cell>
          <table:table-cell table:style-name="ce2"/>
          <table:table-cell table:formula="of:=[.$B$5]*SIN([.$B$4]*[.D9]-[.$B$8]*([.$B$2]/-2)*SIN([.$B$9]))" office:value-type="float" office:value="0.498275235070178" calcext:value-type="float">
            <text:p>0,498275235070178</text:p>
          </table:table-cell>
          <table:table-cell table:formula="of:=[.$B$5]*SIN([.$B$4]*[.D9]-[.$B$8]*([.$B$2]/2)*SIN([.$B$9]))" office:value-type="float" office:value="-0.334822102465179" calcext:value-type="float">
            <text:p>-0,334822102465179</text:p>
          </table:table-cell>
          <table:table-cell table:formula="of:=ASIN(([.H9]-[.G9])/[.$B$2])" office:value-type="float" office:value="-0.429645632969221" calcext:value-type="float">
            <text:p>-0,429645632969221</text:p>
          </table:table-cell>
          <table:table-cell table:formula="of:=[.I9]*180/PI()" office:value-type="float" office:value="-24.6168814553632" calcext:value-type="float">
            <text:p>-24,6168814553632</text:p>
          </table:table-cell>
          <table:table-cell table:formula="of:=[.$B$5]*SIN([.$B$4]*[.D9]-[.$B$8]*([.$B$3]/2)*COS([.$B$9]))" office:value-type="float" office:value="-0.481394910714071" calcext:value-type="float">
            <text:p>-0,481394910714071</text:p>
          </table:table-cell>
          <table:table-cell table:formula="of:=[.$B$5]*SIN([.$B$4]*[.D9]-[.$B$8]*([.$B$3]/-2)*COS([.$B$9]))" office:value-type="float" office:value="0.258421918084514" calcext:value-type="float">
            <text:p>0,258421918084514</text:p>
          </table:table-cell>
          <table:table-cell table:formula="of:=ASIN(([.L9]-[.K9])/[.$B$3])" office:value-type="float" office:value="0.186025265399426" calcext:value-type="float">
            <text:p>0,186025265399426</text:p>
          </table:table-cell>
          <table:table-cell table:formula="of:=[.M9]*180/PI()" office:value-type="float" office:value="10.6584625901881" calcext:value-type="float">
            <text:p>10,6584625901881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float" office:value="0.7" calcext:value-type="float">
            <text:p>0,7</text:p>
          </table:table-cell>
          <table:table-cell table:formula="of:= [.$B$5]*SIN([.$B$4]*[.D10])" office:value-type="float" office:value="0.212889645782536" calcext:value-type="float">
            <text:p>0,212889645782536</text:p>
          </table:table-cell>
          <table:table-cell table:style-name="ce2"/>
          <table:table-cell table:formula="of:=[.$B$5]*SIN([.$B$4]*[.D10]-[.$B$8]*([.$B$2]/-2)*SIN([.$B$9]))" office:value-type="float" office:value="0.499897461343079" calcext:value-type="float">
            <text:p>0,499897461343079</text:p>
          </table:table-cell>
          <table:table-cell table:formula="of:=[.$B$5]*SIN([.$B$4]*[.D10]-[.$B$8]*([.$B$2]/2)*SIN([.$B$9]))" office:value-type="float" office:value="-0.310844711405313" calcext:value-type="float">
            <text:p>-0,310844711405313</text:p>
          </table:table-cell>
          <table:table-cell table:formula="of:=ASIN(([.H10]-[.G10])/[.$B$2])" office:value-type="float" office:value="-0.417384729093578" calcext:value-type="float">
            <text:p>-0,417384729093578</text:p>
          </table:table-cell>
          <table:table-cell table:formula="of:=[.I10]*180/PI()" office:value-type="float" office:value="-23.9143834102732" calcext:value-type="float">
            <text:p>-23,9143834102732</text:p>
          </table:table-cell>
          <table:table-cell table:formula="of:=[.$B$5]*SIN([.$B$4]*[.D10]-[.$B$8]*([.$B$3]/2)*COS([.$B$9]))" office:value-type="float" office:value="-0.488929597273715" calcext:value-type="float">
            <text:p>-0,488929597273715</text:p>
          </table:table-cell>
          <table:table-cell table:formula="of:=[.$B$5]*SIN([.$B$4]*[.D10]-[.$B$8]*([.$B$3]/-2)*COS([.$B$9]))" office:value-type="float" office:value="0.231035136967839" calcext:value-type="float">
            <text:p>0,231035136967839</text:p>
          </table:table-cell>
          <table:table-cell table:formula="of:=ASIN(([.L10]-[.K10])/[.$B$3])" office:value-type="float" office:value="0.18097748842084" calcext:value-type="float">
            <text:p>0,18097748842084</text:p>
          </table:table-cell>
          <table:table-cell table:formula="of:=[.M10]*180/PI()" office:value-type="float" office:value="10.3692462733919" calcext:value-type="float">
            <text:p>10,3692462733919</text:p>
          </table:table-cell>
        </table:table-row>
        <table:table-row table:style-name="ro1">
          <table:table-cell table:style-name="ce1"/>
          <table:table-cell table:style-name="ce1" office:value-type="float" office:value="0.78539814" calcext:value-type="float">
            <text:p>0,78539814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 [.$B$5]*SIN([.$B$4]*[.D11])" office:value-type="float" office:value="0.240876837050858" calcext:value-type="float">
            <text:p>0,240876837050858</text:p>
          </table:table-cell>
          <table:table-cell table:style-name="ce2"/>
          <table:table-cell table:formula="of:=[.$B$5]*SIN([.$B$4]*[.D11]-[.$B$8]*([.$B$2]/-2)*SIN([.$B$9]))" office:value-type="float" office:value="0.499546820717484" calcext:value-type="float">
            <text:p>0,499546820717484</text:p>
          </table:table-cell>
          <table:table-cell table:formula="of:=[.$B$5]*SIN([.$B$4]*[.D11]-[.$B$8]*([.$B$2]/2)*SIN([.$B$9]))" office:value-type="float" office:value="-0.285640558280971" calcext:value-type="float">
            <text:p>-0,285640558280971</text:p>
          </table:table-cell>
          <table:table-cell table:formula="of:=ASIN(([.H11]-[.G11])/[.$B$2])" office:value-type="float" office:value="-0.403450011512906" calcext:value-type="float">
            <text:p>-0,403450011512906</text:p>
          </table:table-cell>
          <table:table-cell table:formula="of:=[.I11]*180/PI()" office:value-type="float" office:value="-23.115982904194" calcext:value-type="float">
            <text:p>-23,115982904194</text:p>
          </table:table-cell>
          <table:table-cell table:formula="of:=[.$B$5]*SIN([.$B$4]*[.D11]-[.$B$8]*([.$B$3]/2)*COS([.$B$9]))" office:value-type="float" office:value="-0.494534702083605" calcext:value-type="float">
            <text:p>-0,494534702083605</text:p>
          </table:table-cell>
          <table:table-cell table:formula="of:=[.$B$5]*SIN([.$B$4]*[.D11]-[.$B$8]*([.$B$3]/-2)*COS([.$B$9]))" office:value-type="float" office:value="0.202736565715467" calcext:value-type="float">
            <text:p>0,202736565715467</text:p>
          </table:table-cell>
          <table:table-cell table:formula="of:=ASIN(([.L11]-[.K11])/[.$B$3])" office:value-type="float" office:value="0.175212935568038" calcext:value-type="float">
            <text:p>0,175212935568038</text:p>
          </table:table-cell>
          <table:table-cell table:formula="of:=[.M11]*180/PI()" office:value-type="float" office:value="10.0389617241462" calcext:value-type="float">
            <text:p>10,0389617241462</text:p>
          </table:table-cell>
        </table:table-row>
        <table:table-row table:style-name="ro1">
          <table:table-cell table:number-columns-repeated="3"/>
          <table:table-cell office:value-type="float" office:value="0.9" calcext:value-type="float">
            <text:p>0,9</text:p>
          </table:table-cell>
          <table:table-cell table:formula="of:= [.$B$5]*SIN([.$B$4]*[.D12])" office:value-type="float" office:value="0.267913397489498" calcext:value-type="float">
            <text:p>0,267913397489498</text:p>
          </table:table-cell>
          <table:table-cell table:style-name="ce2"/>
          <table:table-cell table:formula="of:=[.$B$5]*SIN([.$B$4]*[.D12]-[.$B$8]*([.$B$2]/-2)*SIN([.$B$9]))" office:value-type="float" office:value="0.497224697011752" calcext:value-type="float">
            <text:p>0,497224697011752</text:p>
          </table:table-cell>
          <table:table-cell table:formula="of:=[.$B$5]*SIN([.$B$4]*[.D12]-[.$B$8]*([.$B$2]/2)*SIN([.$B$9]))" office:value-type="float" office:value="-0.259309112369851" calcext:value-type="float">
            <text:p>-0,259309112369851</text:p>
          </table:table-cell>
          <table:table-cell table:formula="of:=ASIN(([.H12]-[.G12])/[.$B$2])" office:value-type="float" office:value="-0.387923371997008" calcext:value-type="float">
            <text:p>-0,387923371997008</text:p>
          </table:table-cell>
          <table:table-cell table:formula="of:=[.I12]*180/PI()" office:value-type="float" office:value="-22.226371989912" calcext:value-type="float">
            <text:p>-22,226371989912</text:p>
          </table:table-cell>
          <table:table-cell table:formula="of:=[.$B$5]*SIN([.$B$4]*[.D12]-[.$B$8]*([.$B$3]/2)*COS([.$B$9]))" office:value-type="float" office:value="-0.498188104355786" calcext:value-type="float">
            <text:p>-0,498188104355786</text:p>
          </table:table-cell>
          <table:table-cell table:formula="of:=[.$B$5]*SIN([.$B$4]*[.D12]-[.$B$8]*([.$B$3]/-2)*COS([.$B$9]))" office:value-type="float" office:value="0.173637885859742" calcext:value-type="float">
            <text:p>0,173637885859742</text:p>
          </table:table-cell>
          <table:table-cell table:formula="of:=ASIN(([.L12]-[.K12])/[.$B$3])" office:value-type="float" office:value="0.168756351522131" calcext:value-type="float">
            <text:p>0,168756351522131</text:p>
          </table:table-cell>
          <table:table-cell table:formula="of:=[.M12]*180/PI()" office:value-type="float" office:value="9.66902670824426" calcext:value-type="float">
            <text:p>9,6690267082442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 [.$B$5]*SIN([.$B$4]*[.D13])" office:value-type="float" office:value="0.293892626146237" calcext:value-type="float">
            <text:p>0,293892626146237</text:p>
          </table:table-cell>
          <table:table-cell table:style-name="ce2"/>
          <table:table-cell table:formula="of:=[.$B$5]*SIN([.$B$4]*[.D13]-[.$B$8]*([.$B$2]/-2)*SIN([.$B$9]))" office:value-type="float" office:value="0.492940254587271" calcext:value-type="float">
            <text:p>0,492940254587271</text:p>
          </table:table-cell>
          <table:table-cell table:formula="of:=[.$B$5]*SIN([.$B$4]*[.D13]-[.$B$8]*([.$B$2]/2)*SIN([.$B$9]))" office:value-type="float" office:value="-0.231954291859273" calcext:value-type="float">
            <text:p>-0,231954291859273</text:p>
          </table:table-cell>
          <table:table-cell table:formula="of:=ASIN(([.H13]-[.G13])/[.$B$2])" office:value-type="float" office:value="-0.370892374717667" calcext:value-type="float">
            <text:p>-0,370892374717667</text:p>
          </table:table-cell>
          <table:table-cell table:formula="of:=[.I13]*180/PI()" office:value-type="float" office:value="-21.250567724907" calcext:value-type="float">
            <text:p>-21,250567724907</text:p>
          </table:table-cell>
          <table:table-cell table:formula="of:=[.$B$5]*SIN([.$B$4]*[.D13]-[.$B$8]*([.$B$3]/2)*COS([.$B$9]))" office:value-type="float" office:value="-0.49987538578057" calcext:value-type="float">
            <text:p>-0,49987538578057</text:p>
          </table:table-cell>
          <table:table-cell table:formula="of:=[.$B$5]*SIN([.$B$4]*[.D13]-[.$B$8]*([.$B$3]/-2)*COS([.$B$9]))" office:value-type="float" office:value="0.143853936596132" calcext:value-type="float">
            <text:p>0,143853936596132</text:p>
          </table:table-cell>
          <table:table-cell table:formula="of:=ASIN(([.L13]-[.K13])/[.$B$3])" office:value-type="float" office:value="0.16163522395659" calcext:value-type="float">
            <text:p>0,16163522395659</text:p>
          </table:table-cell>
          <table:table-cell table:formula="of:=[.M13]*180/PI()" office:value-type="float" office:value="9.26101615336446" calcext:value-type="float">
            <text:p>9,26101615336446</text:p>
          </table:table-cell>
        </table:table-row>
        <table:table-row table:style-name="ro1">
          <table:table-cell table:number-columns-repeated="3"/>
          <table:table-cell office:value-type="float" office:value="1.1" calcext:value-type="float">
            <text:p>1,1</text:p>
          </table:table-cell>
          <table:table-cell table:formula="of:= [.$B$5]*SIN([.$B$4]*[.D14])" office:value-type="float" office:value="0.318711994874345" calcext:value-type="float">
            <text:p>0,318711994874345</text:p>
          </table:table-cell>
          <table:table-cell table:style-name="ce2"/>
          <table:table-cell table:formula="of:=[.$B$5]*SIN([.$B$4]*[.D14]-[.$B$8]*([.$B$2]/-2)*SIN([.$B$9]))" office:value-type="float" office:value="0.486710402180914" calcext:value-type="float">
            <text:p>0,486710402180914</text:p>
          </table:table-cell>
          <table:table-cell table:formula="of:=[.$B$5]*SIN([.$B$4]*[.D14]-[.$B$8]*([.$B$2]/2)*SIN([.$B$9]))" office:value-type="float" office:value="-0.203684053728562" calcext:value-type="float">
            <text:p>-0,203684053728562</text:p>
          </table:table-cell>
          <table:table-cell table:formula="of:=ASIN(([.H14]-[.G14])/[.$B$2])" office:value-type="float" office:value="-0.35244892254562" calcext:value-type="float">
            <text:p>-0,35244892254562</text:p>
          </table:table-cell>
          <table:table-cell table:formula="of:=[.I14]*180/PI()" office:value-type="float" office:value="-20.1938357557973" calcext:value-type="float">
            <text:p>-20,1938357557973</text:p>
          </table:table-cell>
          <table:table-cell table:formula="of:=[.$B$5]*SIN([.$B$4]*[.D14]-[.$B$8]*([.$B$3]/2)*COS([.$B$9]))" office:value-type="float" office:value="-0.499589887429019" calcext:value-type="float">
            <text:p>-0,499589887429019</text:p>
          </table:table-cell>
          <table:table-cell table:formula="of:=[.$B$5]*SIN([.$B$4]*[.D14]-[.$B$8]*([.$B$3]/-2)*COS([.$B$9]))" office:value-type="float" office:value="0.113502261565391" calcext:value-type="float">
            <text:p>0,113502261565391</text:p>
          </table:table-cell>
          <table:table-cell table:formula="of:=ASIN(([.L14]-[.K14])/[.$B$3])" office:value-type="float" office:value="0.153879602774085" calcext:value-type="float">
            <text:p>0,153879602774085</text:p>
          </table:table-cell>
          <table:table-cell table:formula="of:=[.M14]*180/PI()" office:value-type="float" office:value="8.81665179210464" calcext:value-type="float">
            <text:p>8,81665179210464</text:p>
          </table:table-cell>
        </table:table-row>
        <table:table-row table:style-name="ro1">
          <table:table-cell table:number-columns-repeated="3"/>
          <table:table-cell office:value-type="float" office:value="1.2" calcext:value-type="float">
            <text:p>1,2</text:p>
          </table:table-cell>
          <table:table-cell table:formula="of:= [.$B$5]*SIN([.$B$4]*[.D15])" office:value-type="float" office:value="0.342273552964344" calcext:value-type="float">
            <text:p>0,342273552964344</text:p>
          </table:table-cell>
          <table:table-cell table:style-name="ce2"/>
          <table:table-cell table:formula="of:=[.$B$5]*SIN([.$B$4]*[.D15]-[.$B$8]*([.$B$2]/-2)*SIN([.$B$9]))" office:value-type="float" office:value="0.478559726173981" calcext:value-type="float">
            <text:p>0,478559726173981</text:p>
          </table:table-cell>
          <table:table-cell table:formula="of:=[.$B$5]*SIN([.$B$4]*[.D15]-[.$B$8]*([.$B$2]/2)*SIN([.$B$9]))" office:value-type="float" office:value="-0.174609967692177" calcext:value-type="float">
            <text:p>-0,174609967692177</text:p>
          </table:table-cell>
          <table:table-cell table:formula="of:=ASIN(([.H15]-[.G15])/[.$B$2])" office:value-type="float" office:value="-0.332688032207581" calcext:value-type="float">
            <text:p>-0,332688032207581</text:p>
          </table:table-cell>
          <table:table-cell table:formula="of:=[.I15]*180/PI()" office:value-type="float" office:value="-19.0616201400068" calcext:value-type="float">
            <text:p>-19,0616201400068</text:p>
          </table:table-cell>
          <table:table-cell table:formula="of:=[.$B$5]*SIN([.$B$4]*[.D15]-[.$B$8]*([.$B$3]/2)*COS([.$B$9]))" office:value-type="float" office:value="-0.497332736032694" calcext:value-type="float">
            <text:p>-0,497332736032694</text:p>
          </table:table-cell>
          <table:table-cell table:formula="of:=[.$B$5]*SIN([.$B$4]*[.D15]-[.$B$8]*([.$B$3]/-2)*COS([.$B$9]))" office:value-type="float" office:value="0.0827026449625009" calcext:value-type="float">
            <text:p>0,0827026449625009</text:p>
          </table:table-cell>
          <table:table-cell table:formula="of:=ASIN(([.L15]-[.K15])/[.$B$3])" office:value-type="float" office:value="0.145521912237179" calcext:value-type="float">
            <text:p>0,145521912237179</text:p>
          </table:table-cell>
          <table:table-cell table:formula="of:=[.M15]*180/PI()" office:value-type="float" office:value="8.33779139786355" calcext:value-type="float">
            <text:p>8,33779139786355</text:p>
          </table:table-cell>
        </table:table-row>
        <table:table-row table:style-name="ro1">
          <table:table-cell table:number-columns-repeated="3"/>
          <table:table-cell office:value-type="float" office:value="1.3" calcext:value-type="float">
            <text:p>1,3</text:p>
          </table:table-cell>
          <table:table-cell table:formula="of:= [.$B$5]*SIN([.$B$4]*[.D16])" office:value-type="float" office:value="0.364484313710706" calcext:value-type="float">
            <text:p>0,364484313710706</text:p>
          </table:table-cell>
          <table:table-cell table:style-name="ce2"/>
          <table:table-cell table:formula="of:=[.$B$5]*SIN([.$B$4]*[.D16]-[.$B$8]*([.$B$2]/-2)*SIN([.$B$9]))" office:value-type="float" office:value="0.468520393560981" calcext:value-type="float">
            <text:p>0,468520393560981</text:p>
          </table:table-cell>
          <table:table-cell table:formula="of:=[.$B$5]*SIN([.$B$4]*[.D16]-[.$B$8]*([.$B$2]/2)*SIN([.$B$9]))" office:value-type="float" office:value="-0.144846775885017" calcext:value-type="float">
            <text:p>-0,144846775885017</text:p>
          </table:table-cell>
          <table:table-cell table:formula="of:=ASIN(([.H16]-[.G16])/[.$B$2])" office:value-type="float" office:value="-0.311706747967456" calcext:value-type="float">
            <text:p>-0,311706747967456</text:p>
          </table:table-cell>
          <table:table-cell table:formula="of:=[.I16]*180/PI()" office:value-type="float" office:value="-17.8594811042833" calcext:value-type="float">
            <text:p>-17,8594811042833</text:p>
          </table:table-cell>
          <table:table-cell table:formula="of:=[.$B$5]*SIN([.$B$4]*[.D16]-[.$B$8]*([.$B$3]/2)*COS([.$B$9]))" office:value-type="float" office:value="-0.493112839536963" calcext:value-type="float">
            <text:p>-0,493112839536963</text:p>
          </table:table-cell>
          <table:table-cell table:formula="of:=[.$B$5]*SIN([.$B$4]*[.D16]-[.$B$8]*([.$B$3]/-2)*COS([.$B$9]))" office:value-type="float" office:value="0.051576638803189" calcext:value-type="float">
            <text:p>0,051576638803189</text:p>
          </table:table-cell>
          <table:table-cell table:formula="of:=ASIN(([.L16]-[.K16])/[.$B$3])" office:value-type="float" office:value="0.136596759211638" calcext:value-type="float">
            <text:p>0,136596759211638</text:p>
          </table:table-cell>
          <table:table-cell table:formula="of:=[.M16]*180/PI()" office:value-type="float" office:value="7.82641779799161" calcext:value-type="float">
            <text:p>7,82641779799161</text:p>
          </table:table-cell>
        </table:table-row>
        <table:table-row table:style-name="ro1">
          <table:table-cell table:number-columns-repeated="3"/>
          <table:table-cell office:value-type="float" office:value="1.4" calcext:value-type="float">
            <text:p>1,4</text:p>
          </table:table-cell>
          <table:table-cell table:formula="of:= [.$B$5]*SIN([.$B$4]*[.D17])" office:value-type="float" office:value="0.385256621387895" calcext:value-type="float">
            <text:p>0,385256621387895</text:p>
          </table:table-cell>
          <table:table-cell table:style-name="ce2"/>
          <table:table-cell table:formula="of:=[.$B$5]*SIN([.$B$4]*[.D17]-[.$B$8]*([.$B$2]/-2)*SIN([.$B$9]))" office:value-type="float" office:value="0.456632025001204" calcext:value-type="float">
            <text:p>0,456632025001204</text:p>
          </table:table-cell>
          <table:table-cell table:formula="of:=[.$B$5]*SIN([.$B$4]*[.D17]-[.$B$8]*([.$B$2]/2)*SIN([.$B$9]))" office:value-type="float" office:value="-0.114511940027636" calcext:value-type="float">
            <text:p>-0,114511940027636</text:p>
          </table:table-cell>
          <table:table-cell table:formula="of:=ASIN(([.H17]-[.G17])/[.$B$2])" office:value-type="float" office:value="-0.289603211562529" calcext:value-type="float">
            <text:p>-0,289603211562529</text:p>
          </table:table-cell>
          <table:table-cell table:formula="of:=[.I17]*180/PI()" office:value-type="float" office:value="-16.5930417559672" calcext:value-type="float">
            <text:p>-16,5930417559672</text:p>
          </table:table-cell>
          <table:table-cell table:formula="of:=[.$B$5]*SIN([.$B$4]*[.D17]-[.$B$8]*([.$B$3]/2)*COS([.$B$9]))" office:value-type="float" office:value="-0.486946851945407" calcext:value-type="float">
            <text:p>-0,486946851945407</text:p>
          </table:table-cell>
          <table:table-cell table:formula="of:=[.$B$5]*SIN([.$B$4]*[.D17]-[.$B$8]*([.$B$3]/-2)*COS([.$B$9]))" office:value-type="float" office:value="0.0202470832136454" calcext:value-type="float">
            <text:p>0,0202470832136454</text:p>
          </table:table-cell>
          <table:table-cell table:formula="of:=ASIN(([.L17]-[.K17])/[.$B$3])" office:value-type="float" office:value="0.12714074047411" calcext:value-type="float">
            <text:p>0,12714074047411</text:p>
          </table:table-cell>
          <table:table-cell table:formula="of:=[.M17]*180/PI()" office:value-type="float" office:value="7.28462783333462" calcext:value-type="float">
            <text:p>7,28462783333462</text:p>
          </table:table-cell>
        </table:table-row>
        <table:table-row table:style-name="ro1">
          <table:table-cell table:number-columns-repeated="3"/>
          <table:table-cell office:value-type="float" office:value="1.5" calcext:value-type="float">
            <text:p>1,5</text:p>
          </table:table-cell>
          <table:table-cell table:formula="of:= [.$B$5]*SIN([.$B$4]*[.D18])" office:value-type="float" office:value="0.404508497187474" calcext:value-type="float">
            <text:p>0,404508497187474</text:p>
          </table:table-cell>
          <table:table-cell table:style-name="ce2"/>
          <table:table-cell table:formula="of:=[.$B$5]*SIN([.$B$4]*[.D18]-[.$B$8]*([.$B$2]/-2)*SIN([.$B$9]))" office:value-type="float" office:value="0.442941538454075" calcext:value-type="float">
            <text:p>0,442941538454075</text:p>
          </table:table-cell>
          <table:table-cell table:formula="of:=[.$B$5]*SIN([.$B$4]*[.D18]-[.$B$8]*([.$B$2]/2)*SIN([.$B$9]))" office:value-type="float" office:value="-0.0837251778584959" calcext:value-type="float">
            <text:p>-0,0837251778584959</text:p>
          </table:table-cell>
          <table:table-cell table:formula="of:=ASIN(([.H18]-[.G18])/[.$B$2])" office:value-type="float" office:value="-0.266475895602533" calcext:value-type="float">
            <text:p>-0,266475895602533</text:p>
          </table:table-cell>
          <table:table-cell table:formula="of:=[.I18]*180/PI()" office:value-type="float" office:value="-15.2679441599939" calcext:value-type="float">
            <text:p>-15,2679441599939</text:p>
          </table:table-cell>
          <table:table-cell table:formula="of:=[.$B$5]*SIN([.$B$4]*[.D18]-[.$B$8]*([.$B$3]/2)*COS([.$B$9]))" office:value-type="float" office:value="-0.478859107594077" calcext:value-type="float">
            <text:p>-0,478859107594077</text:p>
          </table:table-cell>
          <table:table-cell table:formula="of:=[.$B$5]*SIN([.$B$4]*[.D18]-[.$B$8]*([.$B$3]/-2)*COS([.$B$9]))" office:value-type="float" office:value="-0.0111623783633296" calcext:value-type="float">
            <text:p>-0,0111623783633296</text:p>
          </table:table-cell>
          <table:table-cell table:formula="of:=ASIN(([.L18]-[.K18])/[.$B$3])" office:value-type="float" office:value="0.117192251687957" calcext:value-type="float">
            <text:p>0,117192251687957</text:p>
          </table:table-cell>
          <table:table-cell table:formula="of:=[.M18]*180/PI()" office:value-type="float" office:value="6.71462141335485" calcext:value-type="float">
            <text:p>6,71462141335485</text:p>
          </table:table-cell>
        </table:table-row>
        <table:table-row table:style-name="ro1">
          <table:table-cell table:number-columns-repeated="3"/>
          <table:table-cell office:value-type="float" office:value="1.6" calcext:value-type="float">
            <text:p>1,6</text:p>
          </table:table-cell>
          <table:table-cell table:formula="of:= [.$B$5]*SIN([.$B$4]*[.D19])" office:value-type="float" office:value="0.422163962751008" calcext:value-type="float">
            <text:p>0,422163962751008</text:p>
          </table:table-cell>
          <table:table-cell table:style-name="ce2"/>
          <table:table-cell table:formula="of:=[.$B$5]*SIN([.$B$4]*[.D19]-[.$B$8]*([.$B$2]/-2)*SIN([.$B$9]))" office:value-type="float" office:value="0.427502964015409" calcext:value-type="float">
            <text:p>0,427502964015409</text:p>
          </table:table-cell>
          <table:table-cell table:formula="of:=[.$B$5]*SIN([.$B$4]*[.D19]-[.$B$8]*([.$B$2]/2)*SIN([.$B$9]))" office:value-type="float" office:value="-0.052607990662743" calcext:value-type="float">
            <text:p>-0,052607990662743</text:p>
          </table:table-cell>
          <table:table-cell table:formula="of:=ASIN(([.H19]-[.G19])/[.$B$2])" office:value-type="float" office:value="-0.242422999041036" calcext:value-type="float">
            <text:p>-0,242422999041036</text:p>
          </table:table-cell>
          <table:table-cell table:formula="of:=[.I19]*180/PI()" office:value-type="float" office:value="-13.8898147019554" calcext:value-type="float">
            <text:p>-13,8898147019554</text:p>
          </table:table-cell>
          <table:table-cell table:formula="of:=[.$B$5]*SIN([.$B$4]*[.D19]-[.$B$8]*([.$B$3]/2)*COS([.$B$9]))" office:value-type="float" office:value="-0.46888152511499" calcext:value-type="float">
            <text:p>-0,46888152511499</text:p>
          </table:table-cell>
          <table:table-cell table:formula="of:=[.$B$5]*SIN([.$B$4]*[.D19]-[.$B$8]*([.$B$3]/-2)*COS([.$B$9]))" office:value-type="float" office:value="-0.0425277871325104" calcext:value-type="float">
            <text:p>-0,0425277871325104</text:p>
          </table:table-cell>
          <table:table-cell table:formula="of:=ASIN(([.L19]-[.K19])/[.$B$3])" office:value-type="float" office:value="0.106791300243425" calcext:value-type="float">
            <text:p>0,106791300243425</text:p>
          </table:table-cell>
          <table:table-cell table:formula="of:=[.M19]*180/PI()" office:value-type="float" office:value="6.11869079266268" calcext:value-type="float">
            <text:p>6,11869079266268</text:p>
          </table:table-cell>
        </table:table-row>
        <table:table-row table:style-name="ro1">
          <table:table-cell table:number-columns-repeated="3"/>
          <table:table-cell office:value-type="float" office:value="1.7" calcext:value-type="float">
            <text:p>1,7</text:p>
          </table:table-cell>
          <table:table-cell table:formula="of:= [.$B$5]*SIN([.$B$4]*[.D20])" office:value-type="float" office:value="0.438153340021932" calcext:value-type="float">
            <text:p>0,438153340021932</text:p>
          </table:table-cell>
          <table:table-cell table:style-name="ce2"/>
          <table:table-cell table:formula="of:=[.$B$5]*SIN([.$B$4]*[.D20]-[.$B$8]*([.$B$2]/-2)*SIN([.$B$9]))" office:value-type="float" office:value="0.410377230685299" calcext:value-type="float">
            <text:p>0,410377230685299</text:p>
          </table:table-cell>
          <table:table-cell table:formula="of:=[.$B$5]*SIN([.$B$4]*[.D20]-[.$B$8]*([.$B$2]/2)*SIN([.$B$9]))" office:value-type="float" office:value="-0.0212831837621491" calcext:value-type="float">
            <text:p>-0,0212831837621491</text:p>
          </table:table-cell>
          <table:table-cell table:formula="of:=ASIN(([.H20]-[.G20])/[.$B$2])" office:value-type="float" office:value="-0.217541996828722" calcext:value-type="float">
            <text:p>-0,217541996828722</text:p>
          </table:table-cell>
          <table:table-cell table:formula="of:=[.I20]*180/PI()" office:value-type="float" office:value="-12.4642382851341" calcext:value-type="float">
            <text:p>-12,4642382851341</text:p>
          </table:table-cell>
          <table:table-cell table:formula="of:=[.$B$5]*SIN([.$B$4]*[.D20]-[.$B$8]*([.$B$3]/2)*COS([.$B$9]))" office:value-type="float" office:value="-0.457053481467868" calcext:value-type="float">
            <text:p>-0,457053481467868</text:p>
          </table:table-cell>
          <table:table-cell table:formula="of:=[.$B$5]*SIN([.$B$4]*[.D20]-[.$B$8]*([.$B$3]/-2)*COS([.$B$9]))" office:value-type="float" office:value="-0.073725358154977" calcext:value-type="float">
            <text:p>-0,073725358154977</text:p>
          </table:table-cell>
          <table:table-cell table:formula="of:=ASIN(([.L20]-[.K20])/[.$B$3])" office:value-type="float" office:value="0.095979323712711" calcext:value-type="float">
            <text:p>0,095979323712711</text:p>
          </table:table-cell>
          <table:table-cell table:formula="of:=[.M20]*180/PI()" office:value-type="float" office:value="5.49921016925824" calcext:value-type="float">
            <text:p>5,49921016925824</text:p>
          </table:table-cell>
        </table:table-row>
        <table:table-row table:style-name="ro1">
          <table:table-cell table:number-columns-repeated="3"/>
          <table:table-cell office:value-type="float" office:value="1.8" calcext:value-type="float">
            <text:p>1,8</text:p>
          </table:table-cell>
          <table:table-cell table:formula="of:= [.$B$5]*SIN([.$B$4]*[.D21])" office:value-type="float" office:value="0.45241352623301" calcext:value-type="float">
            <text:p>0,45241352623301</text:p>
          </table:table-cell>
          <table:table-cell table:style-name="ce2"/>
          <table:table-cell table:formula="of:=[.$B$5]*SIN([.$B$4]*[.D21]-[.$B$8]*([.$B$2]/-2)*SIN([.$B$9]))" office:value-type="float" office:value="0.391631925909198" calcext:value-type="float">
            <text:p>0,391631925909198</text:p>
          </table:table-cell>
          <table:table-cell table:formula="of:=[.$B$5]*SIN([.$B$4]*[.D21]-[.$B$8]*([.$B$2]/2)*SIN([.$B$9]))" office:value-type="float" office:value="0.0101256181413922" calcext:value-type="float">
            <text:p>0,0101256181413922</text:p>
          </table:table-cell>
          <table:table-cell table:formula="of:=ASIN(([.H21]-[.G21])/[.$B$2])" office:value-type="float" office:value="-0.191929331373033" calcext:value-type="float">
            <text:p>-0,191929331373033</text:p>
          </table:table-cell>
          <table:table-cell table:formula="of:=[.I21]*180/PI()" office:value-type="float" office:value="-10.9967406524426" calcext:value-type="float">
            <text:p>-10,9967406524426</text:p>
          </table:table-cell>
          <table:table-cell table:formula="of:=[.$B$5]*SIN([.$B$4]*[.D21]-[.$B$8]*([.$B$3]/2)*COS([.$B$9]))" office:value-type="float" office:value="-0.443421656537265" calcext:value-type="float">
            <text:p>-0,443421656537265</text:p>
          </table:table-cell>
          <table:table-cell table:formula="of:=[.$B$5]*SIN([.$B$4]*[.D21]-[.$B$8]*([.$B$3]/-2)*COS([.$B$9]))" office:value-type="float" office:value="-0.104631968870718" calcext:value-type="float">
            <text:p>-0,104631968870718</text:p>
          </table:table-cell>
          <table:table-cell table:formula="of:=ASIN(([.L21]-[.K21])/[.$B$3])" office:value-type="float" office:value="0.084799015207066" calcext:value-type="float">
            <text:p>0,084799015207066</text:p>
          </table:table-cell>
          <table:table-cell table:formula="of:=[.M21]*180/PI()" office:value-type="float" office:value="4.85862567823057" calcext:value-type="float">
            <text:p>4,85862567823057</text:p>
          </table:table-cell>
        </table:table-row>
        <table:table-row table:style-name="ro1">
          <table:table-cell table:number-columns-repeated="3"/>
          <table:table-cell office:value-type="float" office:value="1.9" calcext:value-type="float">
            <text:p>1,9</text:p>
          </table:table-cell>
          <table:table-cell table:formula="of:= [.$B$5]*SIN([.$B$4]*[.D22])" office:value-type="float" office:value="0.464888242944126" calcext:value-type="float">
            <text:p>0,464888242944126</text:p>
          </table:table-cell>
          <table:table-cell table:style-name="ce2"/>
          <table:table-cell table:formula="of:=[.$B$5]*SIN([.$B$4]*[.D22]-[.$B$8]*([.$B$2]/-2)*SIN([.$B$9]))" office:value-type="float" office:value="0.371341028841141" calcext:value-type="float">
            <text:p>0,371341028841141</text:p>
          </table:table-cell>
          <table:table-cell table:formula="of:=[.$B$5]*SIN([.$B$4]*[.D22]-[.$B$8]*([.$B$2]/2)*SIN([.$B$9]))" office:value-type="float" office:value="0.0414944588560844" calcext:value-type="float">
            <text:p>0,0414944588560844</text:p>
          </table:table-cell>
          <table:table-cell table:formula="of:=ASIN(([.H22]-[.G22])/[.$B$2])" office:value-type="float" office:value="-0.165680230706441" calcext:value-type="float">
            <text:p>-0,165680230706441</text:p>
          </table:table-cell>
          <table:table-cell table:formula="of:=[.I22]*180/PI()" office:value-type="float" office:value="-9.49277796823284" calcext:value-type="float">
            <text:p>-9,49277796823284</text:p>
          </table:table-cell>
          <table:table-cell table:formula="of:=[.$B$5]*SIN([.$B$4]*[.D22]-[.$B$8]*([.$B$3]/2)*COS([.$B$9]))" office:value-type="float" office:value="-0.428039848908394" calcext:value-type="float">
            <text:p>-0,428039848908394</text:p>
          </table:table-cell>
          <table:table-cell table:formula="of:=[.$B$5]*SIN([.$B$4]*[.D22]-[.$B$8]*([.$B$3]/-2)*COS([.$B$9]))" office:value-type="float" office:value="-0.135125645007126" calcext:value-type="float">
            <text:p>-0,135125645007126</text:p>
          </table:table-cell>
          <table:table-cell table:formula="of:=ASIN(([.L22]-[.K22])/[.$B$3])" office:value-type="float" office:value="0.0732941564601645" calcext:value-type="float">
            <text:p>0,0732941564601645</text:p>
          </table:table-cell>
          <table:table-cell table:formula="of:=[.M22]*180/PI()" office:value-type="float" office:value="4.19944582813894" calcext:value-type="float">
            <text:p>4,19944582813894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 [.$B$5]*SIN([.$B$4]*[.D23])" office:value-type="float" office:value="0.475528258147577" calcext:value-type="float">
            <text:p>0,475528258147577</text:p>
          </table:table-cell>
          <table:table-cell table:style-name="ce2"/>
          <table:table-cell table:formula="of:=[.$B$5]*SIN([.$B$4]*[.D23]-[.$B$8]*([.$B$2]/-2)*SIN([.$B$9]))" office:value-type="float" office:value="0.349584618381827" calcext:value-type="float">
            <text:p>0,349584618381827</text:p>
          </table:table-cell>
          <table:table-cell table:formula="of:=[.$B$5]*SIN([.$B$4]*[.D23]-[.$B$8]*([.$B$2]/2)*SIN([.$B$9]))" office:value-type="float" office:value="0.0726995398986866" calcext:value-type="float">
            <text:p>0,0726995398986866</text:p>
          </table:table-cell>
          <table:table-cell table:formula="of:=ASIN(([.H23]-[.G23])/[.$B$2])" office:value-type="float" office:value="-0.138888636967454" calcext:value-type="float">
            <text:p>-0,138888636967454</text:p>
          </table:table-cell>
          <table:table-cell table:formula="of:=[.I23]*180/PI()" office:value-type="float" office:value="-7.95773272055977" calcext:value-type="float">
            <text:p>-7,95773272055977</text:p>
          </table:table-cell>
          <table:table-cell table:formula="of:=[.$B$5]*SIN([.$B$4]*[.D23]-[.$B$8]*([.$B$3]/2)*COS([.$B$9]))" office:value-type="float" office:value="-0.410968763548688" calcext:value-type="float">
            <text:p>-0,410968763548688</text:p>
          </table:table-cell>
          <table:table-cell table:formula="of:=[.$B$5]*SIN([.$B$4]*[.D23]-[.$B$8]*([.$B$3]/-2)*COS([.$B$9]))" office:value-type="float" office:value="-0.165086041955726" calcext:value-type="float">
            <text:p>-0,165086041955726</text:p>
          </table:table-cell>
          <table:table-cell table:formula="of:=ASIN(([.L23]-[.K23])/[.$B$3])" office:value-type="float" office:value="0.0615094590151679" calcext:value-type="float">
            <text:p>0,0615094590151679</text:p>
          </table:table-cell>
          <table:table-cell table:formula="of:=[.M23]*180/PI()" office:value-type="float" office:value="3.52423240170203" calcext:value-type="float">
            <text:p>3,52423240170203</text:p>
          </table:table-cell>
        </table:table-row>
        <table:table-row table:style-name="ro1">
          <table:table-cell table:number-columns-repeated="3"/>
          <table:table-cell office:value-type="float" office:value="2.1" calcext:value-type="float">
            <text:p>2,1</text:p>
          </table:table-cell>
          <table:table-cell table:formula="of:= [.$B$5]*SIN([.$B$4]*[.D24])" office:value-type="float" office:value="0.484291580564316" calcext:value-type="float">
            <text:p>0,484291580564316</text:p>
          </table:table-cell>
          <table:table-cell table:style-name="ce2"/>
          <table:table-cell table:formula="of:=[.$B$5]*SIN([.$B$4]*[.D24]-[.$B$8]*([.$B$2]/-2)*SIN([.$B$9]))" office:value-type="float" office:value="0.32644855714378" calcext:value-type="float">
            <text:p>0,32644855714378</text:p>
          </table:table-cell>
          <table:table-cell table:formula="of:=[.$B$5]*SIN([.$B$4]*[.D24]-[.$B$8]*([.$B$2]/2)*SIN([.$B$9]))" office:value-type="float" office:value="0.103617709070569" calcext:value-type="float">
            <text:p>0,103617709070569</text:p>
          </table:table-cell>
          <table:table-cell table:formula="of:=ASIN(([.H24]-[.G24])/[.$B$2])" office:value-type="float" office:value="-0.111647228562019" calcext:value-type="float">
            <text:p>-0,111647228562019</text:p>
          </table:table-cell>
          <table:table-cell table:formula="of:=[.I24]*180/PI()" office:value-type="float" office:value="-6.39691499093615" calcext:value-type="float">
            <text:p>-6,39691499093615</text:p>
          </table:table-cell>
          <table:table-cell table:formula="of:=[.$B$5]*SIN([.$B$4]*[.D24]-[.$B$8]*([.$B$3]/2)*COS([.$B$9]))" office:value-type="float" office:value="-0.392275772233024" calcext:value-type="float">
            <text:p>-0,392275772233024</text:p>
          </table:table-cell>
          <table:table-cell table:formula="of:=[.$B$5]*SIN([.$B$4]*[.D24]-[.$B$8]*([.$B$3]/-2)*COS([.$B$9]))" office:value-type="float" office:value="-0.194394919717365" calcext:value-type="float">
            <text:p>-0,194394919717365</text:p>
          </table:table-cell>
          <table:table-cell table:formula="of:=ASIN(([.L24]-[.K24])/[.$B$3])" office:value-type="float" office:value="0.0494904134750026" calcext:value-type="float">
            <text:p>0,0494904134750026</text:p>
          </table:table-cell>
          <table:table-cell table:formula="of:=[.M24]*180/PI()" office:value-type="float" office:value="2.83559181847503" calcext:value-type="float">
            <text:p>2,83559181847503</text:p>
          </table:table-cell>
        </table:table-row>
        <table:table-row table:style-name="ro1">
          <table:table-cell table:number-columns-repeated="3"/>
          <table:table-cell office:value-type="float" office:value="2.2" calcext:value-type="float">
            <text:p>2,2</text:p>
          </table:table-cell>
          <table:table-cell table:formula="of:= [.$B$5]*SIN([.$B$4]*[.D25])" office:value-type="float" office:value="0.491143625364344" calcext:value-type="float">
            <text:p>0,491143625364344</text:p>
          </table:table-cell>
          <table:table-cell table:style-name="ce2"/>
          <table:table-cell table:formula="of:=[.$B$5]*SIN([.$B$4]*[.D25]-[.$B$8]*([.$B$2]/-2)*SIN([.$B$9]))" office:value-type="float" office:value="0.302024152590846" calcext:value-type="float">
            <text:p>0,302024152590846</text:p>
          </table:table-cell>
          <table:table-cell table:formula="of:=[.$B$5]*SIN([.$B$4]*[.D25]-[.$B$8]*([.$B$2]/2)*SIN([.$B$9]))" office:value-type="float" office:value="0.134126946483179" calcext:value-type="float">
            <text:p>0,134126946483179</text:p>
          </table:table-cell>
          <table:table-cell table:formula="of:=ASIN(([.H25]-[.G25])/[.$B$2])" office:value-type="float" office:value="-0.0840475198549339" calcext:value-type="float">
            <text:p>-0,0840475198549339</text:p>
          </table:table-cell>
          <table:table-cell table:formula="of:=[.I25]*180/PI()" office:value-type="float" office:value="-4.8155681662297" calcext:value-type="float">
            <text:p>-4,8155681662297</text:p>
          </table:table-cell>
          <table:table-cell table:formula="of:=[.$B$5]*SIN([.$B$4]*[.D25]-[.$B$8]*([.$B$3]/2)*COS([.$B$9]))" office:value-type="float" office:value="-0.372034647658109" calcext:value-type="float">
            <text:p>-0,372034647658109</text:p>
          </table:table-cell>
          <table:table-cell table:formula="of:=[.$B$5]*SIN([.$B$4]*[.D25]-[.$B$8]*([.$B$3]/-2)*COS([.$B$9]))" office:value-type="float" office:value="-0.222936609541471" calcext:value-type="float">
            <text:p>-0,222936609541471</text:p>
          </table:table-cell>
          <table:table-cell table:formula="of:=ASIN(([.L25]-[.K25])/[.$B$3])" office:value-type="float" office:value="0.0372831463961993" calcext:value-type="float">
            <text:p>0,0372831463961993</text:p>
          </table:table-cell>
          <table:table-cell table:formula="of:=[.M25]*180/PI()" office:value-type="float" office:value="2.13616693547061" calcext:value-type="float">
            <text:p>2,13616693547061</text:p>
          </table:table-cell>
        </table:table-row>
        <table:table-row table:style-name="ro1">
          <table:table-cell table:number-columns-repeated="3"/>
          <table:table-cell office:value-type="float" office:value="2.3" calcext:value-type="float">
            <text:p>2,3</text:p>
          </table:table-cell>
          <table:table-cell table:formula="of:= [.$B$5]*SIN([.$B$4]*[.D26])" office:value-type="float" office:value="0.496057350657239" calcext:value-type="float">
            <text:p>0,496057350657239</text:p>
          </table:table-cell>
          <table:table-cell table:style-name="ce2"/>
          <table:table-cell table:formula="of:=[.$B$5]*SIN([.$B$4]*[.D26]-[.$B$8]*([.$B$2]/-2)*SIN([.$B$9]))" office:value-type="float" office:value="0.276407796689346" calcext:value-type="float">
            <text:p>0,276407796689346</text:p>
          </table:table-cell>
          <table:table-cell table:formula="of:=[.$B$5]*SIN([.$B$4]*[.D26]-[.$B$8]*([.$B$2]/2)*SIN([.$B$9]))" office:value-type="float" office:value="0.164106846114792" calcext:value-type="float">
            <text:p>0,164106846114792</text:p>
          </table:table-cell>
          <table:table-cell table:formula="of:=ASIN(([.H26]-[.G26])/[.$B$2])" office:value-type="float" office:value="-0.0561800231419774" calcext:value-type="float">
            <text:p>-0,0561800231419774</text:p>
          </table:table-cell>
          <table:table-cell table:formula="of:=[.I26]*180/PI()" office:value-type="float" office:value="-3.2188782189826" calcext:value-type="float">
            <text:p>-3,2188782189826</text:p>
          </table:table-cell>
          <table:table-cell table:formula="of:=[.$B$5]*SIN([.$B$4]*[.D26]-[.$B$8]*([.$B$3]/2)*COS([.$B$9]))" office:value-type="float" office:value="-0.350325272295351" calcext:value-type="float">
            <text:p>-0,350325272295351</text:p>
          </table:table-cell>
          <table:table-cell table:formula="of:=[.$B$5]*SIN([.$B$4]*[.D26]-[.$B$8]*([.$B$3]/-2)*COS([.$B$9]))" office:value-type="float" office:value="-0.250598470417765" calcext:value-type="float">
            <text:p>-0,250598470417765</text:p>
          </table:table-cell>
          <table:table-cell table:formula="of:=ASIN(([.L26]-[.K26])/[.$B$3])" office:value-type="float" office:value="0.0249342840734561" calcext:value-type="float">
            <text:p>0,0249342840734561</text:p>
          </table:table-cell>
          <table:table-cell table:formula="of:=[.M26]*180/PI()" office:value-type="float" office:value="1.4286292425893" calcext:value-type="float">
            <text:p>1,4286292425893</text:p>
          </table:table-cell>
        </table:table-row>
        <table:table-row table:style-name="ro1">
          <table:table-cell table:number-columns-repeated="3"/>
          <table:table-cell office:value-type="float" office:value="2.4" calcext:value-type="float">
            <text:p>2,4</text:p>
          </table:table-cell>
          <table:table-cell table:formula="of:= [.$B$5]*SIN([.$B$4]*[.D27])" office:value-type="float" office:value="0.499013364214136" calcext:value-type="float">
            <text:p>0,499013364214136</text:p>
          </table:table-cell>
          <table:table-cell table:style-name="ce2"/>
          <table:table-cell table:formula="of:=[.$B$5]*SIN([.$B$4]*[.D27]-[.$B$8]*([.$B$2]/-2)*SIN([.$B$9]))" office:value-type="float" office:value="0.249700585493023" calcext:value-type="float">
            <text:p>0,249700585493023</text:p>
          </table:table-cell>
          <table:table-cell table:formula="of:=[.$B$5]*SIN([.$B$4]*[.D27]-[.$B$8]*([.$B$2]/2)*SIN([.$B$9]))" office:value-type="float" office:value="0.193439090998077" calcext:value-type="float">
            <text:p>0,193439090998077</text:p>
          </table:table-cell>
          <table:table-cell table:formula="of:=ASIN(([.H27]-[.G27])/[.$B$2])" office:value-type="float" office:value="-0.028134458728581" calcext:value-type="float">
            <text:p>-0,028134458728581</text:p>
          </table:table-cell>
          <table:table-cell table:formula="of:=[.I27]*180/PI()" office:value-type="float" office:value="-1.61198574403269" calcext:value-type="float">
            <text:p>-1,61198574403269</text:p>
          </table:table-cell>
          <table:table-cell table:formula="of:=[.$B$5]*SIN([.$B$4]*[.D27]-[.$B$8]*([.$B$3]/2)*COS([.$B$9]))" office:value-type="float" office:value="-0.327233323131236" calcext:value-type="float">
            <text:p>-0,327233323131236</text:p>
          </table:table-cell>
          <table:table-cell table:formula="of:=[.$B$5]*SIN([.$B$4]*[.D27]-[.$B$8]*([.$B$3]/-2)*COS([.$B$9]))" office:value-type="float" office:value="-0.277271333618871" calcext:value-type="float">
            <text:p>-0,277271333618871</text:p>
          </table:table-cell>
          <table:table-cell table:formula="of:=ASIN(([.L27]-[.K27])/[.$B$3])" office:value-type="float" office:value="0.0124908221798998" calcext:value-type="float">
            <text:p>0,0124908221798998</text:p>
          </table:table-cell>
          <table:table-cell table:formula="of:=[.M27]*180/PI()" office:value-type="float" office:value="0.715671393556658" calcext:value-type="float">
            <text:p>0,715671393556658</text:p>
          </table:table-cell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table:formula="of:= [.$B$5]*SIN([.$B$4]*[.D28])" office:value-type="float" office:value="0.5" calcext:value-type="float">
            <text:p>0,5</text:p>
          </table:table-cell>
          <table:table-cell table:style-name="ce2"/>
          <table:table-cell table:formula="of:=[.$B$5]*SIN([.$B$4]*[.D28]-[.$B$8]*([.$B$2]/-2)*SIN([.$B$9]))" office:value-type="float" office:value="0.222007920163107" calcext:value-type="float">
            <text:p>0,222007920163107</text:p>
          </table:table-cell>
          <table:table-cell table:formula="of:=[.$B$5]*SIN([.$B$4]*[.D28]-[.$B$8]*([.$B$2]/2)*SIN([.$B$9]))" office:value-type="float" office:value="0.222007920163107" calcext:value-type="float">
            <text:p>0,222007920163107</text:p>
          </table:table-cell>
          <table:table-cell table:formula="of:=ASIN(([.H28]-[.G28])/[.$B$2])" office:value-type="float" office:value="0" calcext:value-type="float">
            <text:p>0</text:p>
          </table:table-cell>
          <table:table-cell table:formula="of:=[.I28]*180/PI()" office:value-type="float" office:value="0" calcext:value-type="float">
            <text:p>0</text:p>
          </table:table-cell>
          <table:table-cell table:formula="of:=[.$B$5]*SIN([.$B$4]*[.D28]-[.$B$8]*([.$B$3]/2)*COS([.$B$9]))" office:value-type="float" office:value="-0.302849933539407" calcext:value-type="float">
            <text:p>-0,302849933539407</text:p>
          </table:table-cell>
          <table:table-cell table:formula="of:=[.$B$5]*SIN([.$B$4]*[.D28]-[.$B$8]*([.$B$3]/-2)*COS([.$B$9]))" office:value-type="float" office:value="-0.302849933539407" calcext:value-type="float">
            <text:p>-0,302849933539407</text:p>
          </table:table-cell>
          <table:table-cell table:formula="of:=ASIN(([.L28]-[.K28])/[.$B$3])" office:value-type="float" office:value="0" calcext:value-type="float">
            <text:p>0</text:p>
          </table:table-cell>
          <table:table-cell table:formula="of:=[.M28]*180/PI(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.6" calcext:value-type="float">
            <text:p>2,6</text:p>
          </table:table-cell>
          <table:table-cell table:formula="of:= [.$B$5]*SIN([.$B$4]*[.D29])" office:value-type="float" office:value="0.499013364214136" calcext:value-type="float">
            <text:p>0,499013364214136</text:p>
          </table:table-cell>
          <table:table-cell/>
          <table:table-cell table:formula="of:=[.$B$5]*SIN([.$B$4]*[.D29]-[.$B$8]*([.$B$2]/-2)*SIN([.$B$9]))" office:value-type="float" office:value="0.193439090998077" calcext:value-type="float">
            <text:p>0,193439090998077</text:p>
          </table:table-cell>
          <table:table-cell table:formula="of:=[.$B$5]*SIN([.$B$4]*[.D29]-[.$B$8]*([.$B$2]/2)*SIN([.$B$9]))" office:value-type="float" office:value="0.249700585493024" calcext:value-type="float">
            <text:p>0,249700585493024</text:p>
          </table:table-cell>
          <table:table-cell table:formula="of:=ASIN(([.H29]-[.G29])/[.$B$2])" office:value-type="float" office:value="0.0281344587285813" calcext:value-type="float">
            <text:p>0,0281344587285813</text:p>
          </table:table-cell>
          <table:table-cell table:formula="of:=[.I29]*180/PI()" office:value-type="float" office:value="1.61198574403271" calcext:value-type="float">
            <text:p>1,61198574403271</text:p>
          </table:table-cell>
          <table:table-cell table:formula="of:=[.$B$5]*SIN([.$B$4]*[.D29]-[.$B$8]*([.$B$3]/2)*COS([.$B$9]))" office:value-type="float" office:value="-0.277271333618871" calcext:value-type="float">
            <text:p>-0,277271333618871</text:p>
          </table:table-cell>
          <table:table-cell table:formula="of:=[.$B$5]*SIN([.$B$4]*[.D29]-[.$B$8]*([.$B$3]/-2)*COS([.$B$9]))" office:value-type="float" office:value="-0.327233323131236" calcext:value-type="float">
            <text:p>-0,327233323131236</text:p>
          </table:table-cell>
          <table:table-cell table:formula="of:=ASIN(([.L29]-[.K29])/[.$B$3])" office:value-type="float" office:value="-0.0124908221798999" calcext:value-type="float">
            <text:p>-0,0124908221798999</text:p>
          </table:table-cell>
          <table:table-cell table:formula="of:=[.M29]*180/PI()" office:value-type="float" office:value="-0.715671393556665" calcext:value-type="float">
            <text:p>-0,715671393556665</text:p>
          </table:table-cell>
        </table:table-row>
        <table:table-row table:style-name="ro1">
          <table:table-cell table:number-columns-repeated="3"/>
          <table:table-cell office:value-type="float" office:value="2.7" calcext:value-type="float">
            <text:p>2,7</text:p>
          </table:table-cell>
          <table:table-cell table:formula="of:= [.$B$5]*SIN([.$B$4]*[.D30])" office:value-type="float" office:value="0.496057350657239" calcext:value-type="float">
            <text:p>0,496057350657239</text:p>
          </table:table-cell>
          <table:table-cell/>
          <table:table-cell table:formula="of:=[.$B$5]*SIN([.$B$4]*[.D30]-[.$B$8]*([.$B$2]/-2)*SIN([.$B$9]))" office:value-type="float" office:value="0.164106846114792" calcext:value-type="float">
            <text:p>0,164106846114792</text:p>
          </table:table-cell>
          <table:table-cell table:formula="of:=[.$B$5]*SIN([.$B$4]*[.D30]-[.$B$8]*([.$B$2]/2)*SIN([.$B$9]))" office:value-type="float" office:value="0.276407796689346" calcext:value-type="float">
            <text:p>0,276407796689346</text:p>
          </table:table-cell>
          <table:table-cell table:formula="of:=ASIN(([.H30]-[.G30])/[.$B$2])" office:value-type="float" office:value="0.0561800231419776" calcext:value-type="float">
            <text:p>0,0561800231419776</text:p>
          </table:table-cell>
          <table:table-cell table:formula="of:=[.I30]*180/PI()" office:value-type="float" office:value="3.21887821898261" calcext:value-type="float">
            <text:p>3,21887821898261</text:p>
          </table:table-cell>
          <table:table-cell table:formula="of:=[.$B$5]*SIN([.$B$4]*[.D30]-[.$B$8]*([.$B$3]/2)*COS([.$B$9]))" office:value-type="float" office:value="-0.250598470417765" calcext:value-type="float">
            <text:p>-0,250598470417765</text:p>
          </table:table-cell>
          <table:table-cell table:formula="of:=[.$B$5]*SIN([.$B$4]*[.D30]-[.$B$8]*([.$B$3]/-2)*COS([.$B$9]))" office:value-type="float" office:value="-0.350325272295351" calcext:value-type="float">
            <text:p>-0,350325272295351</text:p>
          </table:table-cell>
          <table:table-cell table:formula="of:=ASIN(([.L30]-[.K30])/[.$B$3])" office:value-type="float" office:value="-0.0249342840734561" calcext:value-type="float">
            <text:p>-0,0249342840734561</text:p>
          </table:table-cell>
          <table:table-cell table:formula="of:=[.M30]*180/PI()" office:value-type="float" office:value="-1.4286292425893" calcext:value-type="float">
            <text:p>-1,4286292425893</text:p>
          </table:table-cell>
        </table:table-row>
        <table:table-row table:style-name="ro1">
          <table:table-cell table:number-columns-repeated="3"/>
          <table:table-cell office:value-type="float" office:value="2.8" calcext:value-type="float">
            <text:p>2,8</text:p>
          </table:table-cell>
          <table:table-cell table:formula="of:= [.$B$5]*SIN([.$B$4]*[.D31])" office:value-type="float" office:value="0.491143625364344" calcext:value-type="float">
            <text:p>0,491143625364344</text:p>
          </table:table-cell>
          <table:table-cell/>
          <table:table-cell table:formula="of:=[.$B$5]*SIN([.$B$4]*[.D31]-[.$B$8]*([.$B$2]/-2)*SIN([.$B$9]))" office:value-type="float" office:value="0.134126946483179" calcext:value-type="float">
            <text:p>0,134126946483179</text:p>
          </table:table-cell>
          <table:table-cell table:formula="of:=[.$B$5]*SIN([.$B$4]*[.D31]-[.$B$8]*([.$B$2]/2)*SIN([.$B$9]))" office:value-type="float" office:value="0.302024152590846" calcext:value-type="float">
            <text:p>0,302024152590846</text:p>
          </table:table-cell>
          <table:table-cell table:formula="of:=ASIN(([.H31]-[.G31])/[.$B$2])" office:value-type="float" office:value="0.0840475198549341" calcext:value-type="float">
            <text:p>0,0840475198549341</text:p>
          </table:table-cell>
          <table:table-cell table:formula="of:=[.I31]*180/PI()" office:value-type="float" office:value="4.81556816622971" calcext:value-type="float">
            <text:p>4,81556816622971</text:p>
          </table:table-cell>
          <table:table-cell table:formula="of:=[.$B$5]*SIN([.$B$4]*[.D31]-[.$B$8]*([.$B$3]/2)*COS([.$B$9]))" office:value-type="float" office:value="-0.222936609541471" calcext:value-type="float">
            <text:p>-0,222936609541471</text:p>
          </table:table-cell>
          <table:table-cell table:formula="of:=[.$B$5]*SIN([.$B$4]*[.D31]-[.$B$8]*([.$B$3]/-2)*COS([.$B$9]))" office:value-type="float" office:value="-0.372034647658109" calcext:value-type="float">
            <text:p>-0,372034647658109</text:p>
          </table:table-cell>
          <table:table-cell table:formula="of:=ASIN(([.L31]-[.K31])/[.$B$3])" office:value-type="float" office:value="-0.0372831463961994" calcext:value-type="float">
            <text:p>-0,0372831463961994</text:p>
          </table:table-cell>
          <table:table-cell table:formula="of:=[.M31]*180/PI()" office:value-type="float" office:value="-2.13616693547061" calcext:value-type="float">
            <text:p>-2,13616693547061</text:p>
          </table:table-cell>
        </table:table-row>
        <table:table-row table:style-name="ro1">
          <table:table-cell table:number-columns-repeated="3"/>
          <table:table-cell office:value-type="float" office:value="2.9" calcext:value-type="float">
            <text:p>2,9</text:p>
          </table:table-cell>
          <table:table-cell table:formula="of:= [.$B$5]*SIN([.$B$4]*[.D32])" office:value-type="float" office:value="0.484291580564316" calcext:value-type="float">
            <text:p>0,484291580564316</text:p>
          </table:table-cell>
          <table:table-cell/>
          <table:table-cell table:formula="of:=[.$B$5]*SIN([.$B$4]*[.D32]-[.$B$8]*([.$B$2]/-2)*SIN([.$B$9]))" office:value-type="float" office:value="0.103617709070569" calcext:value-type="float">
            <text:p>0,103617709070569</text:p>
          </table:table-cell>
          <table:table-cell table:formula="of:=[.$B$5]*SIN([.$B$4]*[.D32]-[.$B$8]*([.$B$2]/2)*SIN([.$B$9]))" office:value-type="float" office:value="0.32644855714378" calcext:value-type="float">
            <text:p>0,32644855714378</text:p>
          </table:table-cell>
          <table:table-cell table:formula="of:=ASIN(([.H32]-[.G32])/[.$B$2])" office:value-type="float" office:value="0.111647228562019" calcext:value-type="float">
            <text:p>0,111647228562019</text:p>
          </table:table-cell>
          <table:table-cell table:formula="of:=[.I32]*180/PI()" office:value-type="float" office:value="6.39691499093615" calcext:value-type="float">
            <text:p>6,39691499093615</text:p>
          </table:table-cell>
          <table:table-cell table:formula="of:=[.$B$5]*SIN([.$B$4]*[.D32]-[.$B$8]*([.$B$3]/2)*COS([.$B$9]))" office:value-type="float" office:value="-0.194394919717365" calcext:value-type="float">
            <text:p>-0,194394919717365</text:p>
          </table:table-cell>
          <table:table-cell table:formula="of:=[.$B$5]*SIN([.$B$4]*[.D32]-[.$B$8]*([.$B$3]/-2)*COS([.$B$9]))" office:value-type="float" office:value="-0.392275772233024" calcext:value-type="float">
            <text:p>-0,392275772233024</text:p>
          </table:table-cell>
          <table:table-cell table:formula="of:=ASIN(([.L32]-[.K32])/[.$B$3])" office:value-type="float" office:value="-0.0494904134750026" calcext:value-type="float">
            <text:p>-0,0494904134750026</text:p>
          </table:table-cell>
          <table:table-cell table:formula="of:=[.M32]*180/PI()" office:value-type="float" office:value="-2.83559181847503" calcext:value-type="float">
            <text:p>-2,8355918184750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 [.$B$5]*SIN([.$B$4]*[.D33])" office:value-type="float" office:value="0.475528258147577" calcext:value-type="float">
            <text:p>0,475528258147577</text:p>
          </table:table-cell>
          <table:table-cell/>
          <table:table-cell table:formula="of:=[.$B$5]*SIN([.$B$4]*[.D33]-[.$B$8]*([.$B$2]/-2)*SIN([.$B$9]))" office:value-type="float" office:value="0.0726995398986866" calcext:value-type="float">
            <text:p>0,0726995398986866</text:p>
          </table:table-cell>
          <table:table-cell table:formula="of:=[.$B$5]*SIN([.$B$4]*[.D33]-[.$B$8]*([.$B$2]/2)*SIN([.$B$9]))" office:value-type="float" office:value="0.349584618381827" calcext:value-type="float">
            <text:p>0,349584618381827</text:p>
          </table:table-cell>
          <table:table-cell table:formula="of:=ASIN(([.H33]-[.G33])/[.$B$2])" office:value-type="float" office:value="0.138888636967454" calcext:value-type="float">
            <text:p>0,138888636967454</text:p>
          </table:table-cell>
          <table:table-cell table:formula="of:=[.I33]*180/PI()" office:value-type="float" office:value="7.95773272055977" calcext:value-type="float">
            <text:p>7,95773272055977</text:p>
          </table:table-cell>
          <table:table-cell table:formula="of:=[.$B$5]*SIN([.$B$4]*[.D33]-[.$B$8]*([.$B$3]/2)*COS([.$B$9]))" office:value-type="float" office:value="-0.165086041955726" calcext:value-type="float">
            <text:p>-0,165086041955726</text:p>
          </table:table-cell>
          <table:table-cell table:formula="of:=[.$B$5]*SIN([.$B$4]*[.D33]-[.$B$8]*([.$B$3]/-2)*COS([.$B$9]))" office:value-type="float" office:value="-0.410968763548688" calcext:value-type="float">
            <text:p>-0,410968763548688</text:p>
          </table:table-cell>
          <table:table-cell table:formula="of:=ASIN(([.L33]-[.K33])/[.$B$3])" office:value-type="float" office:value="-0.0615094590151679" calcext:value-type="float">
            <text:p>-0,0615094590151679</text:p>
          </table:table-cell>
          <table:table-cell table:formula="of:=[.M33]*180/PI()" office:value-type="float" office:value="-3.52423240170203" calcext:value-type="float">
            <text:p>-3,52423240170203</text:p>
          </table:table-cell>
        </table:table-row>
        <table:table-row table:style-name="ro1">
          <table:table-cell table:number-columns-repeated="3"/>
          <table:table-cell office:value-type="float" office:value="3.1" calcext:value-type="float">
            <text:p>3,1</text:p>
          </table:table-cell>
          <table:table-cell table:formula="of:= [.$B$5]*SIN([.$B$4]*[.D34])" office:value-type="float" office:value="0.464888242944126" calcext:value-type="float">
            <text:p>0,464888242944126</text:p>
          </table:table-cell>
          <table:table-cell/>
          <table:table-cell table:formula="of:=[.$B$5]*SIN([.$B$4]*[.D34]-[.$B$8]*([.$B$2]/-2)*SIN([.$B$9]))" office:value-type="float" office:value="0.0414944588560841" calcext:value-type="float">
            <text:p>0,0414944588560841</text:p>
          </table:table-cell>
          <table:table-cell table:formula="of:=[.$B$5]*SIN([.$B$4]*[.D34]-[.$B$8]*([.$B$2]/2)*SIN([.$B$9]))" office:value-type="float" office:value="0.371341028841141" calcext:value-type="float">
            <text:p>0,371341028841141</text:p>
          </table:table-cell>
          <table:table-cell table:formula="of:=ASIN(([.H34]-[.G34])/[.$B$2])" office:value-type="float" office:value="0.165680230706441" calcext:value-type="float">
            <text:p>0,165680230706441</text:p>
          </table:table-cell>
          <table:table-cell table:formula="of:=[.I34]*180/PI()" office:value-type="float" office:value="9.49277796823285" calcext:value-type="float">
            <text:p>9,49277796823285</text:p>
          </table:table-cell>
          <table:table-cell table:formula="of:=[.$B$5]*SIN([.$B$4]*[.D34]-[.$B$8]*([.$B$3]/2)*COS([.$B$9]))" office:value-type="float" office:value="-0.135125645007126" calcext:value-type="float">
            <text:p>-0,135125645007126</text:p>
          </table:table-cell>
          <table:table-cell table:formula="of:=[.$B$5]*SIN([.$B$4]*[.D34]-[.$B$8]*([.$B$3]/-2)*COS([.$B$9]))" office:value-type="float" office:value="-0.428039848908394" calcext:value-type="float">
            <text:p>-0,428039848908394</text:p>
          </table:table-cell>
          <table:table-cell table:formula="of:=ASIN(([.L34]-[.K34])/[.$B$3])" office:value-type="float" office:value="-0.0732941564601646" calcext:value-type="float">
            <text:p>-0,0732941564601646</text:p>
          </table:table-cell>
          <table:table-cell table:formula="of:=[.M34]*180/PI()" office:value-type="float" office:value="-4.19944582813895" calcext:value-type="float">
            <text:p>-4,19944582813895</text:p>
          </table:table-cell>
        </table:table-row>
        <table:table-row table:style-name="ro1">
          <table:table-cell table:number-columns-repeated="3"/>
          <table:table-cell office:value-type="float" office:value="3.2" calcext:value-type="float">
            <text:p>3,2</text:p>
          </table:table-cell>
          <table:table-cell table:formula="of:= [.$B$5]*SIN([.$B$4]*[.D35])" office:value-type="float" office:value="0.45241352623301" calcext:value-type="float">
            <text:p>0,45241352623301</text:p>
          </table:table-cell>
          <table:table-cell/>
          <table:table-cell table:formula="of:=[.$B$5]*SIN([.$B$4]*[.D35]-[.$B$8]*([.$B$2]/-2)*SIN([.$B$9]))" office:value-type="float" office:value="0.0101256181413922" calcext:value-type="float">
            <text:p>0,0101256181413922</text:p>
          </table:table-cell>
          <table:table-cell table:formula="of:=[.$B$5]*SIN([.$B$4]*[.D35]-[.$B$8]*([.$B$2]/2)*SIN([.$B$9]))" office:value-type="float" office:value="0.391631925909198" calcext:value-type="float">
            <text:p>0,391631925909198</text:p>
          </table:table-cell>
          <table:table-cell table:formula="of:=ASIN(([.H35]-[.G35])/[.$B$2])" office:value-type="float" office:value="0.191929331373033" calcext:value-type="float">
            <text:p>0,191929331373033</text:p>
          </table:table-cell>
          <table:table-cell table:formula="of:=[.I35]*180/PI()" office:value-type="float" office:value="10.9967406524426" calcext:value-type="float">
            <text:p>10,9967406524426</text:p>
          </table:table-cell>
          <table:table-cell table:formula="of:=[.$B$5]*SIN([.$B$4]*[.D35]-[.$B$8]*([.$B$3]/2)*COS([.$B$9]))" office:value-type="float" office:value="-0.104631968870718" calcext:value-type="float">
            <text:p>-0,104631968870718</text:p>
          </table:table-cell>
          <table:table-cell table:formula="of:=[.$B$5]*SIN([.$B$4]*[.D35]-[.$B$8]*([.$B$3]/-2)*COS([.$B$9]))" office:value-type="float" office:value="-0.443421656537265" calcext:value-type="float">
            <text:p>-0,443421656537265</text:p>
          </table:table-cell>
          <table:table-cell table:formula="of:=ASIN(([.L35]-[.K35])/[.$B$3])" office:value-type="float" office:value="-0.084799015207066" calcext:value-type="float">
            <text:p>-0,084799015207066</text:p>
          </table:table-cell>
          <table:table-cell table:formula="of:=[.M35]*180/PI()" office:value-type="float" office:value="-4.85862567823057" calcext:value-type="float">
            <text:p>-4,85862567823057</text:p>
          </table:table-cell>
        </table:table-row>
        <table:table-row table:style-name="ro1">
          <table:table-cell table:number-columns-repeated="3"/>
          <table:table-cell office:value-type="float" office:value="3.3" calcext:value-type="float">
            <text:p>3,3</text:p>
          </table:table-cell>
          <table:table-cell table:formula="of:= [.$B$5]*SIN([.$B$4]*[.D36])" office:value-type="float" office:value="0.438153340021932" calcext:value-type="float">
            <text:p>0,438153340021932</text:p>
          </table:table-cell>
          <table:table-cell/>
          <table:table-cell table:formula="of:=[.$B$5]*SIN([.$B$4]*[.D36]-[.$B$8]*([.$B$2]/-2)*SIN([.$B$9]))" office:value-type="float" office:value="-0.0212831837621492" calcext:value-type="float">
            <text:p>-0,0212831837621492</text:p>
          </table:table-cell>
          <table:table-cell table:formula="of:=[.$B$5]*SIN([.$B$4]*[.D36]-[.$B$8]*([.$B$2]/2)*SIN([.$B$9]))" office:value-type="float" office:value="0.410377230685299" calcext:value-type="float">
            <text:p>0,410377230685299</text:p>
          </table:table-cell>
          <table:table-cell table:formula="of:=ASIN(([.H36]-[.G36])/[.$B$2])" office:value-type="float" office:value="0.217541996828722" calcext:value-type="float">
            <text:p>0,217541996828722</text:p>
          </table:table-cell>
          <table:table-cell table:formula="of:=[.I36]*180/PI()" office:value-type="float" office:value="12.4642382851341" calcext:value-type="float">
            <text:p>12,4642382851341</text:p>
          </table:table-cell>
          <table:table-cell table:formula="of:=[.$B$5]*SIN([.$B$4]*[.D36]-[.$B$8]*([.$B$3]/2)*COS([.$B$9]))" office:value-type="float" office:value="-0.0737253581549768" calcext:value-type="float">
            <text:p>-0,0737253581549768</text:p>
          </table:table-cell>
          <table:table-cell table:formula="of:=[.$B$5]*SIN([.$B$4]*[.D36]-[.$B$8]*([.$B$3]/-2)*COS([.$B$9]))" office:value-type="float" office:value="-0.457053481467868" calcext:value-type="float">
            <text:p>-0,457053481467868</text:p>
          </table:table-cell>
          <table:table-cell table:formula="of:=ASIN(([.L36]-[.K36])/[.$B$3])" office:value-type="float" office:value="-0.0959793237127111" calcext:value-type="float">
            <text:p>-0,0959793237127111</text:p>
          </table:table-cell>
          <table:table-cell table:formula="of:=[.M36]*180/PI()" office:value-type="float" office:value="-5.49921016925825" calcext:value-type="float">
            <text:p>-5,49921016925825</text:p>
          </table:table-cell>
        </table:table-row>
        <table:table-row table:style-name="ro1">
          <table:table-cell table:number-columns-repeated="3"/>
          <table:table-cell office:value-type="float" office:value="3.4" calcext:value-type="float">
            <text:p>3,4</text:p>
          </table:table-cell>
          <table:table-cell table:formula="of:= [.$B$5]*SIN([.$B$4]*[.D37])" office:value-type="float" office:value="0.422163962751008" calcext:value-type="float">
            <text:p>0,422163962751008</text:p>
          </table:table-cell>
          <table:table-cell/>
          <table:table-cell table:formula="of:=[.$B$5]*SIN([.$B$4]*[.D37]-[.$B$8]*([.$B$2]/-2)*SIN([.$B$9]))" office:value-type="float" office:value="-0.0526079906627432" calcext:value-type="float">
            <text:p>-0,0526079906627432</text:p>
          </table:table-cell>
          <table:table-cell table:formula="of:=[.$B$5]*SIN([.$B$4]*[.D37]-[.$B$8]*([.$B$2]/2)*SIN([.$B$9]))" office:value-type="float" office:value="0.427502964015409" calcext:value-type="float">
            <text:p>0,427502964015409</text:p>
          </table:table-cell>
          <table:table-cell table:formula="of:=ASIN(([.H37]-[.G37])/[.$B$2])" office:value-type="float" office:value="0.242422999041036" calcext:value-type="float">
            <text:p>0,242422999041036</text:p>
          </table:table-cell>
          <table:table-cell table:formula="of:=[.I37]*180/PI()" office:value-type="float" office:value="13.8898147019554" calcext:value-type="float">
            <text:p>13,8898147019554</text:p>
          </table:table-cell>
          <table:table-cell table:formula="of:=[.$B$5]*SIN([.$B$4]*[.D37]-[.$B$8]*([.$B$3]/2)*COS([.$B$9]))" office:value-type="float" office:value="-0.0425277871325102" calcext:value-type="float">
            <text:p>-0,0425277871325102</text:p>
          </table:table-cell>
          <table:table-cell table:formula="of:=[.$B$5]*SIN([.$B$4]*[.D37]-[.$B$8]*([.$B$3]/-2)*COS([.$B$9]))" office:value-type="float" office:value="-0.46888152511499" calcext:value-type="float">
            <text:p>-0,46888152511499</text:p>
          </table:table-cell>
          <table:table-cell table:formula="of:=ASIN(([.L37]-[.K37])/[.$B$3])" office:value-type="float" office:value="-0.106791300243426" calcext:value-type="float">
            <text:p>-0,106791300243426</text:p>
          </table:table-cell>
          <table:table-cell table:formula="of:=[.M37]*180/PI()" office:value-type="float" office:value="-6.11869079266268" calcext:value-type="float">
            <text:p>-6,11869079266268</text:p>
          </table:table-cell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table:formula="of:= [.$B$5]*SIN([.$B$4]*[.D38])" office:value-type="float" office:value="0.404508497187474" calcext:value-type="float">
            <text:p>0,404508497187474</text:p>
          </table:table-cell>
          <table:table-cell/>
          <table:table-cell table:formula="of:=[.$B$5]*SIN([.$B$4]*[.D38]-[.$B$8]*([.$B$2]/-2)*SIN([.$B$9]))" office:value-type="float" office:value="-0.083725177858496" calcext:value-type="float">
            <text:p>-0,083725177858496</text:p>
          </table:table-cell>
          <table:table-cell table:formula="of:=[.$B$5]*SIN([.$B$4]*[.D38]-[.$B$8]*([.$B$2]/2)*SIN([.$B$9]))" office:value-type="float" office:value="0.442941538454076" calcext:value-type="float">
            <text:p>0,442941538454076</text:p>
          </table:table-cell>
          <table:table-cell table:formula="of:=ASIN(([.H38]-[.G38])/[.$B$2])" office:value-type="float" office:value="0.266475895602533" calcext:value-type="float">
            <text:p>0,266475895602533</text:p>
          </table:table-cell>
          <table:table-cell table:formula="of:=[.I38]*180/PI()" office:value-type="float" office:value="15.2679441599939" calcext:value-type="float">
            <text:p>15,2679441599939</text:p>
          </table:table-cell>
          <table:table-cell table:formula="of:=[.$B$5]*SIN([.$B$4]*[.D38]-[.$B$8]*([.$B$3]/2)*COS([.$B$9]))" office:value-type="float" office:value="-0.0111623783633295" calcext:value-type="float">
            <text:p>-0,0111623783633295</text:p>
          </table:table-cell>
          <table:table-cell table:formula="of:=[.$B$5]*SIN([.$B$4]*[.D38]-[.$B$8]*([.$B$3]/-2)*COS([.$B$9]))" office:value-type="float" office:value="-0.478859107594077" calcext:value-type="float">
            <text:p>-0,478859107594077</text:p>
          </table:table-cell>
          <table:table-cell table:formula="of:=ASIN(([.L38]-[.K38])/[.$B$3])" office:value-type="float" office:value="-0.117192251687957" calcext:value-type="float">
            <text:p>-0,117192251687957</text:p>
          </table:table-cell>
          <table:table-cell table:formula="of:=[.M38]*180/PI()" office:value-type="float" office:value="-6.71462141335485" calcext:value-type="float">
            <text:p>-6,71462141335485</text:p>
          </table:table-cell>
        </table:table-row>
        <table:table-row table:style-name="ro1">
          <table:table-cell table:number-columns-repeated="3"/>
          <table:table-cell office:value-type="float" office:value="3.6" calcext:value-type="float">
            <text:p>3,6</text:p>
          </table:table-cell>
          <table:table-cell table:formula="of:= [.$B$5]*SIN([.$B$4]*[.D39])" office:value-type="float" office:value="0.385256621387894" calcext:value-type="float">
            <text:p>0,385256621387894</text:p>
          </table:table-cell>
          <table:table-cell/>
          <table:table-cell table:formula="of:=[.$B$5]*SIN([.$B$4]*[.D39]-[.$B$8]*([.$B$2]/-2)*SIN([.$B$9]))" office:value-type="float" office:value="-0.114511940027637" calcext:value-type="float">
            <text:p>-0,114511940027637</text:p>
          </table:table-cell>
          <table:table-cell table:formula="of:=[.$B$5]*SIN([.$B$4]*[.D39]-[.$B$8]*([.$B$2]/2)*SIN([.$B$9]))" office:value-type="float" office:value="0.456632025001204" calcext:value-type="float">
            <text:p>0,456632025001204</text:p>
          </table:table-cell>
          <table:table-cell table:formula="of:=ASIN(([.H39]-[.G39])/[.$B$2])" office:value-type="float" office:value="0.289603211562529" calcext:value-type="float">
            <text:p>0,289603211562529</text:p>
          </table:table-cell>
          <table:table-cell table:formula="of:=[.I39]*180/PI()" office:value-type="float" office:value="16.5930417559672" calcext:value-type="float">
            <text:p>16,5930417559672</text:p>
          </table:table-cell>
          <table:table-cell table:formula="of:=[.$B$5]*SIN([.$B$4]*[.D39]-[.$B$8]*([.$B$3]/2)*COS([.$B$9]))" office:value-type="float" office:value="0.0202470832136458" calcext:value-type="float">
            <text:p>0,0202470832136458</text:p>
          </table:table-cell>
          <table:table-cell table:formula="of:=[.$B$5]*SIN([.$B$4]*[.D39]-[.$B$8]*([.$B$3]/-2)*COS([.$B$9]))" office:value-type="float" office:value="-0.486946851945407" calcext:value-type="float">
            <text:p>-0,486946851945407</text:p>
          </table:table-cell>
          <table:table-cell table:formula="of:=ASIN(([.L39]-[.K39])/[.$B$3])" office:value-type="float" office:value="-0.12714074047411" calcext:value-type="float">
            <text:p>-0,12714074047411</text:p>
          </table:table-cell>
          <table:table-cell table:formula="of:=[.M39]*180/PI()" office:value-type="float" office:value="-7.28462783333463" calcext:value-type="float">
            <text:p>-7,28462783333463</text:p>
          </table:table-cell>
        </table:table-row>
        <table:table-row table:style-name="ro1">
          <table:table-cell table:number-columns-repeated="3"/>
          <table:table-cell office:value-type="float" office:value="3.7" calcext:value-type="float">
            <text:p>3,7</text:p>
          </table:table-cell>
          <table:table-cell table:formula="of:= [.$B$5]*SIN([.$B$4]*[.D40])" office:value-type="float" office:value="0.364484313710706" calcext:value-type="float">
            <text:p>0,364484313710706</text:p>
          </table:table-cell>
          <table:table-cell/>
          <table:table-cell table:formula="of:=[.$B$5]*SIN([.$B$4]*[.D40]-[.$B$8]*([.$B$2]/-2)*SIN([.$B$9]))" office:value-type="float" office:value="-0.144846775885017" calcext:value-type="float">
            <text:p>-0,144846775885017</text:p>
          </table:table-cell>
          <table:table-cell table:formula="of:=[.$B$5]*SIN([.$B$4]*[.D40]-[.$B$8]*([.$B$2]/2)*SIN([.$B$9]))" office:value-type="float" office:value="0.468520393560981" calcext:value-type="float">
            <text:p>0,468520393560981</text:p>
          </table:table-cell>
          <table:table-cell table:formula="of:=ASIN(([.H40]-[.G40])/[.$B$2])" office:value-type="float" office:value="0.311706747967456" calcext:value-type="float">
            <text:p>0,311706747967456</text:p>
          </table:table-cell>
          <table:table-cell table:formula="of:=[.I40]*180/PI()" office:value-type="float" office:value="17.8594811042833" calcext:value-type="float">
            <text:p>17,8594811042833</text:p>
          </table:table-cell>
          <table:table-cell table:formula="of:=[.$B$5]*SIN([.$B$4]*[.D40]-[.$B$8]*([.$B$3]/2)*COS([.$B$9]))" office:value-type="float" office:value="0.0515766388031889" calcext:value-type="float">
            <text:p>0,0515766388031889</text:p>
          </table:table-cell>
          <table:table-cell table:formula="of:=[.$B$5]*SIN([.$B$4]*[.D40]-[.$B$8]*([.$B$3]/-2)*COS([.$B$9]))" office:value-type="float" office:value="-0.493112839536963" calcext:value-type="float">
            <text:p>-0,493112839536963</text:p>
          </table:table-cell>
          <table:table-cell table:formula="of:=ASIN(([.L40]-[.K40])/[.$B$3])" office:value-type="float" office:value="-0.136596759211638" calcext:value-type="float">
            <text:p>-0,136596759211638</text:p>
          </table:table-cell>
          <table:table-cell table:formula="of:=[.M40]*180/PI()" office:value-type="float" office:value="-7.82641779799161" calcext:value-type="float">
            <text:p>-7,82641779799161</text:p>
          </table:table-cell>
        </table:table-row>
        <table:table-row table:style-name="ro1">
          <table:table-cell table:number-columns-repeated="3"/>
          <table:table-cell office:value-type="float" office:value="3.8" calcext:value-type="float">
            <text:p>3,8</text:p>
          </table:table-cell>
          <table:table-cell table:formula="of:= [.$B$5]*SIN([.$B$4]*[.D41])" office:value-type="float" office:value="0.342273552964344" calcext:value-type="float">
            <text:p>0,342273552964344</text:p>
          </table:table-cell>
          <table:table-cell/>
          <table:table-cell table:formula="of:=[.$B$5]*SIN([.$B$4]*[.D41]-[.$B$8]*([.$B$2]/-2)*SIN([.$B$9]))" office:value-type="float" office:value="-0.174609967692177" calcext:value-type="float">
            <text:p>-0,174609967692177</text:p>
          </table:table-cell>
          <table:table-cell table:formula="of:=[.$B$5]*SIN([.$B$4]*[.D41]-[.$B$8]*([.$B$2]/2)*SIN([.$B$9]))" office:value-type="float" office:value="0.478559726173981" calcext:value-type="float">
            <text:p>0,478559726173981</text:p>
          </table:table-cell>
          <table:table-cell table:formula="of:=ASIN(([.H41]-[.G41])/[.$B$2])" office:value-type="float" office:value="0.332688032207581" calcext:value-type="float">
            <text:p>0,332688032207581</text:p>
          </table:table-cell>
          <table:table-cell table:formula="of:=[.I41]*180/PI()" office:value-type="float" office:value="19.0616201400068" calcext:value-type="float">
            <text:p>19,0616201400068</text:p>
          </table:table-cell>
          <table:table-cell table:formula="of:=[.$B$5]*SIN([.$B$4]*[.D41]-[.$B$8]*([.$B$3]/2)*COS([.$B$9]))" office:value-type="float" office:value="0.0827026449625011" calcext:value-type="float">
            <text:p>0,0827026449625011</text:p>
          </table:table-cell>
          <table:table-cell table:formula="of:=[.$B$5]*SIN([.$B$4]*[.D41]-[.$B$8]*([.$B$3]/-2)*COS([.$B$9]))" office:value-type="float" office:value="-0.497332736032694" calcext:value-type="float">
            <text:p>-0,497332736032694</text:p>
          </table:table-cell>
          <table:table-cell table:formula="of:=ASIN(([.L41]-[.K41])/[.$B$3])" office:value-type="float" office:value="-0.145521912237179" calcext:value-type="float">
            <text:p>-0,145521912237179</text:p>
          </table:table-cell>
          <table:table-cell table:formula="of:=[.M41]*180/PI()" office:value-type="float" office:value="-8.33779139786355" calcext:value-type="float">
            <text:p>-8,33779139786355</text:p>
          </table:table-cell>
        </table:table-row>
        <table:table-row table:style-name="ro1">
          <table:table-cell table:number-columns-repeated="3"/>
          <table:table-cell office:value-type="float" office:value="3.9" calcext:value-type="float">
            <text:p>3,9</text:p>
          </table:table-cell>
          <table:table-cell table:formula="of:= [.$B$5]*SIN([.$B$4]*[.D42])" office:value-type="float" office:value="0.318711994874345" calcext:value-type="float">
            <text:p>0,318711994874345</text:p>
          </table:table-cell>
          <table:table-cell/>
          <table:table-cell table:formula="of:=[.$B$5]*SIN([.$B$4]*[.D42]-[.$B$8]*([.$B$2]/-2)*SIN([.$B$9]))" office:value-type="float" office:value="-0.203684053728562" calcext:value-type="float">
            <text:p>-0,203684053728562</text:p>
          </table:table-cell>
          <table:table-cell table:formula="of:=[.$B$5]*SIN([.$B$4]*[.D42]-[.$B$8]*([.$B$2]/2)*SIN([.$B$9]))" office:value-type="float" office:value="0.486710402180914" calcext:value-type="float">
            <text:p>0,486710402180914</text:p>
          </table:table-cell>
          <table:table-cell table:formula="of:=ASIN(([.H42]-[.G42])/[.$B$2])" office:value-type="float" office:value="0.35244892254562" calcext:value-type="float">
            <text:p>0,35244892254562</text:p>
          </table:table-cell>
          <table:table-cell table:formula="of:=[.I42]*180/PI()" office:value-type="float" office:value="20.1938357557973" calcext:value-type="float">
            <text:p>20,1938357557973</text:p>
          </table:table-cell>
          <table:table-cell table:formula="of:=[.$B$5]*SIN([.$B$4]*[.D42]-[.$B$8]*([.$B$3]/2)*COS([.$B$9]))" office:value-type="float" office:value="0.113502261565391" calcext:value-type="float">
            <text:p>0,113502261565391</text:p>
          </table:table-cell>
          <table:table-cell table:formula="of:=[.$B$5]*SIN([.$B$4]*[.D42]-[.$B$8]*([.$B$3]/-2)*COS([.$B$9]))" office:value-type="float" office:value="-0.499589887429019" calcext:value-type="float">
            <text:p>-0,499589887429019</text:p>
          </table:table-cell>
          <table:table-cell table:formula="of:=ASIN(([.L42]-[.K42])/[.$B$3])" office:value-type="float" office:value="-0.153879602774085" calcext:value-type="float">
            <text:p>-0,153879602774085</text:p>
          </table:table-cell>
          <table:table-cell table:formula="of:=[.M42]*180/PI()" office:value-type="float" office:value="-8.81665179210465" calcext:value-type="float">
            <text:p>-8,8166517921046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 [.$B$5]*SIN([.$B$4]*[.D43])" office:value-type="float" office:value="0.293892626146237" calcext:value-type="float">
            <text:p>0,293892626146237</text:p>
          </table:table-cell>
          <table:table-cell/>
          <table:table-cell table:formula="of:=[.$B$5]*SIN([.$B$4]*[.D43]-[.$B$8]*([.$B$2]/-2)*SIN([.$B$9]))" office:value-type="float" office:value="-0.231954291859273" calcext:value-type="float">
            <text:p>-0,231954291859273</text:p>
          </table:table-cell>
          <table:table-cell table:formula="of:=[.$B$5]*SIN([.$B$4]*[.D43]-[.$B$8]*([.$B$2]/2)*SIN([.$B$9]))" office:value-type="float" office:value="0.492940254587271" calcext:value-type="float">
            <text:p>0,492940254587271</text:p>
          </table:table-cell>
          <table:table-cell table:formula="of:=ASIN(([.H43]-[.G43])/[.$B$2])" office:value-type="float" office:value="0.370892374717667" calcext:value-type="float">
            <text:p>0,370892374717667</text:p>
          </table:table-cell>
          <table:table-cell table:formula="of:=[.I43]*180/PI()" office:value-type="float" office:value="21.250567724907" calcext:value-type="float">
            <text:p>21,250567724907</text:p>
          </table:table-cell>
          <table:table-cell table:formula="of:=[.$B$5]*SIN([.$B$4]*[.D43]-[.$B$8]*([.$B$3]/2)*COS([.$B$9]))" office:value-type="float" office:value="0.143853936596132" calcext:value-type="float">
            <text:p>0,143853936596132</text:p>
          </table:table-cell>
          <table:table-cell table:formula="of:=[.$B$5]*SIN([.$B$4]*[.D43]-[.$B$8]*([.$B$3]/-2)*COS([.$B$9]))" office:value-type="float" office:value="-0.49987538578057" calcext:value-type="float">
            <text:p>-0,49987538578057</text:p>
          </table:table-cell>
          <table:table-cell table:formula="of:=ASIN(([.L43]-[.K43])/[.$B$3])" office:value-type="float" office:value="-0.16163522395659" calcext:value-type="float">
            <text:p>-0,16163522395659</text:p>
          </table:table-cell>
          <table:table-cell table:formula="of:=[.M43]*180/PI()" office:value-type="float" office:value="-9.26101615336446" calcext:value-type="float">
            <text:p>-9,26101615336446</text:p>
          </table:table-cell>
        </table:table-row>
        <table:table-row table:style-name="ro1">
          <table:table-cell table:number-columns-repeated="3"/>
          <table:table-cell office:value-type="float" office:value="4.1" calcext:value-type="float">
            <text:p>4,1</text:p>
          </table:table-cell>
          <table:table-cell table:formula="of:= [.$B$5]*SIN([.$B$4]*[.D44])" office:value-type="float" office:value="0.267913397489498" calcext:value-type="float">
            <text:p>0,267913397489498</text:p>
          </table:table-cell>
          <table:table-cell/>
          <table:table-cell table:formula="of:=[.$B$5]*SIN([.$B$4]*[.D44]-[.$B$8]*([.$B$2]/-2)*SIN([.$B$9]))" office:value-type="float" office:value="-0.259309112369852" calcext:value-type="float">
            <text:p>-0,259309112369852</text:p>
          </table:table-cell>
          <table:table-cell table:formula="of:=[.$B$5]*SIN([.$B$4]*[.D44]-[.$B$8]*([.$B$2]/2)*SIN([.$B$9]))" office:value-type="float" office:value="0.497224697011752" calcext:value-type="float">
            <text:p>0,497224697011752</text:p>
          </table:table-cell>
          <table:table-cell table:formula="of:=ASIN(([.H44]-[.G44])/[.$B$2])" office:value-type="float" office:value="0.387923371997008" calcext:value-type="float">
            <text:p>0,387923371997008</text:p>
          </table:table-cell>
          <table:table-cell table:formula="of:=[.I44]*180/PI()" office:value-type="float" office:value="22.226371989912" calcext:value-type="float">
            <text:p>22,226371989912</text:p>
          </table:table-cell>
          <table:table-cell table:formula="of:=[.$B$5]*SIN([.$B$4]*[.D44]-[.$B$8]*([.$B$3]/2)*COS([.$B$9]))" office:value-type="float" office:value="0.173637885859742" calcext:value-type="float">
            <text:p>0,173637885859742</text:p>
          </table:table-cell>
          <table:table-cell table:formula="of:=[.$B$5]*SIN([.$B$4]*[.D44]-[.$B$8]*([.$B$3]/-2)*COS([.$B$9]))" office:value-type="float" office:value="-0.498188104355786" calcext:value-type="float">
            <text:p>-0,498188104355786</text:p>
          </table:table-cell>
          <table:table-cell table:formula="of:=ASIN(([.L44]-[.K44])/[.$B$3])" office:value-type="float" office:value="-0.168756351522132" calcext:value-type="float">
            <text:p>-0,168756351522132</text:p>
          </table:table-cell>
          <table:table-cell table:formula="of:=[.M44]*180/PI()" office:value-type="float" office:value="-9.66902670824426" calcext:value-type="float">
            <text:p>-9,66902670824426</text:p>
          </table:table-cell>
        </table:table-row>
        <table:table-row table:style-name="ro1">
          <table:table-cell table:number-columns-repeated="3"/>
          <table:table-cell office:value-type="float" office:value="4.2" calcext:value-type="float">
            <text:p>4,2</text:p>
          </table:table-cell>
          <table:table-cell table:formula="of:= [.$B$5]*SIN([.$B$4]*[.D45])" office:value-type="float" office:value="0.240876837050858" calcext:value-type="float">
            <text:p>0,240876837050858</text:p>
          </table:table-cell>
          <table:table-cell/>
          <table:table-cell table:formula="of:=[.$B$5]*SIN([.$B$4]*[.D45]-[.$B$8]*([.$B$2]/-2)*SIN([.$B$9]))" office:value-type="float" office:value="-0.285640558280971" calcext:value-type="float">
            <text:p>-0,285640558280971</text:p>
          </table:table-cell>
          <table:table-cell table:formula="of:=[.$B$5]*SIN([.$B$4]*[.D45]-[.$B$8]*([.$B$2]/2)*SIN([.$B$9]))" office:value-type="float" office:value="0.499546820717485" calcext:value-type="float">
            <text:p>0,499546820717485</text:p>
          </table:table-cell>
          <table:table-cell table:formula="of:=ASIN(([.H45]-[.G45])/[.$B$2])" office:value-type="float" office:value="0.403450011512906" calcext:value-type="float">
            <text:p>0,403450011512906</text:p>
          </table:table-cell>
          <table:table-cell table:formula="of:=[.I45]*180/PI()" office:value-type="float" office:value="23.115982904194" calcext:value-type="float">
            <text:p>23,115982904194</text:p>
          </table:table-cell>
          <table:table-cell table:formula="of:=[.$B$5]*SIN([.$B$4]*[.D45]-[.$B$8]*([.$B$3]/2)*COS([.$B$9]))" office:value-type="float" office:value="0.202736565715467" calcext:value-type="float">
            <text:p>0,202736565715467</text:p>
          </table:table-cell>
          <table:table-cell table:formula="of:=[.$B$5]*SIN([.$B$4]*[.D45]-[.$B$8]*([.$B$3]/-2)*COS([.$B$9]))" office:value-type="float" office:value="-0.494534702083605" calcext:value-type="float">
            <text:p>-0,494534702083605</text:p>
          </table:table-cell>
          <table:table-cell table:formula="of:=ASIN(([.L45]-[.K45])/[.$B$3])" office:value-type="float" office:value="-0.175212935568038" calcext:value-type="float">
            <text:p>-0,175212935568038</text:p>
          </table:table-cell>
          <table:table-cell table:formula="of:=[.M45]*180/PI()" office:value-type="float" office:value="-10.0389617241462" calcext:value-type="float">
            <text:p>-10,0389617241462</text:p>
          </table:table-cell>
        </table:table-row>
        <table:table-row table:style-name="ro1">
          <table:table-cell table:number-columns-repeated="3"/>
          <table:table-cell office:value-type="float" office:value="4.3" calcext:value-type="float">
            <text:p>4,3</text:p>
          </table:table-cell>
          <table:table-cell table:formula="of:= [.$B$5]*SIN([.$B$4]*[.D46])" office:value-type="float" office:value="0.212889645782536" calcext:value-type="float">
            <text:p>0,212889645782536</text:p>
          </table:table-cell>
          <table:table-cell/>
          <table:table-cell table:formula="of:=[.$B$5]*SIN([.$B$4]*[.D46]-[.$B$8]*([.$B$2]/-2)*SIN([.$B$9]))" office:value-type="float" office:value="-0.310844711405313" calcext:value-type="float">
            <text:p>-0,310844711405313</text:p>
          </table:table-cell>
          <table:table-cell table:formula="of:=[.$B$5]*SIN([.$B$4]*[.D46]-[.$B$8]*([.$B$2]/2)*SIN([.$B$9]))" office:value-type="float" office:value="0.499897461343079" calcext:value-type="float">
            <text:p>0,499897461343079</text:p>
          </table:table-cell>
          <table:table-cell table:formula="of:=ASIN(([.H46]-[.G46])/[.$B$2])" office:value-type="float" office:value="0.417384729093578" calcext:value-type="float">
            <text:p>0,417384729093578</text:p>
          </table:table-cell>
          <table:table-cell table:formula="of:=[.I46]*180/PI()" office:value-type="float" office:value="23.9143834102733" calcext:value-type="float">
            <text:p>23,9143834102733</text:p>
          </table:table-cell>
          <table:table-cell table:formula="of:=[.$B$5]*SIN([.$B$4]*[.D46]-[.$B$8]*([.$B$3]/2)*COS([.$B$9]))" office:value-type="float" office:value="0.231035136967839" calcext:value-type="float">
            <text:p>0,231035136967839</text:p>
          </table:table-cell>
          <table:table-cell table:formula="of:=[.$B$5]*SIN([.$B$4]*[.D46]-[.$B$8]*([.$B$3]/-2)*COS([.$B$9]))" office:value-type="float" office:value="-0.488929597273715" calcext:value-type="float">
            <text:p>-0,488929597273715</text:p>
          </table:table-cell>
          <table:table-cell table:formula="of:=ASIN(([.L46]-[.K46])/[.$B$3])" office:value-type="float" office:value="-0.18097748842084" calcext:value-type="float">
            <text:p>-0,18097748842084</text:p>
          </table:table-cell>
          <table:table-cell table:formula="of:=[.M46]*180/PI()" office:value-type="float" office:value="-10.3692462733919" calcext:value-type="float">
            <text:p>-10,3692462733919</text:p>
          </table:table-cell>
        </table:table-row>
        <table:table-row table:style-name="ro1">
          <table:table-cell table:number-columns-repeated="3"/>
          <table:table-cell office:value-type="float" office:value="4.4" calcext:value-type="float">
            <text:p>4,4</text:p>
          </table:table-cell>
          <table:table-cell table:formula="of:= [.$B$5]*SIN([.$B$4]*[.D47])" office:value-type="float" office:value="0.184062276342339" calcext:value-type="float">
            <text:p>0,184062276342339</text:p>
          </table:table-cell>
          <table:table-cell/>
          <table:table-cell table:formula="of:=[.$B$5]*SIN([.$B$4]*[.D47]-[.$B$8]*([.$B$2]/-2)*SIN([.$B$9]))" office:value-type="float" office:value="-0.334822102465179" calcext:value-type="float">
            <text:p>-0,334822102465179</text:p>
          </table:table-cell>
          <table:table-cell table:formula="of:=[.$B$5]*SIN([.$B$4]*[.D47]-[.$B$8]*([.$B$2]/2)*SIN([.$B$9]))" office:value-type="float" office:value="0.498275235070178" calcext:value-type="float">
            <text:p>0,498275235070178</text:p>
          </table:table-cell>
          <table:table-cell table:formula="of:=ASIN(([.H47]-[.G47])/[.$B$2])" office:value-type="float" office:value="0.429645632969221" calcext:value-type="float">
            <text:p>0,429645632969221</text:p>
          </table:table-cell>
          <table:table-cell table:formula="of:=[.I47]*180/PI()" office:value-type="float" office:value="24.6168814553632" calcext:value-type="float">
            <text:p>24,6168814553632</text:p>
          </table:table-cell>
          <table:table-cell table:formula="of:=[.$B$5]*SIN([.$B$4]*[.D47]-[.$B$8]*([.$B$3]/2)*COS([.$B$9]))" office:value-type="float" office:value="0.258421918084514" calcext:value-type="float">
            <text:p>0,258421918084514</text:p>
          </table:table-cell>
          <table:table-cell table:formula="of:=[.$B$5]*SIN([.$B$4]*[.D47]-[.$B$8]*([.$B$3]/-2)*COS([.$B$9]))" office:value-type="float" office:value="-0.481394910714071" calcext:value-type="float">
            <text:p>-0,481394910714071</text:p>
          </table:table-cell>
          <table:table-cell table:formula="of:=ASIN(([.L47]-[.K47])/[.$B$3])" office:value-type="float" office:value="-0.186025265399426" calcext:value-type="float">
            <text:p>-0,186025265399426</text:p>
          </table:table-cell>
          <table:table-cell table:formula="of:=[.M47]*180/PI()" office:value-type="float" office:value="-10.6584625901881" calcext:value-type="float">
            <text:p>-10,6584625901881</text:p>
          </table:table-cell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table:formula="of:= [.$B$5]*SIN([.$B$4]*[.D48])" office:value-type="float" office:value="0.154508497187474" calcext:value-type="float">
            <text:p>0,154508497187474</text:p>
          </table:table-cell>
          <table:table-cell/>
          <table:table-cell table:formula="of:=[.$B$5]*SIN([.$B$4]*[.D48]-[.$B$8]*([.$B$2]/-2)*SIN([.$B$9]))" office:value-type="float" office:value="-0.357478103652283" calcext:value-type="float">
            <text:p>-0,357478103652283</text:p>
          </table:table-cell>
          <table:table-cell table:formula="of:=[.$B$5]*SIN([.$B$4]*[.D48]-[.$B$8]*([.$B$2]/2)*SIN([.$B$9]))" office:value-type="float" office:value="0.494686544084756" calcext:value-type="float">
            <text:p>0,494686544084756</text:p>
          </table:table-cell>
          <table:table-cell table:formula="of:=ASIN(([.H48]-[.G48])/[.$B$2])" office:value-type="float" office:value="0.440157904228369" calcext:value-type="float">
            <text:p>0,440157904228369</text:p>
          </table:table-cell>
          <table:table-cell table:formula="of:=[.I48]*180/PI()" office:value-type="float" office:value="25.2191902316091" calcext:value-type="float">
            <text:p>25,2191902316091</text:p>
          </table:table-cell>
          <table:table-cell table:formula="of:=[.$B$5]*SIN([.$B$4]*[.D48]-[.$B$8]*([.$B$3]/2)*COS([.$B$9]))" office:value-type="float" office:value="0.284788825952253" calcext:value-type="float">
            <text:p>0,284788825952253</text:p>
          </table:table-cell>
          <table:table-cell table:formula="of:=[.$B$5]*SIN([.$B$4]*[.D48]-[.$B$8]*([.$B$3]/-2)*COS([.$B$9]))" office:value-type="float" office:value="-0.471960378370253" calcext:value-type="float">
            <text:p>-0,471960378370253</text:p>
          </table:table-cell>
          <table:table-cell table:formula="of:=ASIN(([.L48]-[.K48])/[.$B$3])" office:value-type="float" office:value="-0.190334435087078" calcext:value-type="float">
            <text:p>-0,190334435087078</text:p>
          </table:table-cell>
          <table:table-cell table:formula="of:=[.M48]*180/PI()" office:value-type="float" office:value="-10.9053598264963" calcext:value-type="float">
            <text:p>-10,9053598264963</text:p>
          </table:table-cell>
        </table:table-row>
        <table:table-row table:style-name="ro1">
          <table:table-cell table:number-columns-repeated="3"/>
          <table:table-cell office:value-type="float" office:value="4.6" calcext:value-type="float">
            <text:p>4,6</text:p>
          </table:table-cell>
          <table:table-cell table:formula="of:= [.$B$5]*SIN([.$B$4]*[.D49])" office:value-type="float" office:value="0.124344943582427" calcext:value-type="float">
            <text:p>0,124344943582427</text:p>
          </table:table-cell>
          <table:table-cell/>
          <table:table-cell table:formula="of:=[.$B$5]*SIN([.$B$4]*[.D49]-[.$B$8]*([.$B$2]/-2)*SIN([.$B$9]))" office:value-type="float" office:value="-0.378723302080482" calcext:value-type="float">
            <text:p>-0,378723302080482</text:p>
          </table:table-cell>
          <table:table-cell table:formula="of:=[.$B$5]*SIN([.$B$4]*[.D49]-[.$B$8]*([.$B$2]/2)*SIN([.$B$9]))" office:value-type="float" office:value="0.489145551310616" calcext:value-type="float">
            <text:p>0,489145551310616</text:p>
          </table:table-cell>
          <table:table-cell table:formula="of:=ASIN(([.H49]-[.G49])/[.$B$2])" office:value-type="float" office:value="0.448855210242191" calcext:value-type="float">
            <text:p>0,448855210242191</text:p>
          </table:table-cell>
          <table:table-cell table:formula="of:=[.I49]*180/PI()" office:value-type="float" office:value="25.7175091593348" calcext:value-type="float">
            <text:p>25,7175091593348</text:p>
          </table:table-cell>
          <table:table-cell table:formula="of:=[.$B$5]*SIN([.$B$4]*[.D49]-[.$B$8]*([.$B$3]/2)*COS([.$B$9]))" office:value-type="float" office:value="0.310031802431597" calcext:value-type="float">
            <text:p>0,310031802431597</text:p>
          </table:table-cell>
          <table:table-cell table:formula="of:=[.$B$5]*SIN([.$B$4]*[.D49]-[.$B$8]*([.$B$3]/-2)*COS([.$B$9]))" office:value-type="float" office:value="-0.460663234031195" calcext:value-type="float">
            <text:p>-0,460663234031195</text:p>
          </table:table-cell>
          <table:table-cell table:formula="of:=ASIN(([.L49]-[.K49])/[.$B$3])" office:value-type="float" office:value="-0.193886235678783" calcext:value-type="float">
            <text:p>-0,193886235678783</text:p>
          </table:table-cell>
          <table:table-cell table:formula="of:=[.M49]*180/PI()" office:value-type="float" office:value="-11.1088630100731" calcext:value-type="float">
            <text:p>-11,1088630100731</text:p>
          </table:table-cell>
        </table:table-row>
        <table:table-row table:style-name="ro1">
          <table:table-cell table:number-columns-repeated="3"/>
          <table:table-cell office:value-type="float" office:value="4.7" calcext:value-type="float">
            <text:p>4,7</text:p>
          </table:table-cell>
          <table:table-cell table:formula="of:= [.$B$5]*SIN([.$B$4]*[.D50])" office:value-type="float" office:value="0.0936906572928621" calcext:value-type="float">
            <text:p>0,0936906572928621</text:p>
          </table:table-cell>
          <table:table-cell/>
          <table:table-cell table:formula="of:=[.$B$5]*SIN([.$B$4]*[.D50]-[.$B$8]*([.$B$2]/-2)*SIN([.$B$9]))" office:value-type="float" office:value="-0.398473852657588" calcext:value-type="float">
            <text:p>-0,398473852657588</text:p>
          </table:table-cell>
          <table:table-cell table:formula="of:=[.$B$5]*SIN([.$B$4]*[.D50]-[.$B$8]*([.$B$2]/2)*SIN([.$B$9]))" office:value-type="float" office:value="0.481674124514799" calcext:value-type="float">
            <text:p>0,481674124514799</text:p>
          </table:table-cell>
          <table:table-cell table:formula="of:=ASIN(([.H50]-[.G50])/[.$B$2])" office:value-type="float" office:value="0.455681067898421" calcext:value-type="float">
            <text:p>0,455681067898421</text:p>
          </table:table-cell>
          <table:table-cell table:formula="of:=[.I50]*180/PI()" office:value-type="float" office:value="26.1086019945938" calcext:value-type="float">
            <text:p>26,1086019945938</text:p>
          </table:table-cell>
          <table:table-cell table:formula="of:=[.$B$5]*SIN([.$B$4]*[.D50]-[.$B$8]*([.$B$3]/2)*COS([.$B$9]))" office:value-type="float" office:value="0.334051225026801" calcext:value-type="float">
            <text:p>0,334051225026801</text:p>
          </table:table-cell>
          <table:table-cell table:formula="of:=[.$B$5]*SIN([.$B$4]*[.D50]-[.$B$8]*([.$B$3]/-2)*COS([.$B$9]))" office:value-type="float" office:value="-0.447548062364428" calcext:value-type="float">
            <text:p>-0,447548062364428</text:p>
          </table:table-cell>
          <table:table-cell table:formula="of:=ASIN(([.L50]-[.K50])/[.$B$3])" office:value-type="float" office:value="-0.196665114050935" calcext:value-type="float">
            <text:p>-0,196665114050935</text:p>
          </table:table-cell>
          <table:table-cell table:formula="of:=[.M50]*180/PI()" office:value-type="float" office:value="-11.2680810125775" calcext:value-type="float">
            <text:p>-11,2680810125775</text:p>
          </table:table-cell>
        </table:table-row>
        <table:table-row table:style-name="ro1">
          <table:table-cell table:number-columns-repeated="3"/>
          <table:table-cell office:value-type="float" office:value="4.8" calcext:value-type="float">
            <text:p>4,8</text:p>
          </table:table-cell>
          <table:table-cell table:formula="of:= [.$B$5]*SIN([.$B$4]*[.D51])" office:value-type="float" office:value="0.0626666167821521" calcext:value-type="float">
            <text:p>0,0626666167821521</text:p>
          </table:table-cell>
          <table:table-cell/>
          <table:table-cell table:formula="of:=[.$B$5]*SIN([.$B$4]*[.D51]-[.$B$8]*([.$B$2]/-2)*SIN([.$B$9]))" office:value-type="float" office:value="-0.416651808983642" calcext:value-type="float">
            <text:p>-0,416651808983642</text:p>
          </table:table-cell>
          <table:table-cell table:formula="of:=[.$B$5]*SIN([.$B$4]*[.D51]-[.$B$8]*([.$B$2]/2)*SIN([.$B$9]))" office:value-type="float" office:value="0.472301750005498" calcext:value-type="float">
            <text:p>0,472301750005498</text:p>
          </table:table-cell>
          <table:table-cell table:formula="of:=ASIN(([.H51]-[.G51])/[.$B$2])" office:value-type="float" office:value="0.460590088028794" calcext:value-type="float">
            <text:p>0,460590088028794</text:p>
          </table:table-cell>
          <table:table-cell table:formula="of:=[.I51]*180/PI()" office:value-type="float" office:value="26.3898681296089" calcext:value-type="float">
            <text:p>26,3898681296089</text:p>
          </table:table-cell>
          <table:table-cell table:formula="of:=[.$B$5]*SIN([.$B$4]*[.D51]-[.$B$8]*([.$B$3]/2)*COS([.$B$9]))" office:value-type="float" office:value="0.356752300050313" calcext:value-type="float">
            <text:p>0,356752300050313</text:p>
          </table:table-cell>
          <table:table-cell table:formula="of:=[.$B$5]*SIN([.$B$4]*[.D51]-[.$B$8]*([.$B$3]/-2)*COS([.$B$9]))" office:value-type="float" office:value="-0.432666622960769" calcext:value-type="float">
            <text:p>-0,432666622960769</text:p>
          </table:table-cell>
          <table:table-cell table:formula="of:=ASIN(([.L51]-[.K51])/[.$B$3])" office:value-type="float" office:value="-0.198658844416305" calcext:value-type="float">
            <text:p>-0,198658844416305</text:p>
          </table:table-cell>
          <table:table-cell table:formula="of:=[.M51]*180/PI()" office:value-type="float" office:value="-11.3823133480003" calcext:value-type="float">
            <text:p>-11,3823133480003</text:p>
          </table:table-cell>
        </table:table-row>
        <table:table-row table:style-name="ro1">
          <table:table-cell table:number-columns-repeated="3"/>
          <table:table-cell office:value-type="float" office:value="4.9" calcext:value-type="float">
            <text:p>4,9</text:p>
          </table:table-cell>
          <table:table-cell table:formula="of:= [.$B$5]*SIN([.$B$4]*[.D52])" office:value-type="float" office:value="0.0313952597646566" calcext:value-type="float">
            <text:p>0,0313952597646566</text:p>
          </table:table-cell>
          <table:table-cell/>
          <table:table-cell table:formula="of:=[.$B$5]*SIN([.$B$4]*[.D52]-[.$B$8]*([.$B$2]/-2)*SIN([.$B$9]))" office:value-type="float" office:value="-0.433185430969742" calcext:value-type="float">
            <text:p>-0,433185430969742</text:p>
          </table:table-cell>
          <table:table-cell table:formula="of:=[.$B$5]*SIN([.$B$4]*[.D52]-[.$B$8]*([.$B$2]/2)*SIN([.$B$9]))" office:value-type="float" office:value="0.46106541626307" calcext:value-type="float">
            <text:p>0,46106541626307</text:p>
          </table:table-cell>
          <table:table-cell table:formula="of:=ASIN(([.H52]-[.G52])/[.$B$2])" office:value-type="float" office:value="0.463549032267326" calcext:value-type="float">
            <text:p>0,463549032267326</text:p>
          </table:table-cell>
          <table:table-cell table:formula="of:=[.I52]*180/PI()" office:value-type="float" office:value="26.5594031462914" calcext:value-type="float">
            <text:p>26,5594031462914</text:p>
          </table:table-cell>
          <table:table-cell table:formula="of:=[.$B$5]*SIN([.$B$4]*[.D52]-[.$B$8]*([.$B$3]/2)*COS([.$B$9]))" office:value-type="float" office:value="0.378045436730148" calcext:value-type="float">
            <text:p>0,378045436730148</text:p>
          </table:table-cell>
          <table:table-cell table:formula="of:=[.$B$5]*SIN([.$B$4]*[.D52]-[.$B$8]*([.$B$3]/-2)*COS([.$B$9]))" office:value-type="float" office:value="-0.416077646062862" calcext:value-type="float">
            <text:p>-0,416077646062862</text:p>
          </table:table-cell>
          <table:table-cell table:formula="of:=ASIN(([.L52]-[.K52])/[.$B$3])" office:value-type="float" office:value="-0.199858623776203" calcext:value-type="float">
            <text:p>-0,199858623776203</text:p>
          </table:table-cell>
          <table:table-cell table:formula="of:=[.M52]*180/PI()" office:value-type="float" office:value="-11.4510556416694" calcext:value-type="float">
            <text:p>-11,451055641669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 [.$B$5]*SIN([.$B$4]*[.D53])" office:value-type="float" office:value="6.12323399573677E-017" calcext:value-type="float">
            <text:p>6,12323399573677E-17</text:p>
          </table:table-cell>
          <table:table-cell/>
          <table:table-cell table:formula="of:=[.$B$5]*SIN([.$B$4]*[.D53]-[.$B$8]*([.$B$2]/-2)*SIN([.$B$9]))" office:value-type="float" office:value="-0.448009467963403" calcext:value-type="float">
            <text:p>-0,448009467963403</text:p>
          </table:table-cell>
          <table:table-cell table:formula="of:=[.$B$5]*SIN([.$B$4]*[.D53]-[.$B$8]*([.$B$2]/2)*SIN([.$B$9]))" office:value-type="float" office:value="0.448009467963403" calcext:value-type="float">
            <text:p>0,448009467963403</text:p>
          </table:table-cell>
          <table:table-cell table:formula="of:=ASIN(([.H53]-[.G53])/[.$B$2])" office:value-type="float" office:value="0.464537619612856" calcext:value-type="float">
            <text:p>0,464537619612856</text:p>
          </table:table-cell>
          <table:table-cell table:formula="of:=[.I53]*180/PI()" office:value-type="float" office:value="26.6160450288703" calcext:value-type="float">
            <text:p>26,6160450288703</text:p>
          </table:table-cell>
          <table:table-cell table:formula="of:=[.$B$5]*SIN([.$B$4]*[.D53]-[.$B$8]*([.$B$3]/2)*COS([.$B$9]))" office:value-type="float" office:value="0.39784660078374" calcext:value-type="float">
            <text:p>0,39784660078374</text:p>
          </table:table-cell>
          <table:table-cell table:formula="of:=[.$B$5]*SIN([.$B$4]*[.D53]-[.$B$8]*([.$B$3]/-2)*COS([.$B$9]))" office:value-type="float" office:value="-0.397846600783741" calcext:value-type="float">
            <text:p>-0,397846600783741</text:p>
          </table:table-cell>
          <table:table-cell table:formula="of:=ASIN(([.L53]-[.K53])/[.$B$3])" office:value-type="float" office:value="-0.200259141854404" calcext:value-type="float">
            <text:p>-0,200259141854404</text:p>
          </table:table-cell>
          <table:table-cell table:formula="of:=[.M53]*180/PI()" office:value-type="float" office:value="-11.474003637169" calcext:value-type="float">
            <text:p>-11,474003637169</text:p>
          </table:table-cell>
        </table:table-row>
        <table:table-row table:style-name="ro1">
          <table:table-cell table:number-columns-repeated="3"/>
          <table:table-cell office:value-type="float" office:value="5.1" calcext:value-type="float">
            <text:p>5,1</text:p>
          </table:table-cell>
          <table:table-cell table:formula="of:= [.$B$5]*SIN([.$B$4]*[.D54])" office:value-type="float" office:value="-0.0313952597646569" calcext:value-type="float">
            <text:p>-0,0313952597646569</text:p>
          </table:table-cell>
          <table:table-cell/>
          <table:table-cell table:formula="of:=[.$B$5]*SIN([.$B$4]*[.D54]-[.$B$8]*([.$B$2]/-2)*SIN([.$B$9]))" office:value-type="float" office:value="-0.46106541626307" calcext:value-type="float">
            <text:p>-0,46106541626307</text:p>
          </table:table-cell>
          <table:table-cell table:formula="of:=[.$B$5]*SIN([.$B$4]*[.D54]-[.$B$8]*([.$B$2]/2)*SIN([.$B$9]))" office:value-type="float" office:value="0.433185430969742" calcext:value-type="float">
            <text:p>0,433185430969742</text:p>
          </table:table-cell>
          <table:table-cell table:formula="of:=ASIN(([.H54]-[.G54])/[.$B$2])" office:value-type="float" office:value="0.463549032267326" calcext:value-type="float">
            <text:p>0,463549032267326</text:p>
          </table:table-cell>
          <table:table-cell table:formula="of:=[.I54]*180/PI()" office:value-type="float" office:value="26.5594031462914" calcext:value-type="float">
            <text:p>26,5594031462914</text:p>
          </table:table-cell>
          <table:table-cell table:formula="of:=[.$B$5]*SIN([.$B$4]*[.D54]-[.$B$8]*([.$B$3]/2)*COS([.$B$9]))" office:value-type="float" office:value="0.416077646062863" calcext:value-type="float">
            <text:p>0,416077646062863</text:p>
          </table:table-cell>
          <table:table-cell table:formula="of:=[.$B$5]*SIN([.$B$4]*[.D54]-[.$B$8]*([.$B$3]/-2)*COS([.$B$9]))" office:value-type="float" office:value="-0.378045436730148" calcext:value-type="float">
            <text:p>-0,378045436730148</text:p>
          </table:table-cell>
          <table:table-cell table:formula="of:=ASIN(([.L54]-[.K54])/[.$B$3])" office:value-type="float" office:value="-0.199858623776203" calcext:value-type="float">
            <text:p>-0,199858623776203</text:p>
          </table:table-cell>
          <table:table-cell table:formula="of:=[.M54]*180/PI()" office:value-type="float" office:value="-11.4510556416694" calcext:value-type="float">
            <text:p>-11,4510556416694</text:p>
          </table:table-cell>
        </table:table-row>
        <table:table-row table:style-name="ro1">
          <table:table-cell table:number-columns-repeated="3"/>
          <table:table-cell office:value-type="float" office:value="5.2" calcext:value-type="float">
            <text:p>5,2</text:p>
          </table:table-cell>
          <table:table-cell table:formula="of:= [.$B$5]*SIN([.$B$4]*[.D55])" office:value-type="float" office:value="-0.0626666167821524" calcext:value-type="float">
            <text:p>-0,0626666167821524</text:p>
          </table:table-cell>
          <table:table-cell/>
          <table:table-cell table:formula="of:=[.$B$5]*SIN([.$B$4]*[.D55]-[.$B$8]*([.$B$2]/-2)*SIN([.$B$9]))" office:value-type="float" office:value="-0.472301750005498" calcext:value-type="float">
            <text:p>-0,472301750005498</text:p>
          </table:table-cell>
          <table:table-cell table:formula="of:=[.$B$5]*SIN([.$B$4]*[.D55]-[.$B$8]*([.$B$2]/2)*SIN([.$B$9]))" office:value-type="float" office:value="0.416651808983642" calcext:value-type="float">
            <text:p>0,416651808983642</text:p>
          </table:table-cell>
          <table:table-cell table:formula="of:=ASIN(([.H55]-[.G55])/[.$B$2])" office:value-type="float" office:value="0.460590088028794" calcext:value-type="float">
            <text:p>0,460590088028794</text:p>
          </table:table-cell>
          <table:table-cell table:formula="of:=[.I55]*180/PI()" office:value-type="float" office:value="26.3898681296089" calcext:value-type="float">
            <text:p>26,3898681296089</text:p>
          </table:table-cell>
          <table:table-cell table:formula="of:=[.$B$5]*SIN([.$B$4]*[.D55]-[.$B$8]*([.$B$3]/2)*COS([.$B$9]))" office:value-type="float" office:value="0.43266662296077" calcext:value-type="float">
            <text:p>0,43266662296077</text:p>
          </table:table-cell>
          <table:table-cell table:formula="of:=[.$B$5]*SIN([.$B$4]*[.D55]-[.$B$8]*([.$B$3]/-2)*COS([.$B$9]))" office:value-type="float" office:value="-0.356752300050312" calcext:value-type="float">
            <text:p>-0,356752300050312</text:p>
          </table:table-cell>
          <table:table-cell table:formula="of:=ASIN(([.L55]-[.K55])/[.$B$3])" office:value-type="float" office:value="-0.198658844416305" calcext:value-type="float">
            <text:p>-0,198658844416305</text:p>
          </table:table-cell>
          <table:table-cell table:formula="of:=[.M55]*180/PI()" office:value-type="float" office:value="-11.3823133480003" calcext:value-type="float">
            <text:p>-11,3823133480003</text:p>
          </table:table-cell>
        </table:table-row>
        <table:table-row table:style-name="ro1">
          <table:table-cell table:number-columns-repeated="3"/>
          <table:table-cell office:value-type="float" office:value="5.3" calcext:value-type="float">
            <text:p>5,3</text:p>
          </table:table-cell>
          <table:table-cell table:formula="of:= [.$B$5]*SIN([.$B$4]*[.D56])" office:value-type="float" office:value="-0.0936906572928624" calcext:value-type="float">
            <text:p>-0,0936906572928624</text:p>
          </table:table-cell>
          <table:table-cell/>
          <table:table-cell table:formula="of:=[.$B$5]*SIN([.$B$4]*[.D56]-[.$B$8]*([.$B$2]/-2)*SIN([.$B$9]))" office:value-type="float" office:value="-0.481674124514799" calcext:value-type="float">
            <text:p>-0,481674124514799</text:p>
          </table:table-cell>
          <table:table-cell table:formula="of:=[.$B$5]*SIN([.$B$4]*[.D56]-[.$B$8]*([.$B$2]/2)*SIN([.$B$9]))" office:value-type="float" office:value="0.398473852657588" calcext:value-type="float">
            <text:p>0,398473852657588</text:p>
          </table:table-cell>
          <table:table-cell table:formula="of:=ASIN(([.H56]-[.G56])/[.$B$2])" office:value-type="float" office:value="0.455681067898421" calcext:value-type="float">
            <text:p>0,455681067898421</text:p>
          </table:table-cell>
          <table:table-cell table:formula="of:=[.I56]*180/PI()" office:value-type="float" office:value="26.1086019945938" calcext:value-type="float">
            <text:p>26,1086019945938</text:p>
          </table:table-cell>
          <table:table-cell table:formula="of:=[.$B$5]*SIN([.$B$4]*[.D56]-[.$B$8]*([.$B$3]/2)*COS([.$B$9]))" office:value-type="float" office:value="0.447548062364428" calcext:value-type="float">
            <text:p>0,447548062364428</text:p>
          </table:table-cell>
          <table:table-cell table:formula="of:=[.$B$5]*SIN([.$B$4]*[.D56]-[.$B$8]*([.$B$3]/-2)*COS([.$B$9]))" office:value-type="float" office:value="-0.334051225026801" calcext:value-type="float">
            <text:p>-0,334051225026801</text:p>
          </table:table-cell>
          <table:table-cell table:formula="of:=ASIN(([.L56]-[.K56])/[.$B$3])" office:value-type="float" office:value="-0.196665114050934" calcext:value-type="float">
            <text:p>-0,196665114050934</text:p>
          </table:table-cell>
          <table:table-cell table:formula="of:=[.M56]*180/PI()" office:value-type="float" office:value="-11.2680810125775" calcext:value-type="float">
            <text:p>-11,2680810125775</text:p>
          </table:table-cell>
        </table:table-row>
        <table:table-row table:style-name="ro1">
          <table:table-cell table:number-columns-repeated="3"/>
          <table:table-cell office:value-type="float" office:value="5.4" calcext:value-type="float">
            <text:p>5,4</text:p>
          </table:table-cell>
          <table:table-cell table:formula="of:= [.$B$5]*SIN([.$B$4]*[.D57])" office:value-type="float" office:value="-0.124344943582428" calcext:value-type="float">
            <text:p>-0,124344943582428</text:p>
          </table:table-cell>
          <table:table-cell/>
          <table:table-cell table:formula="of:=[.$B$5]*SIN([.$B$4]*[.D57]-[.$B$8]*([.$B$2]/-2)*SIN([.$B$9]))" office:value-type="float" office:value="-0.489145551310616" calcext:value-type="float">
            <text:p>-0,489145551310616</text:p>
          </table:table-cell>
          <table:table-cell table:formula="of:=[.$B$5]*SIN([.$B$4]*[.D57]-[.$B$8]*([.$B$2]/2)*SIN([.$B$9]))" office:value-type="float" office:value="0.378723302080482" calcext:value-type="float">
            <text:p>0,378723302080482</text:p>
          </table:table-cell>
          <table:table-cell table:formula="of:=ASIN(([.H57]-[.G57])/[.$B$2])" office:value-type="float" office:value="0.448855210242191" calcext:value-type="float">
            <text:p>0,448855210242191</text:p>
          </table:table-cell>
          <table:table-cell table:formula="of:=[.I57]*180/PI()" office:value-type="float" office:value="25.7175091593348" calcext:value-type="float">
            <text:p>25,7175091593348</text:p>
          </table:table-cell>
          <table:table-cell table:formula="of:=[.$B$5]*SIN([.$B$4]*[.D57]-[.$B$8]*([.$B$3]/2)*COS([.$B$9]))" office:value-type="float" office:value="0.460663234031195" calcext:value-type="float">
            <text:p>0,460663234031195</text:p>
          </table:table-cell>
          <table:table-cell table:formula="of:=[.$B$5]*SIN([.$B$4]*[.D57]-[.$B$8]*([.$B$3]/-2)*COS([.$B$9]))" office:value-type="float" office:value="-0.310031802431597" calcext:value-type="float">
            <text:p>-0,310031802431597</text:p>
          </table:table-cell>
          <table:table-cell table:formula="of:=ASIN(([.L57]-[.K57])/[.$B$3])" office:value-type="float" office:value="-0.193886235678783" calcext:value-type="float">
            <text:p>-0,193886235678783</text:p>
          </table:table-cell>
          <table:table-cell table:formula="of:=[.M57]*180/PI()" office:value-type="float" office:value="-11.1088630100731" calcext:value-type="float">
            <text:p>-11,1088630100731</text:p>
          </table:table-cell>
        </table:table-row>
        <table:table-row table:style-name="ro1">
          <table:table-cell table:number-columns-repeated="3"/>
          <table:table-cell office:value-type="float" office:value="5.5" calcext:value-type="float">
            <text:p>5,5</text:p>
          </table:table-cell>
          <table:table-cell table:formula="of:= [.$B$5]*SIN([.$B$4]*[.D58])" office:value-type="float" office:value="-0.154508497187474" calcext:value-type="float">
            <text:p>-0,154508497187474</text:p>
          </table:table-cell>
          <table:table-cell/>
          <table:table-cell table:formula="of:=[.$B$5]*SIN([.$B$4]*[.D58]-[.$B$8]*([.$B$2]/-2)*SIN([.$B$9]))" office:value-type="float" office:value="-0.494686544084756" calcext:value-type="float">
            <text:p>-0,494686544084756</text:p>
          </table:table-cell>
          <table:table-cell table:formula="of:=[.$B$5]*SIN([.$B$4]*[.D58]-[.$B$8]*([.$B$2]/2)*SIN([.$B$9]))" office:value-type="float" office:value="0.357478103652283" calcext:value-type="float">
            <text:p>0,357478103652283</text:p>
          </table:table-cell>
          <table:table-cell table:formula="of:=ASIN(([.H58]-[.G58])/[.$B$2])" office:value-type="float" office:value="0.440157904228369" calcext:value-type="float">
            <text:p>0,440157904228369</text:p>
          </table:table-cell>
          <table:table-cell table:formula="of:=[.I58]*180/PI()" office:value-type="float" office:value="25.2191902316091" calcext:value-type="float">
            <text:p>25,2191902316091</text:p>
          </table:table-cell>
          <table:table-cell table:formula="of:=[.$B$5]*SIN([.$B$4]*[.D58]-[.$B$8]*([.$B$3]/2)*COS([.$B$9]))" office:value-type="float" office:value="0.471960378370253" calcext:value-type="float">
            <text:p>0,471960378370253</text:p>
          </table:table-cell>
          <table:table-cell table:formula="of:=[.$B$5]*SIN([.$B$4]*[.D58]-[.$B$8]*([.$B$3]/-2)*COS([.$B$9]))" office:value-type="float" office:value="-0.284788825952253" calcext:value-type="float">
            <text:p>-0,284788825952253</text:p>
          </table:table-cell>
          <table:table-cell table:formula="of:=ASIN(([.L58]-[.K58])/[.$B$3])" office:value-type="float" office:value="-0.190334435087078" calcext:value-type="float">
            <text:p>-0,190334435087078</text:p>
          </table:table-cell>
          <table:table-cell table:formula="of:=[.M58]*180/PI()" office:value-type="float" office:value="-10.9053598264963" calcext:value-type="float">
            <text:p>-10,9053598264963</text:p>
          </table:table-cell>
        </table:table-row>
        <table:table-row table:style-name="ro1">
          <table:table-cell table:number-columns-repeated="3"/>
          <table:table-cell office:value-type="float" office:value="5.6" calcext:value-type="float">
            <text:p>5,6</text:p>
          </table:table-cell>
          <table:table-cell table:formula="of:= [.$B$5]*SIN([.$B$4]*[.D59])" office:value-type="float" office:value="-0.184062276342339" calcext:value-type="float">
            <text:p>-0,184062276342339</text:p>
          </table:table-cell>
          <table:table-cell/>
          <table:table-cell table:formula="of:=[.$B$5]*SIN([.$B$4]*[.D59]-[.$B$8]*([.$B$2]/-2)*SIN([.$B$9]))" office:value-type="float" office:value="-0.498275235070178" calcext:value-type="float">
            <text:p>-0,498275235070178</text:p>
          </table:table-cell>
          <table:table-cell table:formula="of:=[.$B$5]*SIN([.$B$4]*[.D59]-[.$B$8]*([.$B$2]/2)*SIN([.$B$9]))" office:value-type="float" office:value="0.334822102465179" calcext:value-type="float">
            <text:p>0,334822102465179</text:p>
          </table:table-cell>
          <table:table-cell table:formula="of:=ASIN(([.H59]-[.G59])/[.$B$2])" office:value-type="float" office:value="0.429645632969221" calcext:value-type="float">
            <text:p>0,429645632969221</text:p>
          </table:table-cell>
          <table:table-cell table:formula="of:=[.I59]*180/PI()" office:value-type="float" office:value="24.6168814553632" calcext:value-type="float">
            <text:p>24,6168814553632</text:p>
          </table:table-cell>
          <table:table-cell table:formula="of:=[.$B$5]*SIN([.$B$4]*[.D59]-[.$B$8]*([.$B$3]/2)*COS([.$B$9]))" office:value-type="float" office:value="0.481394910714071" calcext:value-type="float">
            <text:p>0,481394910714071</text:p>
          </table:table-cell>
          <table:table-cell table:formula="of:=[.$B$5]*SIN([.$B$4]*[.D59]-[.$B$8]*([.$B$3]/-2)*COS([.$B$9]))" office:value-type="float" office:value="-0.258421918084514" calcext:value-type="float">
            <text:p>-0,258421918084514</text:p>
          </table:table-cell>
          <table:table-cell table:formula="of:=ASIN(([.L59]-[.K59])/[.$B$3])" office:value-type="float" office:value="-0.186025265399426" calcext:value-type="float">
            <text:p>-0,186025265399426</text:p>
          </table:table-cell>
          <table:table-cell table:formula="of:=[.M59]*180/PI()" office:value-type="float" office:value="-10.6584625901881" calcext:value-type="float">
            <text:p>-10,6584625901881</text:p>
          </table:table-cell>
        </table:table-row>
        <table:table-row table:style-name="ro1">
          <table:table-cell table:number-columns-repeated="3"/>
          <table:table-cell office:value-type="float" office:value="5.7" calcext:value-type="float">
            <text:p>5,7</text:p>
          </table:table-cell>
          <table:table-cell table:formula="of:= [.$B$5]*SIN([.$B$4]*[.D60])" office:value-type="float" office:value="-0.212889645782537" calcext:value-type="float">
            <text:p>-0,212889645782537</text:p>
          </table:table-cell>
          <table:table-cell/>
          <table:table-cell table:formula="of:=[.$B$5]*SIN([.$B$4]*[.D60]-[.$B$8]*([.$B$2]/-2)*SIN([.$B$9]))" office:value-type="float" office:value="-0.499897461343079" calcext:value-type="float">
            <text:p>-0,499897461343079</text:p>
          </table:table-cell>
          <table:table-cell table:formula="of:=[.$B$5]*SIN([.$B$4]*[.D60]-[.$B$8]*([.$B$2]/2)*SIN([.$B$9]))" office:value-type="float" office:value="0.310844711405313" calcext:value-type="float">
            <text:p>0,310844711405313</text:p>
          </table:table-cell>
          <table:table-cell table:formula="of:=ASIN(([.H60]-[.G60])/[.$B$2])" office:value-type="float" office:value="0.417384729093578" calcext:value-type="float">
            <text:p>0,417384729093578</text:p>
          </table:table-cell>
          <table:table-cell table:formula="of:=[.I60]*180/PI()" office:value-type="float" office:value="23.9143834102732" calcext:value-type="float">
            <text:p>23,9143834102732</text:p>
          </table:table-cell>
          <table:table-cell table:formula="of:=[.$B$5]*SIN([.$B$4]*[.D60]-[.$B$8]*([.$B$3]/2)*COS([.$B$9]))" office:value-type="float" office:value="0.488929597273715" calcext:value-type="float">
            <text:p>0,488929597273715</text:p>
          </table:table-cell>
          <table:table-cell table:formula="of:=[.$B$5]*SIN([.$B$4]*[.D60]-[.$B$8]*([.$B$3]/-2)*COS([.$B$9]))" office:value-type="float" office:value="-0.231035136967839" calcext:value-type="float">
            <text:p>-0,231035136967839</text:p>
          </table:table-cell>
          <table:table-cell table:formula="of:=ASIN(([.L60]-[.K60])/[.$B$3])" office:value-type="float" office:value="-0.18097748842084" calcext:value-type="float">
            <text:p>-0,18097748842084</text:p>
          </table:table-cell>
          <table:table-cell table:formula="of:=[.M60]*180/PI()" office:value-type="float" office:value="-10.3692462733918" calcext:value-type="float">
            <text:p>-10,3692462733918</text:p>
          </table:table-cell>
        </table:table-row>
        <table:table-row table:style-name="ro1">
          <table:table-cell table:number-columns-repeated="3"/>
          <table:table-cell office:value-type="float" office:value="5.8" calcext:value-type="float">
            <text:p>5,8</text:p>
          </table:table-cell>
          <table:table-cell table:formula="of:= [.$B$5]*SIN([.$B$4]*[.D61])" office:value-type="float" office:value="-0.240876837050858" calcext:value-type="float">
            <text:p>-0,240876837050858</text:p>
          </table:table-cell>
          <table:table-cell/>
          <table:table-cell table:formula="of:=[.$B$5]*SIN([.$B$4]*[.D61]-[.$B$8]*([.$B$2]/-2)*SIN([.$B$9]))" office:value-type="float" office:value="-0.499546820717485" calcext:value-type="float">
            <text:p>-0,499546820717485</text:p>
          </table:table-cell>
          <table:table-cell table:formula="of:=[.$B$5]*SIN([.$B$4]*[.D61]-[.$B$8]*([.$B$2]/2)*SIN([.$B$9]))" office:value-type="float" office:value="0.285640558280971" calcext:value-type="float">
            <text:p>0,285640558280971</text:p>
          </table:table-cell>
          <table:table-cell table:formula="of:=ASIN(([.H61]-[.G61])/[.$B$2])" office:value-type="float" office:value="0.403450011512906" calcext:value-type="float">
            <text:p>0,403450011512906</text:p>
          </table:table-cell>
          <table:table-cell table:formula="of:=[.I61]*180/PI()" office:value-type="float" office:value="23.115982904194" calcext:value-type="float">
            <text:p>23,115982904194</text:p>
          </table:table-cell>
          <table:table-cell table:formula="of:=[.$B$5]*SIN([.$B$4]*[.D61]-[.$B$8]*([.$B$3]/2)*COS([.$B$9]))" office:value-type="float" office:value="0.494534702083605" calcext:value-type="float">
            <text:p>0,494534702083605</text:p>
          </table:table-cell>
          <table:table-cell table:formula="of:=[.$B$5]*SIN([.$B$4]*[.D61]-[.$B$8]*([.$B$3]/-2)*COS([.$B$9]))" office:value-type="float" office:value="-0.202736565715466" calcext:value-type="float">
            <text:p>-0,202736565715466</text:p>
          </table:table-cell>
          <table:table-cell table:formula="of:=ASIN(([.L61]-[.K61])/[.$B$3])" office:value-type="float" office:value="-0.175212935568038" calcext:value-type="float">
            <text:p>-0,175212935568038</text:p>
          </table:table-cell>
          <table:table-cell table:formula="of:=[.M61]*180/PI()" office:value-type="float" office:value="-10.0389617241462" calcext:value-type="float">
            <text:p>-10,0389617241462</text:p>
          </table:table-cell>
        </table:table-row>
        <table:table-row table:style-name="ro1">
          <table:table-cell table:number-columns-repeated="3"/>
          <table:table-cell office:value-type="float" office:value="5.9" calcext:value-type="float">
            <text:p>5,9</text:p>
          </table:table-cell>
          <table:table-cell table:formula="of:= [.$B$5]*SIN([.$B$4]*[.D62])" office:value-type="float" office:value="-0.267913397489498" calcext:value-type="float">
            <text:p>-0,267913397489498</text:p>
          </table:table-cell>
          <table:table-cell/>
          <table:table-cell table:formula="of:=[.$B$5]*SIN([.$B$4]*[.D62]-[.$B$8]*([.$B$2]/-2)*SIN([.$B$9]))" office:value-type="float" office:value="-0.497224697011752" calcext:value-type="float">
            <text:p>-0,497224697011752</text:p>
          </table:table-cell>
          <table:table-cell table:formula="of:=[.$B$5]*SIN([.$B$4]*[.D62]-[.$B$8]*([.$B$2]/2)*SIN([.$B$9]))" office:value-type="float" office:value="0.259309112369851" calcext:value-type="float">
            <text:p>0,259309112369851</text:p>
          </table:table-cell>
          <table:table-cell table:formula="of:=ASIN(([.H62]-[.G62])/[.$B$2])" office:value-type="float" office:value="0.387923371997008" calcext:value-type="float">
            <text:p>0,387923371997008</text:p>
          </table:table-cell>
          <table:table-cell table:formula="of:=[.I62]*180/PI()" office:value-type="float" office:value="22.226371989912" calcext:value-type="float">
            <text:p>22,226371989912</text:p>
          </table:table-cell>
          <table:table-cell table:formula="of:=[.$B$5]*SIN([.$B$4]*[.D62]-[.$B$8]*([.$B$3]/2)*COS([.$B$9]))" office:value-type="float" office:value="0.498188104355786" calcext:value-type="float">
            <text:p>0,498188104355786</text:p>
          </table:table-cell>
          <table:table-cell table:formula="of:=[.$B$5]*SIN([.$B$4]*[.D62]-[.$B$8]*([.$B$3]/-2)*COS([.$B$9]))" office:value-type="float" office:value="-0.173637885859741" calcext:value-type="float">
            <text:p>-0,173637885859741</text:p>
          </table:table-cell>
          <table:table-cell table:formula="of:=ASIN(([.L62]-[.K62])/[.$B$3])" office:value-type="float" office:value="-0.168756351522131" calcext:value-type="float">
            <text:p>-0,168756351522131</text:p>
          </table:table-cell>
          <table:table-cell table:formula="of:=[.M62]*180/PI()" office:value-type="float" office:value="-9.66902670824426" calcext:value-type="float">
            <text:p>-9,6690267082442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 [.$B$5]*SIN([.$B$4]*[.D63])" office:value-type="float" office:value="-0.293892626146237" calcext:value-type="float">
            <text:p>-0,293892626146237</text:p>
          </table:table-cell>
          <table:table-cell/>
          <table:table-cell table:formula="of:=[.$B$5]*SIN([.$B$4]*[.D63]-[.$B$8]*([.$B$2]/-2)*SIN([.$B$9]))" office:value-type="float" office:value="-0.492940254587271" calcext:value-type="float">
            <text:p>-0,492940254587271</text:p>
          </table:table-cell>
          <table:table-cell table:formula="of:=[.$B$5]*SIN([.$B$4]*[.D63]-[.$B$8]*([.$B$2]/2)*SIN([.$B$9]))" office:value-type="float" office:value="0.231954291859273" calcext:value-type="float">
            <text:p>0,231954291859273</text:p>
          </table:table-cell>
          <table:table-cell table:formula="of:=ASIN(([.H63]-[.G63])/[.$B$2])" office:value-type="float" office:value="0.370892374717667" calcext:value-type="float">
            <text:p>0,370892374717667</text:p>
          </table:table-cell>
          <table:table-cell table:formula="of:=[.I63]*180/PI()" office:value-type="float" office:value="21.250567724907" calcext:value-type="float">
            <text:p>21,250567724907</text:p>
          </table:table-cell>
          <table:table-cell table:formula="of:=[.$B$5]*SIN([.$B$4]*[.D63]-[.$B$8]*([.$B$3]/2)*COS([.$B$9]))" office:value-type="float" office:value="0.49987538578057" calcext:value-type="float">
            <text:p>0,49987538578057</text:p>
          </table:table-cell>
          <table:table-cell table:formula="of:=[.$B$5]*SIN([.$B$4]*[.D63]-[.$B$8]*([.$B$3]/-2)*COS([.$B$9]))" office:value-type="float" office:value="-0.143853936596133" calcext:value-type="float">
            <text:p>-0,143853936596133</text:p>
          </table:table-cell>
          <table:table-cell table:formula="of:=ASIN(([.L63]-[.K63])/[.$B$3])" office:value-type="float" office:value="-0.16163522395659" calcext:value-type="float">
            <text:p>-0,16163522395659</text:p>
          </table:table-cell>
          <table:table-cell table:formula="of:=[.M63]*180/PI()" office:value-type="float" office:value="-9.26101615336446" calcext:value-type="float">
            <text:p>-9,26101615336446</text:p>
          </table:table-cell>
        </table:table-row>
        <table:table-row table:style-name="ro1">
          <table:table-cell table:number-columns-repeated="3"/>
          <table:table-cell office:value-type="float" office:value="6.1" calcext:value-type="float">
            <text:p>6,1</text:p>
          </table:table-cell>
          <table:table-cell table:formula="of:= [.$B$5]*SIN([.$B$4]*[.D64])" office:value-type="float" office:value="-0.318711994874345" calcext:value-type="float">
            <text:p>-0,318711994874345</text:p>
          </table:table-cell>
          <table:table-cell/>
          <table:table-cell table:formula="of:=[.$B$5]*SIN([.$B$4]*[.D64]-[.$B$8]*([.$B$2]/-2)*SIN([.$B$9]))" office:value-type="float" office:value="-0.486710402180914" calcext:value-type="float">
            <text:p>-0,486710402180914</text:p>
          </table:table-cell>
          <table:table-cell table:formula="of:=[.$B$5]*SIN([.$B$4]*[.D64]-[.$B$8]*([.$B$2]/2)*SIN([.$B$9]))" office:value-type="float" office:value="0.203684053728562" calcext:value-type="float">
            <text:p>0,203684053728562</text:p>
          </table:table-cell>
          <table:table-cell table:formula="of:=ASIN(([.H64]-[.G64])/[.$B$2])" office:value-type="float" office:value="0.35244892254562" calcext:value-type="float">
            <text:p>0,35244892254562</text:p>
          </table:table-cell>
          <table:table-cell table:formula="of:=[.I64]*180/PI()" office:value-type="float" office:value="20.1938357557973" calcext:value-type="float">
            <text:p>20,1938357557973</text:p>
          </table:table-cell>
          <table:table-cell table:formula="of:=[.$B$5]*SIN([.$B$4]*[.D64]-[.$B$8]*([.$B$3]/2)*COS([.$B$9]))" office:value-type="float" office:value="0.499589887429019" calcext:value-type="float">
            <text:p>0,499589887429019</text:p>
          </table:table-cell>
          <table:table-cell table:formula="of:=[.$B$5]*SIN([.$B$4]*[.D64]-[.$B$8]*([.$B$3]/-2)*COS([.$B$9]))" office:value-type="float" office:value="-0.11350226156539" calcext:value-type="float">
            <text:p>-0,11350226156539</text:p>
          </table:table-cell>
          <table:table-cell table:formula="of:=ASIN(([.L64]-[.K64])/[.$B$3])" office:value-type="float" office:value="-0.153879602774085" calcext:value-type="float">
            <text:p>-0,153879602774085</text:p>
          </table:table-cell>
          <table:table-cell table:formula="of:=[.M64]*180/PI()" office:value-type="float" office:value="-8.81665179210464" calcext:value-type="float">
            <text:p>-8,81665179210464</text:p>
          </table:table-cell>
        </table:table-row>
        <table:table-row table:style-name="ro1">
          <table:table-cell table:number-columns-repeated="3"/>
          <table:table-cell office:value-type="float" office:value="6.2" calcext:value-type="float">
            <text:p>6,2</text:p>
          </table:table-cell>
          <table:table-cell table:formula="of:= [.$B$5]*SIN([.$B$4]*[.D65])" office:value-type="float" office:value="-0.342273552964345" calcext:value-type="float">
            <text:p>-0,342273552964345</text:p>
          </table:table-cell>
          <table:table-cell/>
          <table:table-cell table:formula="of:=[.$B$5]*SIN([.$B$4]*[.D65]-[.$B$8]*([.$B$2]/-2)*SIN([.$B$9]))" office:value-type="float" office:value="-0.478559726173981" calcext:value-type="float">
            <text:p>-0,478559726173981</text:p>
          </table:table-cell>
          <table:table-cell table:formula="of:=[.$B$5]*SIN([.$B$4]*[.D65]-[.$B$8]*([.$B$2]/2)*SIN([.$B$9]))" office:value-type="float" office:value="0.174609967692177" calcext:value-type="float">
            <text:p>0,174609967692177</text:p>
          </table:table-cell>
          <table:table-cell table:formula="of:=ASIN(([.H65]-[.G65])/[.$B$2])" office:value-type="float" office:value="0.332688032207581" calcext:value-type="float">
            <text:p>0,332688032207581</text:p>
          </table:table-cell>
          <table:table-cell table:formula="of:=[.I65]*180/PI()" office:value-type="float" office:value="19.0616201400068" calcext:value-type="float">
            <text:p>19,0616201400068</text:p>
          </table:table-cell>
          <table:table-cell table:formula="of:=[.$B$5]*SIN([.$B$4]*[.D65]-[.$B$8]*([.$B$3]/2)*COS([.$B$9]))" office:value-type="float" office:value="0.497332736032694" calcext:value-type="float">
            <text:p>0,497332736032694</text:p>
          </table:table-cell>
          <table:table-cell table:formula="of:=[.$B$5]*SIN([.$B$4]*[.D65]-[.$B$8]*([.$B$3]/-2)*COS([.$B$9]))" office:value-type="float" office:value="-0.0827026449625005" calcext:value-type="float">
            <text:p>-0,0827026449625005</text:p>
          </table:table-cell>
          <table:table-cell table:formula="of:=ASIN(([.L65]-[.K65])/[.$B$3])" office:value-type="float" office:value="-0.145521912237179" calcext:value-type="float">
            <text:p>-0,145521912237179</text:p>
          </table:table-cell>
          <table:table-cell table:formula="of:=[.M65]*180/PI()" office:value-type="float" office:value="-8.33779139786354" calcext:value-type="float">
            <text:p>-8,33779139786354</text:p>
          </table:table-cell>
        </table:table-row>
        <table:table-row table:style-name="ro1">
          <table:table-cell table:number-columns-repeated="3"/>
          <table:table-cell office:value-type="float" office:value="6.3" calcext:value-type="float">
            <text:p>6,3</text:p>
          </table:table-cell>
          <table:table-cell table:formula="of:= [.$B$5]*SIN([.$B$4]*[.D66])" office:value-type="float" office:value="-0.364484313710706" calcext:value-type="float">
            <text:p>-0,364484313710706</text:p>
          </table:table-cell>
          <table:table-cell/>
          <table:table-cell table:formula="of:=[.$B$5]*SIN([.$B$4]*[.D66]-[.$B$8]*([.$B$2]/-2)*SIN([.$B$9]))" office:value-type="float" office:value="-0.468520393560982" calcext:value-type="float">
            <text:p>-0,468520393560982</text:p>
          </table:table-cell>
          <table:table-cell table:formula="of:=[.$B$5]*SIN([.$B$4]*[.D66]-[.$B$8]*([.$B$2]/2)*SIN([.$B$9]))" office:value-type="float" office:value="0.144846775885017" calcext:value-type="float">
            <text:p>0,144846775885017</text:p>
          </table:table-cell>
          <table:table-cell table:formula="of:=ASIN(([.H66]-[.G66])/[.$B$2])" office:value-type="float" office:value="0.311706747967456" calcext:value-type="float">
            <text:p>0,311706747967456</text:p>
          </table:table-cell>
          <table:table-cell table:formula="of:=[.I66]*180/PI()" office:value-type="float" office:value="17.8594811042833" calcext:value-type="float">
            <text:p>17,8594811042833</text:p>
          </table:table-cell>
          <table:table-cell table:formula="of:=[.$B$5]*SIN([.$B$4]*[.D66]-[.$B$8]*([.$B$3]/2)*COS([.$B$9]))" office:value-type="float" office:value="0.493112839536963" calcext:value-type="float">
            <text:p>0,493112839536963</text:p>
          </table:table-cell>
          <table:table-cell table:formula="of:=[.$B$5]*SIN([.$B$4]*[.D66]-[.$B$8]*([.$B$3]/-2)*COS([.$B$9]))" office:value-type="float" office:value="-0.0515766388031886" calcext:value-type="float">
            <text:p>-0,0515766388031886</text:p>
          </table:table-cell>
          <table:table-cell table:formula="of:=ASIN(([.L66]-[.K66])/[.$B$3])" office:value-type="float" office:value="-0.136596759211638" calcext:value-type="float">
            <text:p>-0,136596759211638</text:p>
          </table:table-cell>
          <table:table-cell table:formula="of:=[.M66]*180/PI()" office:value-type="float" office:value="-7.8264177979916" calcext:value-type="float">
            <text:p>-7,8264177979916</text:p>
          </table:table-cell>
        </table:table-row>
        <table:table-row table:style-name="ro1">
          <table:table-cell table:number-columns-repeated="3"/>
          <table:table-cell office:value-type="float" office:value="6.4" calcext:value-type="float">
            <text:p>6,4</text:p>
          </table:table-cell>
          <table:table-cell table:formula="of:= [.$B$5]*SIN([.$B$4]*[.D67])" office:value-type="float" office:value="-0.385256621387895" calcext:value-type="float">
            <text:p>-0,385256621387895</text:p>
          </table:table-cell>
          <table:table-cell/>
          <table:table-cell table:formula="of:=[.$B$5]*SIN([.$B$4]*[.D67]-[.$B$8]*([.$B$2]/-2)*SIN([.$B$9]))" office:value-type="float" office:value="-0.456632025001204" calcext:value-type="float">
            <text:p>-0,456632025001204</text:p>
          </table:table-cell>
          <table:table-cell table:formula="of:=[.$B$5]*SIN([.$B$4]*[.D67]-[.$B$8]*([.$B$2]/2)*SIN([.$B$9]))" office:value-type="float" office:value="0.114511940027636" calcext:value-type="float">
            <text:p>0,114511940027636</text:p>
          </table:table-cell>
          <table:table-cell table:formula="of:=ASIN(([.H67]-[.G67])/[.$B$2])" office:value-type="float" office:value="0.289603211562529" calcext:value-type="float">
            <text:p>0,289603211562529</text:p>
          </table:table-cell>
          <table:table-cell table:formula="of:=[.I67]*180/PI()" office:value-type="float" office:value="16.5930417559672" calcext:value-type="float">
            <text:p>16,5930417559672</text:p>
          </table:table-cell>
          <table:table-cell table:formula="of:=[.$B$5]*SIN([.$B$4]*[.D67]-[.$B$8]*([.$B$3]/2)*COS([.$B$9]))" office:value-type="float" office:value="0.486946851945407" calcext:value-type="float">
            <text:p>0,486946851945407</text:p>
          </table:table-cell>
          <table:table-cell table:formula="of:=[.$B$5]*SIN([.$B$4]*[.D67]-[.$B$8]*([.$B$3]/-2)*COS([.$B$9]))" office:value-type="float" office:value="-0.0202470832136454" calcext:value-type="float">
            <text:p>-0,0202470832136454</text:p>
          </table:table-cell>
          <table:table-cell table:formula="of:=ASIN(([.L67]-[.K67])/[.$B$3])" office:value-type="float" office:value="-0.12714074047411" calcext:value-type="float">
            <text:p>-0,12714074047411</text:p>
          </table:table-cell>
          <table:table-cell table:formula="of:=[.M67]*180/PI()" office:value-type="float" office:value="-7.28462783333462" calcext:value-type="float">
            <text:p>-7,28462783333462</text:p>
          </table:table-cell>
        </table:table-row>
        <table:table-row table:style-name="ro1">
          <table:table-cell table:number-columns-repeated="3"/>
          <table:table-cell office:value-type="float" office:value="6.5" calcext:value-type="float">
            <text:p>6,5</text:p>
          </table:table-cell>
          <table:table-cell table:formula="of:= [.$B$5]*SIN([.$B$4]*[.D68])" office:value-type="float" office:value="-0.404508497187474" calcext:value-type="float">
            <text:p>-0,404508497187474</text:p>
          </table:table-cell>
          <table:table-cell/>
          <table:table-cell table:formula="of:=[.$B$5]*SIN([.$B$4]*[.D68]-[.$B$8]*([.$B$2]/-2)*SIN([.$B$9]))" office:value-type="float" office:value="-0.442941538454075" calcext:value-type="float">
            <text:p>-0,442941538454075</text:p>
          </table:table-cell>
          <table:table-cell table:formula="of:=[.$B$5]*SIN([.$B$4]*[.D68]-[.$B$8]*([.$B$2]/2)*SIN([.$B$9]))" office:value-type="float" office:value="0.0837251778584955" calcext:value-type="float">
            <text:p>0,0837251778584955</text:p>
          </table:table-cell>
          <table:table-cell table:formula="of:=ASIN(([.H68]-[.G68])/[.$B$2])" office:value-type="float" office:value="0.266475895602532" calcext:value-type="float">
            <text:p>0,266475895602532</text:p>
          </table:table-cell>
          <table:table-cell table:formula="of:=[.I68]*180/PI()" office:value-type="float" office:value="15.2679441599938" calcext:value-type="float">
            <text:p>15,2679441599938</text:p>
          </table:table-cell>
          <table:table-cell table:formula="of:=[.$B$5]*SIN([.$B$4]*[.D68]-[.$B$8]*([.$B$3]/2)*COS([.$B$9]))" office:value-type="float" office:value="0.478859107594077" calcext:value-type="float">
            <text:p>0,478859107594077</text:p>
          </table:table-cell>
          <table:table-cell table:formula="of:=[.$B$5]*SIN([.$B$4]*[.D68]-[.$B$8]*([.$B$3]/-2)*COS([.$B$9]))" office:value-type="float" office:value="0.01116237836333" calcext:value-type="float">
            <text:p>0,01116237836333</text:p>
          </table:table-cell>
          <table:table-cell table:formula="of:=ASIN(([.L68]-[.K68])/[.$B$3])" office:value-type="float" office:value="-0.117192251687957" calcext:value-type="float">
            <text:p>-0,117192251687957</text:p>
          </table:table-cell>
          <table:table-cell table:formula="of:=[.M68]*180/PI()" office:value-type="float" office:value="-6.71462141335484" calcext:value-type="float">
            <text:p>-6,71462141335484</text:p>
          </table:table-cell>
        </table:table-row>
        <table:table-row table:style-name="ro1">
          <table:table-cell table:number-columns-repeated="3"/>
          <table:table-cell office:value-type="float" office:value="6.6" calcext:value-type="float">
            <text:p>6,6</text:p>
          </table:table-cell>
          <table:table-cell table:formula="of:= [.$B$5]*SIN([.$B$4]*[.D69])" office:value-type="float" office:value="-0.422163962751008" calcext:value-type="float">
            <text:p>-0,422163962751008</text:p>
          </table:table-cell>
          <table:table-cell/>
          <table:table-cell table:formula="of:=[.$B$5]*SIN([.$B$4]*[.D69]-[.$B$8]*([.$B$2]/-2)*SIN([.$B$9]))" office:value-type="float" office:value="-0.427502964015409" calcext:value-type="float">
            <text:p>-0,427502964015409</text:p>
          </table:table-cell>
          <table:table-cell table:formula="of:=[.$B$5]*SIN([.$B$4]*[.D69]-[.$B$8]*([.$B$2]/2)*SIN([.$B$9]))" office:value-type="float" office:value="0.0526079906627429" calcext:value-type="float">
            <text:p>0,0526079906627429</text:p>
          </table:table-cell>
          <table:table-cell table:formula="of:=ASIN(([.H69]-[.G69])/[.$B$2])" office:value-type="float" office:value="0.242422999041036" calcext:value-type="float">
            <text:p>0,242422999041036</text:p>
          </table:table-cell>
          <table:table-cell table:formula="of:=[.I69]*180/PI()" office:value-type="float" office:value="13.8898147019554" calcext:value-type="float">
            <text:p>13,8898147019554</text:p>
          </table:table-cell>
          <table:table-cell table:formula="of:=[.$B$5]*SIN([.$B$4]*[.D69]-[.$B$8]*([.$B$3]/2)*COS([.$B$9]))" office:value-type="float" office:value="0.46888152511499" calcext:value-type="float">
            <text:p>0,46888152511499</text:p>
          </table:table-cell>
          <table:table-cell table:formula="of:=[.$B$5]*SIN([.$B$4]*[.D69]-[.$B$8]*([.$B$3]/-2)*COS([.$B$9]))" office:value-type="float" office:value="0.0425277871325106" calcext:value-type="float">
            <text:p>0,0425277871325106</text:p>
          </table:table-cell>
          <table:table-cell table:formula="of:=ASIN(([.L69]-[.K69])/[.$B$3])" office:value-type="float" office:value="-0.106791300243425" calcext:value-type="float">
            <text:p>-0,106791300243425</text:p>
          </table:table-cell>
          <table:table-cell table:formula="of:=[.M69]*180/PI()" office:value-type="float" office:value="-6.11869079266268" calcext:value-type="float">
            <text:p>-6,11869079266268</text:p>
          </table:table-cell>
        </table:table-row>
        <table:table-row table:style-name="ro1">
          <table:table-cell table:number-columns-repeated="3"/>
          <table:table-cell office:value-type="float" office:value="6.7" calcext:value-type="float">
            <text:p>6,7</text:p>
          </table:table-cell>
          <table:table-cell table:formula="of:= [.$B$5]*SIN([.$B$4]*[.D70])" office:value-type="float" office:value="-0.438153340021932" calcext:value-type="float">
            <text:p>-0,438153340021932</text:p>
          </table:table-cell>
          <table:table-cell/>
          <table:table-cell table:formula="of:=[.$B$5]*SIN([.$B$4]*[.D70]-[.$B$8]*([.$B$2]/-2)*SIN([.$B$9]))" office:value-type="float" office:value="-0.410377230685299" calcext:value-type="float">
            <text:p>-0,410377230685299</text:p>
          </table:table-cell>
          <table:table-cell table:formula="of:=[.$B$5]*SIN([.$B$4]*[.D70]-[.$B$8]*([.$B$2]/2)*SIN([.$B$9]))" office:value-type="float" office:value="0.0212831837621491" calcext:value-type="float">
            <text:p>0,0212831837621491</text:p>
          </table:table-cell>
          <table:table-cell table:formula="of:=ASIN(([.H70]-[.G70])/[.$B$2])" office:value-type="float" office:value="0.217541996828722" calcext:value-type="float">
            <text:p>0,217541996828722</text:p>
          </table:table-cell>
          <table:table-cell table:formula="of:=[.I70]*180/PI()" office:value-type="float" office:value="12.4642382851341" calcext:value-type="float">
            <text:p>12,4642382851341</text:p>
          </table:table-cell>
          <table:table-cell table:formula="of:=[.$B$5]*SIN([.$B$4]*[.D70]-[.$B$8]*([.$B$3]/2)*COS([.$B$9]))" office:value-type="float" office:value="0.457053481467868" calcext:value-type="float">
            <text:p>0,457053481467868</text:p>
          </table:table-cell>
          <table:table-cell table:formula="of:=[.$B$5]*SIN([.$B$4]*[.D70]-[.$B$8]*([.$B$3]/-2)*COS([.$B$9]))" office:value-type="float" office:value="0.0737253581549769" calcext:value-type="float">
            <text:p>0,0737253581549769</text:p>
          </table:table-cell>
          <table:table-cell table:formula="of:=ASIN(([.L70]-[.K70])/[.$B$3])" office:value-type="float" office:value="-0.095979323712711" calcext:value-type="float">
            <text:p>-0,095979323712711</text:p>
          </table:table-cell>
          <table:table-cell table:formula="of:=[.M70]*180/PI()" office:value-type="float" office:value="-5.49921016925824" calcext:value-type="float">
            <text:p>-5,49921016925824</text:p>
          </table:table-cell>
        </table:table-row>
        <table:table-row table:style-name="ro1">
          <table:table-cell table:number-columns-repeated="3"/>
          <table:table-cell office:value-type="float" office:value="6.8" calcext:value-type="float">
            <text:p>6,8</text:p>
          </table:table-cell>
          <table:table-cell table:formula="of:= [.$B$5]*SIN([.$B$4]*[.D71])" office:value-type="float" office:value="-0.45241352623301" calcext:value-type="float">
            <text:p>-0,45241352623301</text:p>
          </table:table-cell>
          <table:table-cell/>
          <table:table-cell table:formula="of:=[.$B$5]*SIN([.$B$4]*[.D71]-[.$B$8]*([.$B$2]/-2)*SIN([.$B$9]))" office:value-type="float" office:value="-0.391631925909198" calcext:value-type="float">
            <text:p>-0,391631925909198</text:p>
          </table:table-cell>
          <table:table-cell table:formula="of:=[.$B$5]*SIN([.$B$4]*[.D71]-[.$B$8]*([.$B$2]/2)*SIN([.$B$9]))" office:value-type="float" office:value="-0.0101256181413925" calcext:value-type="float">
            <text:p>-0,0101256181413925</text:p>
          </table:table-cell>
          <table:table-cell table:formula="of:=ASIN(([.H71]-[.G71])/[.$B$2])" office:value-type="float" office:value="0.191929331373033" calcext:value-type="float">
            <text:p>0,191929331373033</text:p>
          </table:table-cell>
          <table:table-cell table:formula="of:=[.I71]*180/PI()" office:value-type="float" office:value="10.9967406524426" calcext:value-type="float">
            <text:p>10,9967406524426</text:p>
          </table:table-cell>
          <table:table-cell table:formula="of:=[.$B$5]*SIN([.$B$4]*[.D71]-[.$B$8]*([.$B$3]/2)*COS([.$B$9]))" office:value-type="float" office:value="0.443421656537264" calcext:value-type="float">
            <text:p>0,443421656537264</text:p>
          </table:table-cell>
          <table:table-cell table:formula="of:=[.$B$5]*SIN([.$B$4]*[.D71]-[.$B$8]*([.$B$3]/-2)*COS([.$B$9]))" office:value-type="float" office:value="0.104631968870718" calcext:value-type="float">
            <text:p>0,104631968870718</text:p>
          </table:table-cell>
          <table:table-cell table:formula="of:=ASIN(([.L71]-[.K71])/[.$B$3])" office:value-type="float" office:value="-0.0847990152070658" calcext:value-type="float">
            <text:p>-0,0847990152070658</text:p>
          </table:table-cell>
          <table:table-cell table:formula="of:=[.M71]*180/PI()" office:value-type="float" office:value="-4.85862567823056" calcext:value-type="float">
            <text:p>-4,85862567823056</text:p>
          </table:table-cell>
        </table:table-row>
        <table:table-row table:style-name="ro1">
          <table:table-cell table:number-columns-repeated="3"/>
          <table:table-cell office:value-type="float" office:value="6.9" calcext:value-type="float">
            <text:p>6,9</text:p>
          </table:table-cell>
          <table:table-cell table:formula="of:= [.$B$5]*SIN([.$B$4]*[.D72])" office:value-type="float" office:value="-0.464888242944126" calcext:value-type="float">
            <text:p>-0,464888242944126</text:p>
          </table:table-cell>
          <table:table-cell/>
          <table:table-cell table:formula="of:=[.$B$5]*SIN([.$B$4]*[.D72]-[.$B$8]*([.$B$2]/-2)*SIN([.$B$9]))" office:value-type="float" office:value="-0.371341028841141" calcext:value-type="float">
            <text:p>-0,371341028841141</text:p>
          </table:table-cell>
          <table:table-cell table:formula="of:=[.$B$5]*SIN([.$B$4]*[.D72]-[.$B$8]*([.$B$2]/2)*SIN([.$B$9]))" office:value-type="float" office:value="-0.0414944588560845" calcext:value-type="float">
            <text:p>-0,0414944588560845</text:p>
          </table:table-cell>
          <table:table-cell table:formula="of:=ASIN(([.H72]-[.G72])/[.$B$2])" office:value-type="float" office:value="0.165680230706441" calcext:value-type="float">
            <text:p>0,165680230706441</text:p>
          </table:table-cell>
          <table:table-cell table:formula="of:=[.I72]*180/PI()" office:value-type="float" office:value="9.49277796823284" calcext:value-type="float">
            <text:p>9,49277796823284</text:p>
          </table:table-cell>
          <table:table-cell table:formula="of:=[.$B$5]*SIN([.$B$4]*[.D72]-[.$B$8]*([.$B$3]/2)*COS([.$B$9]))" office:value-type="float" office:value="0.428039848908394" calcext:value-type="float">
            <text:p>0,428039848908394</text:p>
          </table:table-cell>
          <table:table-cell table:formula="of:=[.$B$5]*SIN([.$B$4]*[.D72]-[.$B$8]*([.$B$3]/-2)*COS([.$B$9]))" office:value-type="float" office:value="0.135125645007126" calcext:value-type="float">
            <text:p>0,135125645007126</text:p>
          </table:table-cell>
          <table:table-cell table:formula="of:=ASIN(([.L72]-[.K72])/[.$B$3])" office:value-type="float" office:value="-0.0732941564601645" calcext:value-type="float">
            <text:p>-0,0732941564601645</text:p>
          </table:table-cell>
          <table:table-cell table:formula="of:=[.M72]*180/PI()" office:value-type="float" office:value="-4.19944582813895" calcext:value-type="float">
            <text:p>-4,1994458281389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 [.$B$5]*SIN([.$B$4]*[.D73])" office:value-type="float" office:value="-0.475528258147577" calcext:value-type="float">
            <text:p>-0,475528258147577</text:p>
          </table:table-cell>
          <table:table-cell/>
          <table:table-cell table:formula="of:=[.$B$5]*SIN([.$B$4]*[.D73]-[.$B$8]*([.$B$2]/-2)*SIN([.$B$9]))" office:value-type="float" office:value="-0.349584618381827" calcext:value-type="float">
            <text:p>-0,349584618381827</text:p>
          </table:table-cell>
          <table:table-cell table:formula="of:=[.$B$5]*SIN([.$B$4]*[.D73]-[.$B$8]*([.$B$2]/2)*SIN([.$B$9]))" office:value-type="float" office:value="-0.072699539898687" calcext:value-type="float">
            <text:p>-0,072699539898687</text:p>
          </table:table-cell>
          <table:table-cell table:formula="of:=ASIN(([.H73]-[.G73])/[.$B$2])" office:value-type="float" office:value="0.138888636967454" calcext:value-type="float">
            <text:p>0,138888636967454</text:p>
          </table:table-cell>
          <table:table-cell table:formula="of:=[.I73]*180/PI()" office:value-type="float" office:value="7.95773272055975" calcext:value-type="float">
            <text:p>7,95773272055975</text:p>
          </table:table-cell>
          <table:table-cell table:formula="of:=[.$B$5]*SIN([.$B$4]*[.D73]-[.$B$8]*([.$B$3]/2)*COS([.$B$9]))" office:value-type="float" office:value="0.410968763548688" calcext:value-type="float">
            <text:p>0,410968763548688</text:p>
          </table:table-cell>
          <table:table-cell table:formula="of:=[.$B$5]*SIN([.$B$4]*[.D73]-[.$B$8]*([.$B$3]/-2)*COS([.$B$9]))" office:value-type="float" office:value="0.165086041955726" calcext:value-type="float">
            <text:p>0,165086041955726</text:p>
          </table:table-cell>
          <table:table-cell table:formula="of:=ASIN(([.L73]-[.K73])/[.$B$3])" office:value-type="float" office:value="-0.0615094590151677" calcext:value-type="float">
            <text:p>-0,0615094590151677</text:p>
          </table:table-cell>
          <table:table-cell table:formula="of:=[.M73]*180/PI()" office:value-type="float" office:value="-3.52423240170202" calcext:value-type="float">
            <text:p>-3,52423240170202</text:p>
          </table:table-cell>
        </table:table-row>
        <table:table-row table:style-name="ro1">
          <table:table-cell table:number-columns-repeated="3"/>
          <table:table-cell office:value-type="float" office:value="7.1" calcext:value-type="float">
            <text:p>7,1</text:p>
          </table:table-cell>
          <table:table-cell table:formula="of:= [.$B$5]*SIN([.$B$4]*[.D74])" office:value-type="float" office:value="-0.484291580564316" calcext:value-type="float">
            <text:p>-0,484291580564316</text:p>
          </table:table-cell>
          <table:table-cell/>
          <table:table-cell table:formula="of:=[.$B$5]*SIN([.$B$4]*[.D74]-[.$B$8]*([.$B$2]/-2)*SIN([.$B$9]))" office:value-type="float" office:value="-0.32644855714378" calcext:value-type="float">
            <text:p>-0,32644855714378</text:p>
          </table:table-cell>
          <table:table-cell table:formula="of:=[.$B$5]*SIN([.$B$4]*[.D74]-[.$B$8]*([.$B$2]/2)*SIN([.$B$9]))" office:value-type="float" office:value="-0.103617709070569" calcext:value-type="float">
            <text:p>-0,103617709070569</text:p>
          </table:table-cell>
          <table:table-cell table:formula="of:=ASIN(([.H74]-[.G74])/[.$B$2])" office:value-type="float" office:value="0.111647228562019" calcext:value-type="float">
            <text:p>0,111647228562019</text:p>
          </table:table-cell>
          <table:table-cell table:formula="of:=[.I74]*180/PI()" office:value-type="float" office:value="6.39691499093614" calcext:value-type="float">
            <text:p>6,39691499093614</text:p>
          </table:table-cell>
          <table:table-cell table:formula="of:=[.$B$5]*SIN([.$B$4]*[.D74]-[.$B$8]*([.$B$3]/2)*COS([.$B$9]))" office:value-type="float" office:value="0.392275772233024" calcext:value-type="float">
            <text:p>0,392275772233024</text:p>
          </table:table-cell>
          <table:table-cell table:formula="of:=[.$B$5]*SIN([.$B$4]*[.D74]-[.$B$8]*([.$B$3]/-2)*COS([.$B$9]))" office:value-type="float" office:value="0.194394919717365" calcext:value-type="float">
            <text:p>0,194394919717365</text:p>
          </table:table-cell>
          <table:table-cell table:formula="of:=ASIN(([.L74]-[.K74])/[.$B$3])" office:value-type="float" office:value="-0.0494904134750025" calcext:value-type="float">
            <text:p>-0,0494904134750025</text:p>
          </table:table-cell>
          <table:table-cell table:formula="of:=[.M74]*180/PI()" office:value-type="float" office:value="-2.83559181847502" calcext:value-type="float">
            <text:p>-2,83559181847502</text:p>
          </table:table-cell>
        </table:table-row>
        <table:table-row table:style-name="ro1">
          <table:table-cell table:number-columns-repeated="3"/>
          <table:table-cell office:value-type="float" office:value="7.2" calcext:value-type="float">
            <text:p>7,2</text:p>
          </table:table-cell>
          <table:table-cell table:formula="of:= [.$B$5]*SIN([.$B$4]*[.D75])" office:value-type="float" office:value="-0.491143625364344" calcext:value-type="float">
            <text:p>-0,491143625364344</text:p>
          </table:table-cell>
          <table:table-cell/>
          <table:table-cell table:formula="of:=[.$B$5]*SIN([.$B$4]*[.D75]-[.$B$8]*([.$B$2]/-2)*SIN([.$B$9]))" office:value-type="float" office:value="-0.302024152590846" calcext:value-type="float">
            <text:p>-0,302024152590846</text:p>
          </table:table-cell>
          <table:table-cell table:formula="of:=[.$B$5]*SIN([.$B$4]*[.D75]-[.$B$8]*([.$B$2]/2)*SIN([.$B$9]))" office:value-type="float" office:value="-0.134126946483179" calcext:value-type="float">
            <text:p>-0,134126946483179</text:p>
          </table:table-cell>
          <table:table-cell table:formula="of:=ASIN(([.H75]-[.G75])/[.$B$2])" office:value-type="float" office:value="0.0840475198549336" calcext:value-type="float">
            <text:p>0,0840475198549336</text:p>
          </table:table-cell>
          <table:table-cell table:formula="of:=[.I75]*180/PI()" office:value-type="float" office:value="4.81556816622969" calcext:value-type="float">
            <text:p>4,81556816622969</text:p>
          </table:table-cell>
          <table:table-cell table:formula="of:=[.$B$5]*SIN([.$B$4]*[.D75]-[.$B$8]*([.$B$3]/2)*COS([.$B$9]))" office:value-type="float" office:value="0.372034647658109" calcext:value-type="float">
            <text:p>0,372034647658109</text:p>
          </table:table-cell>
          <table:table-cell table:formula="of:=[.$B$5]*SIN([.$B$4]*[.D75]-[.$B$8]*([.$B$3]/-2)*COS([.$B$9]))" office:value-type="float" office:value="0.222936609541471" calcext:value-type="float">
            <text:p>0,222936609541471</text:p>
          </table:table-cell>
          <table:table-cell table:formula="of:=ASIN(([.L75]-[.K75])/[.$B$3])" office:value-type="float" office:value="-0.0372831463961992" calcext:value-type="float">
            <text:p>-0,0372831463961992</text:p>
          </table:table-cell>
          <table:table-cell table:formula="of:=[.M75]*180/PI()" office:value-type="float" office:value="-2.1361669354706" calcext:value-type="float">
            <text:p>-2,1361669354706</text:p>
          </table:table-cell>
        </table:table-row>
        <table:table-row table:style-name="ro1">
          <table:table-cell table:number-columns-repeated="3"/>
          <table:table-cell office:value-type="float" office:value="7.3" calcext:value-type="float">
            <text:p>7,3</text:p>
          </table:table-cell>
          <table:table-cell table:formula="of:= [.$B$5]*SIN([.$B$4]*[.D76])" office:value-type="float" office:value="-0.496057350657239" calcext:value-type="float">
            <text:p>-0,496057350657239</text:p>
          </table:table-cell>
          <table:table-cell/>
          <table:table-cell table:formula="of:=[.$B$5]*SIN([.$B$4]*[.D76]-[.$B$8]*([.$B$2]/-2)*SIN([.$B$9]))" office:value-type="float" office:value="-0.276407796689346" calcext:value-type="float">
            <text:p>-0,276407796689346</text:p>
          </table:table-cell>
          <table:table-cell table:formula="of:=[.$B$5]*SIN([.$B$4]*[.D76]-[.$B$8]*([.$B$2]/2)*SIN([.$B$9]))" office:value-type="float" office:value="-0.164106846114792" calcext:value-type="float">
            <text:p>-0,164106846114792</text:p>
          </table:table-cell>
          <table:table-cell table:formula="of:=ASIN(([.H76]-[.G76])/[.$B$2])" office:value-type="float" office:value="0.0561800231419773" calcext:value-type="float">
            <text:p>0,0561800231419773</text:p>
          </table:table-cell>
          <table:table-cell table:formula="of:=[.I76]*180/PI()" office:value-type="float" office:value="3.21887821898259" calcext:value-type="float">
            <text:p>3,21887821898259</text:p>
          </table:table-cell>
          <table:table-cell table:formula="of:=[.$B$5]*SIN([.$B$4]*[.D76]-[.$B$8]*([.$B$3]/2)*COS([.$B$9]))" office:value-type="float" office:value="0.350325272295351" calcext:value-type="float">
            <text:p>0,350325272295351</text:p>
          </table:table-cell>
          <table:table-cell table:formula="of:=[.$B$5]*SIN([.$B$4]*[.D76]-[.$B$8]*([.$B$3]/-2)*COS([.$B$9]))" office:value-type="float" office:value="0.250598470417765" calcext:value-type="float">
            <text:p>0,250598470417765</text:p>
          </table:table-cell>
          <table:table-cell table:formula="of:=ASIN(([.L76]-[.K76])/[.$B$3])" office:value-type="float" office:value="-0.024934284073456" calcext:value-type="float">
            <text:p>-0,024934284073456</text:p>
          </table:table-cell>
          <table:table-cell table:formula="of:=[.M76]*180/PI()" office:value-type="float" office:value="-1.42862924258929" calcext:value-type="float">
            <text:p>-1,42862924258929</text:p>
          </table:table-cell>
        </table:table-row>
        <table:table-row table:style-name="ro1">
          <table:table-cell table:number-columns-repeated="3"/>
          <table:table-cell office:value-type="float" office:value="7.4" calcext:value-type="float">
            <text:p>7,4</text:p>
          </table:table-cell>
          <table:table-cell table:formula="of:= [.$B$5]*SIN([.$B$4]*[.D77])" office:value-type="float" office:value="-0.499013364214136" calcext:value-type="float">
            <text:p>-0,499013364214136</text:p>
          </table:table-cell>
          <table:table-cell/>
          <table:table-cell table:formula="of:=[.$B$5]*SIN([.$B$4]*[.D77]-[.$B$8]*([.$B$2]/-2)*SIN([.$B$9]))" office:value-type="float" office:value="-0.249700585493024" calcext:value-type="float">
            <text:p>-0,249700585493024</text:p>
          </table:table-cell>
          <table:table-cell table:formula="of:=[.$B$5]*SIN([.$B$4]*[.D77]-[.$B$8]*([.$B$2]/2)*SIN([.$B$9]))" office:value-type="float" office:value="-0.193439090998077" calcext:value-type="float">
            <text:p>-0,193439090998077</text:p>
          </table:table-cell>
          <table:table-cell table:formula="of:=ASIN(([.H77]-[.G77])/[.$B$2])" office:value-type="float" office:value="0.028134458728581" calcext:value-type="float">
            <text:p>0,028134458728581</text:p>
          </table:table-cell>
          <table:table-cell table:formula="of:=[.I77]*180/PI()" office:value-type="float" office:value="1.61198574403269" calcext:value-type="float">
            <text:p>1,61198574403269</text:p>
          </table:table-cell>
          <table:table-cell table:formula="of:=[.$B$5]*SIN([.$B$4]*[.D77]-[.$B$8]*([.$B$3]/2)*COS([.$B$9]))" office:value-type="float" office:value="0.327233323131236" calcext:value-type="float">
            <text:p>0,327233323131236</text:p>
          </table:table-cell>
          <table:table-cell table:formula="of:=[.$B$5]*SIN([.$B$4]*[.D77]-[.$B$8]*([.$B$3]/-2)*COS([.$B$9]))" office:value-type="float" office:value="0.277271333618871" calcext:value-type="float">
            <text:p>0,277271333618871</text:p>
          </table:table-cell>
          <table:table-cell table:formula="of:=ASIN(([.L77]-[.K77])/[.$B$3])" office:value-type="float" office:value="-0.0124908221798998" calcext:value-type="float">
            <text:p>-0,0124908221798998</text:p>
          </table:table-cell>
          <table:table-cell table:formula="of:=[.M77]*180/PI()" office:value-type="float" office:value="-0.715671393556659" calcext:value-type="float">
            <text:p>-0,715671393556659</text:p>
          </table:table-cell>
        </table:table-row>
        <table:table-row table:style-name="ro1">
          <table:table-cell table:number-columns-repeated="3"/>
          <table:table-cell office:value-type="float" office:value="7.5" calcext:value-type="float">
            <text:p>7,5</text:p>
          </table:table-cell>
          <table:table-cell table:formula="of:= [.$B$5]*SIN([.$B$4]*[.D78])" office:value-type="float" office:value="-0.5" calcext:value-type="float">
            <text:p>-0,5</text:p>
          </table:table-cell>
          <table:table-cell/>
          <table:table-cell table:formula="of:=[.$B$5]*SIN([.$B$4]*[.D78]-[.$B$8]*([.$B$2]/-2)*SIN([.$B$9]))" office:value-type="float" office:value="-0.222007920163106" calcext:value-type="float">
            <text:p>-0,222007920163106</text:p>
          </table:table-cell>
          <table:table-cell table:formula="of:=[.$B$5]*SIN([.$B$4]*[.D78]-[.$B$8]*([.$B$2]/2)*SIN([.$B$9]))" office:value-type="float" office:value="-0.222007920163107" calcext:value-type="float">
            <text:p>-0,222007920163107</text:p>
          </table:table-cell>
          <table:table-cell table:formula="of:=ASIN(([.H78]-[.G78])/[.$B$2])" office:value-type="float" office:value="0" calcext:value-type="float">
            <text:p>0</text:p>
          </table:table-cell>
          <table:table-cell table:formula="of:=[.I78]*180/PI()" office:value-type="float" office:value="0" calcext:value-type="float">
            <text:p>0</text:p>
          </table:table-cell>
          <table:table-cell table:formula="of:=[.$B$5]*SIN([.$B$4]*[.D78]-[.$B$8]*([.$B$3]/2)*COS([.$B$9]))" office:value-type="float" office:value="0.302849933539406" calcext:value-type="float">
            <text:p>0,302849933539406</text:p>
          </table:table-cell>
          <table:table-cell table:formula="of:=[.$B$5]*SIN([.$B$4]*[.D78]-[.$B$8]*([.$B$3]/-2)*COS([.$B$9]))" office:value-type="float" office:value="0.302849933539407" calcext:value-type="float">
            <text:p>0,302849933539407</text:p>
          </table:table-cell>
          <table:table-cell table:formula="of:=ASIN(([.L78]-[.K78])/[.$B$3])" office:value-type="float" office:value="0" calcext:value-type="float">
            <text:p>0</text:p>
          </table:table-cell>
          <table:table-cell table:formula="of:=[.M78]*180/PI(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.6" calcext:value-type="float">
            <text:p>7,6</text:p>
          </table:table-cell>
          <table:table-cell table:formula="of:= [.$B$5]*SIN([.$B$4]*[.D79])" office:value-type="float" office:value="-0.499013364214136" calcext:value-type="float">
            <text:p>-0,499013364214136</text:p>
          </table:table-cell>
          <table:table-cell/>
          <table:table-cell table:formula="of:=[.$B$5]*SIN([.$B$4]*[.D79]-[.$B$8]*([.$B$2]/-2)*SIN([.$B$9]))" office:value-type="float" office:value="-0.193439090998077" calcext:value-type="float">
            <text:p>-0,193439090998077</text:p>
          </table:table-cell>
          <table:table-cell table:formula="of:=[.$B$5]*SIN([.$B$4]*[.D79]-[.$B$8]*([.$B$2]/2)*SIN([.$B$9]))" office:value-type="float" office:value="-0.249700585493024" calcext:value-type="float">
            <text:p>-0,249700585493024</text:p>
          </table:table-cell>
          <table:table-cell table:formula="of:=ASIN(([.H79]-[.G79])/[.$B$2])" office:value-type="float" office:value="-0.0281344587285813" calcext:value-type="float">
            <text:p>-0,0281344587285813</text:p>
          </table:table-cell>
          <table:table-cell table:formula="of:=[.I79]*180/PI()" office:value-type="float" office:value="-1.61198574403271" calcext:value-type="float">
            <text:p>-1,61198574403271</text:p>
          </table:table-cell>
          <table:table-cell table:formula="of:=[.$B$5]*SIN([.$B$4]*[.D79]-[.$B$8]*([.$B$3]/2)*COS([.$B$9]))" office:value-type="float" office:value="0.277271333618871" calcext:value-type="float">
            <text:p>0,277271333618871</text:p>
          </table:table-cell>
          <table:table-cell table:formula="of:=[.$B$5]*SIN([.$B$4]*[.D79]-[.$B$8]*([.$B$3]/-2)*COS([.$B$9]))" office:value-type="float" office:value="0.327233323131236" calcext:value-type="float">
            <text:p>0,327233323131236</text:p>
          </table:table-cell>
          <table:table-cell table:formula="of:=ASIN(([.L79]-[.K79])/[.$B$3])" office:value-type="float" office:value="0.0124908221798999" calcext:value-type="float">
            <text:p>0,0124908221798999</text:p>
          </table:table-cell>
          <table:table-cell table:formula="of:=[.M79]*180/PI()" office:value-type="float" office:value="0.715671393556665" calcext:value-type="float">
            <text:p>0,715671393556665</text:p>
          </table:table-cell>
        </table:table-row>
        <table:table-row table:style-name="ro1">
          <table:table-cell table:number-columns-repeated="3"/>
          <table:table-cell office:value-type="float" office:value="7.7" calcext:value-type="float">
            <text:p>7,7</text:p>
          </table:table-cell>
          <table:table-cell table:formula="of:= [.$B$5]*SIN([.$B$4]*[.D80])" office:value-type="float" office:value="-0.496057350657239" calcext:value-type="float">
            <text:p>-0,496057350657239</text:p>
          </table:table-cell>
          <table:table-cell/>
          <table:table-cell table:formula="of:=[.$B$5]*SIN([.$B$4]*[.D80]-[.$B$8]*([.$B$2]/-2)*SIN([.$B$9]))" office:value-type="float" office:value="-0.164106846114792" calcext:value-type="float">
            <text:p>-0,164106846114792</text:p>
          </table:table-cell>
          <table:table-cell table:formula="of:=[.$B$5]*SIN([.$B$4]*[.D80]-[.$B$8]*([.$B$2]/2)*SIN([.$B$9]))" office:value-type="float" office:value="-0.276407796689346" calcext:value-type="float">
            <text:p>-0,276407796689346</text:p>
          </table:table-cell>
          <table:table-cell table:formula="of:=ASIN(([.H80]-[.G80])/[.$B$2])" office:value-type="float" office:value="-0.0561800231419779" calcext:value-type="float">
            <text:p>-0,0561800231419779</text:p>
          </table:table-cell>
          <table:table-cell table:formula="of:=[.I80]*180/PI()" office:value-type="float" office:value="-3.21887821898263" calcext:value-type="float">
            <text:p>-3,21887821898263</text:p>
          </table:table-cell>
          <table:table-cell table:formula="of:=[.$B$5]*SIN([.$B$4]*[.D80]-[.$B$8]*([.$B$3]/2)*COS([.$B$9]))" office:value-type="float" office:value="0.250598470417765" calcext:value-type="float">
            <text:p>0,250598470417765</text:p>
          </table:table-cell>
          <table:table-cell table:formula="of:=[.$B$5]*SIN([.$B$4]*[.D80]-[.$B$8]*([.$B$3]/-2)*COS([.$B$9]))" office:value-type="float" office:value="0.350325272295351" calcext:value-type="float">
            <text:p>0,350325272295351</text:p>
          </table:table-cell>
          <table:table-cell table:formula="of:=ASIN(([.L80]-[.K80])/[.$B$3])" office:value-type="float" office:value="0.0249342840734563" calcext:value-type="float">
            <text:p>0,0249342840734563</text:p>
          </table:table-cell>
          <table:table-cell table:formula="of:=[.M80]*180/PI()" office:value-type="float" office:value="1.42862924258931" calcext:value-type="float">
            <text:p>1,42862924258931</text:p>
          </table:table-cell>
        </table:table-row>
        <table:table-row table:style-name="ro1">
          <table:table-cell table:number-columns-repeated="3"/>
          <table:table-cell office:value-type="float" office:value="7.8" calcext:value-type="float">
            <text:p>7,8</text:p>
          </table:table-cell>
          <table:table-cell table:formula="of:= [.$B$5]*SIN([.$B$4]*[.D81])" office:value-type="float" office:value="-0.491143625364344" calcext:value-type="float">
            <text:p>-0,491143625364344</text:p>
          </table:table-cell>
          <table:table-cell/>
          <table:table-cell table:formula="of:=[.$B$5]*SIN([.$B$4]*[.D81]-[.$B$8]*([.$B$2]/-2)*SIN([.$B$9]))" office:value-type="float" office:value="-0.134126946483178" calcext:value-type="float">
            <text:p>-0,134126946483178</text:p>
          </table:table-cell>
          <table:table-cell table:formula="of:=[.$B$5]*SIN([.$B$4]*[.D81]-[.$B$8]*([.$B$2]/2)*SIN([.$B$9]))" office:value-type="float" office:value="-0.302024152590846" calcext:value-type="float">
            <text:p>-0,302024152590846</text:p>
          </table:table-cell>
          <table:table-cell table:formula="of:=ASIN(([.H81]-[.G81])/[.$B$2])" office:value-type="float" office:value="-0.0840475198549343" calcext:value-type="float">
            <text:p>-0,0840475198549343</text:p>
          </table:table-cell>
          <table:table-cell table:formula="of:=[.I81]*180/PI()" office:value-type="float" office:value="-4.81556816622972" calcext:value-type="float">
            <text:p>-4,81556816622972</text:p>
          </table:table-cell>
          <table:table-cell table:formula="of:=[.$B$5]*SIN([.$B$4]*[.D81]-[.$B$8]*([.$B$3]/2)*COS([.$B$9]))" office:value-type="float" office:value="0.22293660954147" calcext:value-type="float">
            <text:p>0,22293660954147</text:p>
          </table:table-cell>
          <table:table-cell table:formula="of:=[.$B$5]*SIN([.$B$4]*[.D81]-[.$B$8]*([.$B$3]/-2)*COS([.$B$9]))" office:value-type="float" office:value="0.372034647658109" calcext:value-type="float">
            <text:p>0,372034647658109</text:p>
          </table:table-cell>
          <table:table-cell table:formula="of:=ASIN(([.L81]-[.K81])/[.$B$3])" office:value-type="float" office:value="0.0372831463961994" calcext:value-type="float">
            <text:p>0,0372831463961994</text:p>
          </table:table-cell>
          <table:table-cell table:formula="of:=[.M81]*180/PI()" office:value-type="float" office:value="2.13616693547061" calcext:value-type="float">
            <text:p>2,13616693547061</text:p>
          </table:table-cell>
        </table:table-row>
        <table:table-row table:style-name="ro1">
          <table:table-cell table:number-columns-repeated="3"/>
          <table:table-cell office:value-type="float" office:value="7.9" calcext:value-type="float">
            <text:p>7,9</text:p>
          </table:table-cell>
          <table:table-cell table:formula="of:= [.$B$5]*SIN([.$B$4]*[.D82])" office:value-type="float" office:value="-0.484291580564316" calcext:value-type="float">
            <text:p>-0,484291580564316</text:p>
          </table:table-cell>
          <table:table-cell/>
          <table:table-cell table:formula="of:=[.$B$5]*SIN([.$B$4]*[.D82]-[.$B$8]*([.$B$2]/-2)*SIN([.$B$9]))" office:value-type="float" office:value="-0.103617709070569" calcext:value-type="float">
            <text:p>-0,103617709070569</text:p>
          </table:table-cell>
          <table:table-cell table:formula="of:=[.$B$5]*SIN([.$B$4]*[.D82]-[.$B$8]*([.$B$2]/2)*SIN([.$B$9]))" office:value-type="float" office:value="-0.32644855714378" calcext:value-type="float">
            <text:p>-0,32644855714378</text:p>
          </table:table-cell>
          <table:table-cell table:formula="of:=ASIN(([.H82]-[.G82])/[.$B$2])" office:value-type="float" office:value="-0.111647228562019" calcext:value-type="float">
            <text:p>-0,111647228562019</text:p>
          </table:table-cell>
          <table:table-cell table:formula="of:=[.I82]*180/PI()" office:value-type="float" office:value="-6.39691499093615" calcext:value-type="float">
            <text:p>-6,39691499093615</text:p>
          </table:table-cell>
          <table:table-cell table:formula="of:=[.$B$5]*SIN([.$B$4]*[.D82]-[.$B$8]*([.$B$3]/2)*COS([.$B$9]))" office:value-type="float" office:value="0.194394919717365" calcext:value-type="float">
            <text:p>0,194394919717365</text:p>
          </table:table-cell>
          <table:table-cell table:formula="of:=[.$B$5]*SIN([.$B$4]*[.D82]-[.$B$8]*([.$B$3]/-2)*COS([.$B$9]))" office:value-type="float" office:value="0.392275772233024" calcext:value-type="float">
            <text:p>0,392275772233024</text:p>
          </table:table-cell>
          <table:table-cell table:formula="of:=ASIN(([.L82]-[.K82])/[.$B$3])" office:value-type="float" office:value="0.0494904134750026" calcext:value-type="float">
            <text:p>0,0494904134750026</text:p>
          </table:table-cell>
          <table:table-cell table:formula="of:=[.M82]*180/PI()" office:value-type="float" office:value="2.83559181847503" calcext:value-type="float">
            <text:p>2,8355918184750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 [.$B$5]*SIN([.$B$4]*[.D83])" office:value-type="float" office:value="-0.475528258147577" calcext:value-type="float">
            <text:p>-0,475528258147577</text:p>
          </table:table-cell>
          <table:table-cell/>
          <table:table-cell table:formula="of:=[.$B$5]*SIN([.$B$4]*[.D83]-[.$B$8]*([.$B$2]/-2)*SIN([.$B$9]))" office:value-type="float" office:value="-0.0726995398986867" calcext:value-type="float">
            <text:p>-0,0726995398986867</text:p>
          </table:table-cell>
          <table:table-cell table:formula="of:=[.$B$5]*SIN([.$B$4]*[.D83]-[.$B$8]*([.$B$2]/2)*SIN([.$B$9]))" office:value-type="float" office:value="-0.349584618381827" calcext:value-type="float">
            <text:p>-0,349584618381827</text:p>
          </table:table-cell>
          <table:table-cell table:formula="of:=ASIN(([.H83]-[.G83])/[.$B$2])" office:value-type="float" office:value="-0.138888636967454" calcext:value-type="float">
            <text:p>-0,138888636967454</text:p>
          </table:table-cell>
          <table:table-cell table:formula="of:=[.I83]*180/PI()" office:value-type="float" office:value="-7.95773272055976" calcext:value-type="float">
            <text:p>-7,95773272055976</text:p>
          </table:table-cell>
          <table:table-cell table:formula="of:=[.$B$5]*SIN([.$B$4]*[.D83]-[.$B$8]*([.$B$3]/2)*COS([.$B$9]))" office:value-type="float" office:value="0.165086041955726" calcext:value-type="float">
            <text:p>0,165086041955726</text:p>
          </table:table-cell>
          <table:table-cell table:formula="of:=[.$B$5]*SIN([.$B$4]*[.D83]-[.$B$8]*([.$B$3]/-2)*COS([.$B$9]))" office:value-type="float" office:value="0.410968763548688" calcext:value-type="float">
            <text:p>0,410968763548688</text:p>
          </table:table-cell>
          <table:table-cell table:formula="of:=ASIN(([.L83]-[.K83])/[.$B$3])" office:value-type="float" office:value="0.0615094590151678" calcext:value-type="float">
            <text:p>0,0615094590151678</text:p>
          </table:table-cell>
          <table:table-cell table:formula="of:=[.M83]*180/PI()" office:value-type="float" office:value="3.52423240170203" calcext:value-type="float">
            <text:p>3,52423240170203</text:p>
          </table:table-cell>
        </table:table-row>
        <table:table-row table:style-name="ro1">
          <table:table-cell table:number-columns-repeated="3"/>
          <table:table-cell office:value-type="float" office:value="8.1" calcext:value-type="float">
            <text:p>8,1</text:p>
          </table:table-cell>
          <table:table-cell table:formula="of:= [.$B$5]*SIN([.$B$4]*[.D84])" office:value-type="float" office:value="-0.464888242944126" calcext:value-type="float">
            <text:p>-0,464888242944126</text:p>
          </table:table-cell>
          <table:table-cell/>
          <table:table-cell table:formula="of:=[.$B$5]*SIN([.$B$4]*[.D84]-[.$B$8]*([.$B$2]/-2)*SIN([.$B$9]))" office:value-type="float" office:value="-0.0414944588560842" calcext:value-type="float">
            <text:p>-0,0414944588560842</text:p>
          </table:table-cell>
          <table:table-cell table:formula="of:=[.$B$5]*SIN([.$B$4]*[.D84]-[.$B$8]*([.$B$2]/2)*SIN([.$B$9]))" office:value-type="float" office:value="-0.371341028841141" calcext:value-type="float">
            <text:p>-0,371341028841141</text:p>
          </table:table-cell>
          <table:table-cell table:formula="of:=ASIN(([.H84]-[.G84])/[.$B$2])" office:value-type="float" office:value="-0.165680230706441" calcext:value-type="float">
            <text:p>-0,165680230706441</text:p>
          </table:table-cell>
          <table:table-cell table:formula="of:=[.I84]*180/PI()" office:value-type="float" office:value="-9.49277796823285" calcext:value-type="float">
            <text:p>-9,49277796823285</text:p>
          </table:table-cell>
          <table:table-cell table:formula="of:=[.$B$5]*SIN([.$B$4]*[.D84]-[.$B$8]*([.$B$3]/2)*COS([.$B$9]))" office:value-type="float" office:value="0.135125645007126" calcext:value-type="float">
            <text:p>0,135125645007126</text:p>
          </table:table-cell>
          <table:table-cell table:formula="of:=[.$B$5]*SIN([.$B$4]*[.D84]-[.$B$8]*([.$B$3]/-2)*COS([.$B$9]))" office:value-type="float" office:value="0.428039848908394" calcext:value-type="float">
            <text:p>0,428039848908394</text:p>
          </table:table-cell>
          <table:table-cell table:formula="of:=ASIN(([.L84]-[.K84])/[.$B$3])" office:value-type="float" office:value="0.0732941564601646" calcext:value-type="float">
            <text:p>0,0732941564601646</text:p>
          </table:table-cell>
          <table:table-cell table:formula="of:=[.M84]*180/PI()" office:value-type="float" office:value="4.19944582813895" calcext:value-type="float">
            <text:p>4,19944582813895</text:p>
          </table:table-cell>
        </table:table-row>
        <table:table-row table:style-name="ro1">
          <table:table-cell table:number-columns-repeated="3"/>
          <table:table-cell office:value-type="float" office:value="8.2" calcext:value-type="float">
            <text:p>8,2</text:p>
          </table:table-cell>
          <table:table-cell table:formula="of:= [.$B$5]*SIN([.$B$4]*[.D85])" office:value-type="float" office:value="-0.45241352623301" calcext:value-type="float">
            <text:p>-0,45241352623301</text:p>
          </table:table-cell>
          <table:table-cell/>
          <table:table-cell table:formula="of:=[.$B$5]*SIN([.$B$4]*[.D85]-[.$B$8]*([.$B$2]/-2)*SIN([.$B$9]))" office:value-type="float" office:value="-0.0101256181413918" calcext:value-type="float">
            <text:p>-0,0101256181413918</text:p>
          </table:table-cell>
          <table:table-cell table:formula="of:=[.$B$5]*SIN([.$B$4]*[.D85]-[.$B$8]*([.$B$2]/2)*SIN([.$B$9]))" office:value-type="float" office:value="-0.391631925909198" calcext:value-type="float">
            <text:p>-0,391631925909198</text:p>
          </table:table-cell>
          <table:table-cell table:formula="of:=ASIN(([.H85]-[.G85])/[.$B$2])" office:value-type="float" office:value="-0.191929331373033" calcext:value-type="float">
            <text:p>-0,191929331373033</text:p>
          </table:table-cell>
          <table:table-cell table:formula="of:=[.I85]*180/PI()" office:value-type="float" office:value="-10.9967406524426" calcext:value-type="float">
            <text:p>-10,9967406524426</text:p>
          </table:table-cell>
          <table:table-cell table:formula="of:=[.$B$5]*SIN([.$B$4]*[.D85]-[.$B$8]*([.$B$3]/2)*COS([.$B$9]))" office:value-type="float" office:value="0.104631968870718" calcext:value-type="float">
            <text:p>0,104631968870718</text:p>
          </table:table-cell>
          <table:table-cell table:formula="of:=[.$B$5]*SIN([.$B$4]*[.D85]-[.$B$8]*([.$B$3]/-2)*COS([.$B$9]))" office:value-type="float" office:value="0.443421656537265" calcext:value-type="float">
            <text:p>0,443421656537265</text:p>
          </table:table-cell>
          <table:table-cell table:formula="of:=ASIN(([.L85]-[.K85])/[.$B$3])" office:value-type="float" office:value="0.0847990152070661" calcext:value-type="float">
            <text:p>0,0847990152070661</text:p>
          </table:table-cell>
          <table:table-cell table:formula="of:=[.M85]*180/PI()" office:value-type="float" office:value="4.85862567823057" calcext:value-type="float">
            <text:p>4,85862567823057</text:p>
          </table:table-cell>
        </table:table-row>
        <table:table-row table:style-name="ro1">
          <table:table-cell table:number-columns-repeated="3"/>
          <table:table-cell office:value-type="float" office:value="8.3" calcext:value-type="float">
            <text:p>8,3</text:p>
          </table:table-cell>
          <table:table-cell table:formula="of:= [.$B$5]*SIN([.$B$4]*[.D86])" office:value-type="float" office:value="-0.438153340021932" calcext:value-type="float">
            <text:p>-0,438153340021932</text:p>
          </table:table-cell>
          <table:table-cell/>
          <table:table-cell table:formula="of:=[.$B$5]*SIN([.$B$4]*[.D86]-[.$B$8]*([.$B$2]/-2)*SIN([.$B$9]))" office:value-type="float" office:value="0.0212831837621494" calcext:value-type="float">
            <text:p>0,0212831837621494</text:p>
          </table:table-cell>
          <table:table-cell table:formula="of:=[.$B$5]*SIN([.$B$4]*[.D86]-[.$B$8]*([.$B$2]/2)*SIN([.$B$9]))" office:value-type="float" office:value="-0.410377230685299" calcext:value-type="float">
            <text:p>-0,410377230685299</text:p>
          </table:table-cell>
          <table:table-cell table:formula="of:=ASIN(([.H86]-[.G86])/[.$B$2])" office:value-type="float" office:value="-0.217541996828722" calcext:value-type="float">
            <text:p>-0,217541996828722</text:p>
          </table:table-cell>
          <table:table-cell table:formula="of:=[.I86]*180/PI()" office:value-type="float" office:value="-12.4642382851341" calcext:value-type="float">
            <text:p>-12,4642382851341</text:p>
          </table:table-cell>
          <table:table-cell table:formula="of:=[.$B$5]*SIN([.$B$4]*[.D86]-[.$B$8]*([.$B$3]/2)*COS([.$B$9]))" office:value-type="float" office:value="0.0737253581549766" calcext:value-type="float">
            <text:p>0,0737253581549766</text:p>
          </table:table-cell>
          <table:table-cell table:formula="of:=[.$B$5]*SIN([.$B$4]*[.D86]-[.$B$8]*([.$B$3]/-2)*COS([.$B$9]))" office:value-type="float" office:value="0.457053481467868" calcext:value-type="float">
            <text:p>0,457053481467868</text:p>
          </table:table-cell>
          <table:table-cell table:formula="of:=ASIN(([.L86]-[.K86])/[.$B$3])" office:value-type="float" office:value="0.0959793237127111" calcext:value-type="float">
            <text:p>0,0959793237127111</text:p>
          </table:table-cell>
          <table:table-cell table:formula="of:=[.M86]*180/PI()" office:value-type="float" office:value="5.49921016925825" calcext:value-type="float">
            <text:p>5,49921016925825</text:p>
          </table:table-cell>
        </table:table-row>
        <table:table-row table:style-name="ro1">
          <table:table-cell table:number-columns-repeated="3"/>
          <table:table-cell office:value-type="float" office:value="8.4" calcext:value-type="float">
            <text:p>8,4</text:p>
          </table:table-cell>
          <table:table-cell table:formula="of:= [.$B$5]*SIN([.$B$4]*[.D87])" office:value-type="float" office:value="-0.422163962751008" calcext:value-type="float">
            <text:p>-0,422163962751008</text:p>
          </table:table-cell>
          <table:table-cell/>
          <table:table-cell table:formula="of:=[.$B$5]*SIN([.$B$4]*[.D87]-[.$B$8]*([.$B$2]/-2)*SIN([.$B$9]))" office:value-type="float" office:value="0.0526079906627431" calcext:value-type="float">
            <text:p>0,0526079906627431</text:p>
          </table:table-cell>
          <table:table-cell table:formula="of:=[.$B$5]*SIN([.$B$4]*[.D87]-[.$B$8]*([.$B$2]/2)*SIN([.$B$9]))" office:value-type="float" office:value="-0.427502964015409" calcext:value-type="float">
            <text:p>-0,427502964015409</text:p>
          </table:table-cell>
          <table:table-cell table:formula="of:=ASIN(([.H87]-[.G87])/[.$B$2])" office:value-type="float" office:value="-0.242422999041036" calcext:value-type="float">
            <text:p>-0,242422999041036</text:p>
          </table:table-cell>
          <table:table-cell table:formula="of:=[.I87]*180/PI()" office:value-type="float" office:value="-13.8898147019554" calcext:value-type="float">
            <text:p>-13,8898147019554</text:p>
          </table:table-cell>
          <table:table-cell table:formula="of:=[.$B$5]*SIN([.$B$4]*[.D87]-[.$B$8]*([.$B$3]/2)*COS([.$B$9]))" office:value-type="float" office:value="0.0425277871325103" calcext:value-type="float">
            <text:p>0,0425277871325103</text:p>
          </table:table-cell>
          <table:table-cell table:formula="of:=[.$B$5]*SIN([.$B$4]*[.D87]-[.$B$8]*([.$B$3]/-2)*COS([.$B$9]))" office:value-type="float" office:value="0.46888152511499" calcext:value-type="float">
            <text:p>0,46888152511499</text:p>
          </table:table-cell>
          <table:table-cell table:formula="of:=ASIN(([.L87]-[.K87])/[.$B$3])" office:value-type="float" office:value="0.106791300243425" calcext:value-type="float">
            <text:p>0,106791300243425</text:p>
          </table:table-cell>
          <table:table-cell table:formula="of:=[.M87]*180/PI()" office:value-type="float" office:value="6.11869079266268" calcext:value-type="float">
            <text:p>6,11869079266268</text:p>
          </table:table-cell>
        </table:table-row>
        <table:table-row table:style-name="ro1">
          <table:table-cell table:number-columns-repeated="3"/>
          <table:table-cell office:value-type="float" office:value="8.5" calcext:value-type="float">
            <text:p>8,5</text:p>
          </table:table-cell>
          <table:table-cell table:formula="of:= [.$B$5]*SIN([.$B$4]*[.D88])" office:value-type="float" office:value="-0.404508497187474" calcext:value-type="float">
            <text:p>-0,404508497187474</text:p>
          </table:table-cell>
          <table:table-cell/>
          <table:table-cell table:formula="of:=[.$B$5]*SIN([.$B$4]*[.D88]-[.$B$8]*([.$B$2]/-2)*SIN([.$B$9]))" office:value-type="float" office:value="0.0837251778584957" calcext:value-type="float">
            <text:p>0,0837251778584957</text:p>
          </table:table-cell>
          <table:table-cell table:formula="of:=[.$B$5]*SIN([.$B$4]*[.D88]-[.$B$8]*([.$B$2]/2)*SIN([.$B$9]))" office:value-type="float" office:value="-0.442941538454075" calcext:value-type="float">
            <text:p>-0,442941538454075</text:p>
          </table:table-cell>
          <table:table-cell table:formula="of:=ASIN(([.H88]-[.G88])/[.$B$2])" office:value-type="float" office:value="-0.266475895602533" calcext:value-type="float">
            <text:p>-0,266475895602533</text:p>
          </table:table-cell>
          <table:table-cell table:formula="of:=[.I88]*180/PI()" office:value-type="float" office:value="-15.2679441599938" calcext:value-type="float">
            <text:p>-15,2679441599938</text:p>
          </table:table-cell>
          <table:table-cell table:formula="of:=[.$B$5]*SIN([.$B$4]*[.D88]-[.$B$8]*([.$B$3]/2)*COS([.$B$9]))" office:value-type="float" office:value="0.0111623783633298" calcext:value-type="float">
            <text:p>0,0111623783633298</text:p>
          </table:table-cell>
          <table:table-cell table:formula="of:=[.$B$5]*SIN([.$B$4]*[.D88]-[.$B$8]*([.$B$3]/-2)*COS([.$B$9]))" office:value-type="float" office:value="0.478859107594077" calcext:value-type="float">
            <text:p>0,478859107594077</text:p>
          </table:table-cell>
          <table:table-cell table:formula="of:=ASIN(([.L88]-[.K88])/[.$B$3])" office:value-type="float" office:value="0.117192251687957" calcext:value-type="float">
            <text:p>0,117192251687957</text:p>
          </table:table-cell>
          <table:table-cell table:formula="of:=[.M88]*180/PI()" office:value-type="float" office:value="6.71462141335484" calcext:value-type="float">
            <text:p>6,71462141335484</text:p>
          </table:table-cell>
        </table:table-row>
        <table:table-row table:style-name="ro1">
          <table:table-cell table:number-columns-repeated="3"/>
          <table:table-cell office:value-type="float" office:value="8.6" calcext:value-type="float">
            <text:p>8,6</text:p>
          </table:table-cell>
          <table:table-cell table:formula="of:= [.$B$5]*SIN([.$B$4]*[.D89])" office:value-type="float" office:value="-0.385256621387895" calcext:value-type="float">
            <text:p>-0,385256621387895</text:p>
          </table:table-cell>
          <table:table-cell/>
          <table:table-cell table:formula="of:=[.$B$5]*SIN([.$B$4]*[.D89]-[.$B$8]*([.$B$2]/-2)*SIN([.$B$9]))" office:value-type="float" office:value="0.114511940027637" calcext:value-type="float">
            <text:p>0,114511940027637</text:p>
          </table:table-cell>
          <table:table-cell table:formula="of:=[.$B$5]*SIN([.$B$4]*[.D89]-[.$B$8]*([.$B$2]/2)*SIN([.$B$9]))" office:value-type="float" office:value="-0.456632025001204" calcext:value-type="float">
            <text:p>-0,456632025001204</text:p>
          </table:table-cell>
          <table:table-cell table:formula="of:=ASIN(([.H89]-[.G89])/[.$B$2])" office:value-type="float" office:value="-0.289603211562529" calcext:value-type="float">
            <text:p>-0,289603211562529</text:p>
          </table:table-cell>
          <table:table-cell table:formula="of:=[.I89]*180/PI()" office:value-type="float" office:value="-16.5930417559672" calcext:value-type="float">
            <text:p>-16,5930417559672</text:p>
          </table:table-cell>
          <table:table-cell table:formula="of:=[.$B$5]*SIN([.$B$4]*[.D89]-[.$B$8]*([.$B$3]/2)*COS([.$B$9]))" office:value-type="float" office:value="-0.0202470832136457" calcext:value-type="float">
            <text:p>-0,0202470832136457</text:p>
          </table:table-cell>
          <table:table-cell table:formula="of:=[.$B$5]*SIN([.$B$4]*[.D89]-[.$B$8]*([.$B$3]/-2)*COS([.$B$9]))" office:value-type="float" office:value="0.486946851945407" calcext:value-type="float">
            <text:p>0,486946851945407</text:p>
          </table:table-cell>
          <table:table-cell table:formula="of:=ASIN(([.L89]-[.K89])/[.$B$3])" office:value-type="float" office:value="0.12714074047411" calcext:value-type="float">
            <text:p>0,12714074047411</text:p>
          </table:table-cell>
          <table:table-cell table:formula="of:=[.M89]*180/PI()" office:value-type="float" office:value="7.28462783333462" calcext:value-type="float">
            <text:p>7,28462783333462</text:p>
          </table:table-cell>
        </table:table-row>
        <table:table-row table:style-name="ro1">
          <table:table-cell table:number-columns-repeated="3"/>
          <table:table-cell office:value-type="float" office:value="8.7" calcext:value-type="float">
            <text:p>8,7</text:p>
          </table:table-cell>
          <table:table-cell table:formula="of:= [.$B$5]*SIN([.$B$4]*[.D90])" office:value-type="float" office:value="-0.364484313710705" calcext:value-type="float">
            <text:p>-0,364484313710705</text:p>
          </table:table-cell>
          <table:table-cell/>
          <table:table-cell table:formula="of:=[.$B$5]*SIN([.$B$4]*[.D90]-[.$B$8]*([.$B$2]/-2)*SIN([.$B$9]))" office:value-type="float" office:value="0.144846775885018" calcext:value-type="float">
            <text:p>0,144846775885018</text:p>
          </table:table-cell>
          <table:table-cell table:formula="of:=[.$B$5]*SIN([.$B$4]*[.D90]-[.$B$8]*([.$B$2]/2)*SIN([.$B$9]))" office:value-type="float" office:value="-0.468520393560982" calcext:value-type="float">
            <text:p>-0,468520393560982</text:p>
          </table:table-cell>
          <table:table-cell table:formula="of:=ASIN(([.H90]-[.G90])/[.$B$2])" office:value-type="float" office:value="-0.311706747967456" calcext:value-type="float">
            <text:p>-0,311706747967456</text:p>
          </table:table-cell>
          <table:table-cell table:formula="of:=[.I90]*180/PI()" office:value-type="float" office:value="-17.8594811042833" calcext:value-type="float">
            <text:p>-17,8594811042833</text:p>
          </table:table-cell>
          <table:table-cell table:formula="of:=[.$B$5]*SIN([.$B$4]*[.D90]-[.$B$8]*([.$B$3]/2)*COS([.$B$9]))" office:value-type="float" office:value="-0.0515766388031893" calcext:value-type="float">
            <text:p>-0,0515766388031893</text:p>
          </table:table-cell>
          <table:table-cell table:formula="of:=[.$B$5]*SIN([.$B$4]*[.D90]-[.$B$8]*([.$B$3]/-2)*COS([.$B$9]))" office:value-type="float" office:value="0.493112839536963" calcext:value-type="float">
            <text:p>0,493112839536963</text:p>
          </table:table-cell>
          <table:table-cell table:formula="of:=ASIN(([.L90]-[.K90])/[.$B$3])" office:value-type="float" office:value="0.136596759211638" calcext:value-type="float">
            <text:p>0,136596759211638</text:p>
          </table:table-cell>
          <table:table-cell table:formula="of:=[.M90]*180/PI()" office:value-type="float" office:value="7.82641779799161" calcext:value-type="float">
            <text:p>7,82641779799161</text:p>
          </table:table-cell>
        </table:table-row>
        <table:table-row table:style-name="ro1">
          <table:table-cell table:number-columns-repeated="3"/>
          <table:table-cell office:value-type="float" office:value="8.8" calcext:value-type="float">
            <text:p>8,8</text:p>
          </table:table-cell>
          <table:table-cell table:formula="of:= [.$B$5]*SIN([.$B$4]*[.D91])" office:value-type="float" office:value="-0.342273552964344" calcext:value-type="float">
            <text:p>-0,342273552964344</text:p>
          </table:table-cell>
          <table:table-cell/>
          <table:table-cell table:formula="of:=[.$B$5]*SIN([.$B$4]*[.D91]-[.$B$8]*([.$B$2]/-2)*SIN([.$B$9]))" office:value-type="float" office:value="0.174609967692177" calcext:value-type="float">
            <text:p>0,174609967692177</text:p>
          </table:table-cell>
          <table:table-cell table:formula="of:=[.$B$5]*SIN([.$B$4]*[.D91]-[.$B$8]*([.$B$2]/2)*SIN([.$B$9]))" office:value-type="float" office:value="-0.478559726173981" calcext:value-type="float">
            <text:p>-0,478559726173981</text:p>
          </table:table-cell>
          <table:table-cell table:formula="of:=ASIN(([.H91]-[.G91])/[.$B$2])" office:value-type="float" office:value="-0.332688032207581" calcext:value-type="float">
            <text:p>-0,332688032207581</text:p>
          </table:table-cell>
          <table:table-cell table:formula="of:=[.I91]*180/PI()" office:value-type="float" office:value="-19.0616201400068" calcext:value-type="float">
            <text:p>-19,0616201400068</text:p>
          </table:table-cell>
          <table:table-cell table:formula="of:=[.$B$5]*SIN([.$B$4]*[.D91]-[.$B$8]*([.$B$3]/2)*COS([.$B$9]))" office:value-type="float" office:value="-0.0827026449625012" calcext:value-type="float">
            <text:p>-0,0827026449625012</text:p>
          </table:table-cell>
          <table:table-cell table:formula="of:=[.$B$5]*SIN([.$B$4]*[.D91]-[.$B$8]*([.$B$3]/-2)*COS([.$B$9]))" office:value-type="float" office:value="0.497332736032694" calcext:value-type="float">
            <text:p>0,497332736032694</text:p>
          </table:table-cell>
          <table:table-cell table:formula="of:=ASIN(([.L91]-[.K91])/[.$B$3])" office:value-type="float" office:value="0.145521912237179" calcext:value-type="float">
            <text:p>0,145521912237179</text:p>
          </table:table-cell>
          <table:table-cell table:formula="of:=[.M91]*180/PI()" office:value-type="float" office:value="8.33779139786355" calcext:value-type="float">
            <text:p>8,33779139786355</text:p>
          </table:table-cell>
        </table:table-row>
        <table:table-row table:style-name="ro1">
          <table:table-cell table:number-columns-repeated="3"/>
          <table:table-cell office:value-type="float" office:value="8.9" calcext:value-type="float">
            <text:p>8,9</text:p>
          </table:table-cell>
          <table:table-cell table:formula="of:= [.$B$5]*SIN([.$B$4]*[.D92])" office:value-type="float" office:value="-0.318711994874345" calcext:value-type="float">
            <text:p>-0,318711994874345</text:p>
          </table:table-cell>
          <table:table-cell/>
          <table:table-cell table:formula="of:=[.$B$5]*SIN([.$B$4]*[.D92]-[.$B$8]*([.$B$2]/-2)*SIN([.$B$9]))" office:value-type="float" office:value="0.203684053728562" calcext:value-type="float">
            <text:p>0,203684053728562</text:p>
          </table:table-cell>
          <table:table-cell table:formula="of:=[.$B$5]*SIN([.$B$4]*[.D92]-[.$B$8]*([.$B$2]/2)*SIN([.$B$9]))" office:value-type="float" office:value="-0.486710402180914" calcext:value-type="float">
            <text:p>-0,486710402180914</text:p>
          </table:table-cell>
          <table:table-cell table:formula="of:=ASIN(([.H92]-[.G92])/[.$B$2])" office:value-type="float" office:value="-0.35244892254562" calcext:value-type="float">
            <text:p>-0,35244892254562</text:p>
          </table:table-cell>
          <table:table-cell table:formula="of:=[.I92]*180/PI()" office:value-type="float" office:value="-20.1938357557973" calcext:value-type="float">
            <text:p>-20,1938357557973</text:p>
          </table:table-cell>
          <table:table-cell table:formula="of:=[.$B$5]*SIN([.$B$4]*[.D92]-[.$B$8]*([.$B$3]/2)*COS([.$B$9]))" office:value-type="float" office:value="-0.113502261565391" calcext:value-type="float">
            <text:p>-0,113502261565391</text:p>
          </table:table-cell>
          <table:table-cell table:formula="of:=[.$B$5]*SIN([.$B$4]*[.D92]-[.$B$8]*([.$B$3]/-2)*COS([.$B$9]))" office:value-type="float" office:value="0.499589887429019" calcext:value-type="float">
            <text:p>0,499589887429019</text:p>
          </table:table-cell>
          <table:table-cell table:formula="of:=ASIN(([.L92]-[.K92])/[.$B$3])" office:value-type="float" office:value="0.153879602774085" calcext:value-type="float">
            <text:p>0,153879602774085</text:p>
          </table:table-cell>
          <table:table-cell table:formula="of:=[.M92]*180/PI()" office:value-type="float" office:value="8.81665179210464" calcext:value-type="float">
            <text:p>8,81665179210464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 [.$B$5]*SIN([.$B$4]*[.D93])" office:value-type="float" office:value="-0.293892626146237" calcext:value-type="float">
            <text:p>-0,293892626146237</text:p>
          </table:table-cell>
          <table:table-cell/>
          <table:table-cell table:formula="of:=[.$B$5]*SIN([.$B$4]*[.D93]-[.$B$8]*([.$B$2]/-2)*SIN([.$B$9]))" office:value-type="float" office:value="0.231954291859273" calcext:value-type="float">
            <text:p>0,231954291859273</text:p>
          </table:table-cell>
          <table:table-cell table:formula="of:=[.$B$5]*SIN([.$B$4]*[.D93]-[.$B$8]*([.$B$2]/2)*SIN([.$B$9]))" office:value-type="float" office:value="-0.492940254587271" calcext:value-type="float">
            <text:p>-0,492940254587271</text:p>
          </table:table-cell>
          <table:table-cell table:formula="of:=ASIN(([.H93]-[.G93])/[.$B$2])" office:value-type="float" office:value="-0.370892374717667" calcext:value-type="float">
            <text:p>-0,370892374717667</text:p>
          </table:table-cell>
          <table:table-cell table:formula="of:=[.I93]*180/PI()" office:value-type="float" office:value="-21.250567724907" calcext:value-type="float">
            <text:p>-21,250567724907</text:p>
          </table:table-cell>
          <table:table-cell table:formula="of:=[.$B$5]*SIN([.$B$4]*[.D93]-[.$B$8]*([.$B$3]/2)*COS([.$B$9]))" office:value-type="float" office:value="-0.143853936596132" calcext:value-type="float">
            <text:p>-0,143853936596132</text:p>
          </table:table-cell>
          <table:table-cell table:formula="of:=[.$B$5]*SIN([.$B$4]*[.D93]-[.$B$8]*([.$B$3]/-2)*COS([.$B$9]))" office:value-type="float" office:value="0.49987538578057" calcext:value-type="float">
            <text:p>0,49987538578057</text:p>
          </table:table-cell>
          <table:table-cell table:formula="of:=ASIN(([.L93]-[.K93])/[.$B$3])" office:value-type="float" office:value="0.16163522395659" calcext:value-type="float">
            <text:p>0,16163522395659</text:p>
          </table:table-cell>
          <table:table-cell table:formula="of:=[.M93]*180/PI()" office:value-type="float" office:value="9.26101615336445" calcext:value-type="float">
            <text:p>9,26101615336445</text:p>
          </table:table-cell>
        </table:table-row>
        <table:table-row table:style-name="ro1">
          <table:table-cell table:number-columns-repeated="3"/>
          <table:table-cell office:value-type="float" office:value="9.1" calcext:value-type="float">
            <text:p>9,1</text:p>
          </table:table-cell>
          <table:table-cell table:formula="of:= [.$B$5]*SIN([.$B$4]*[.D94])" office:value-type="float" office:value="-0.267913397489498" calcext:value-type="float">
            <text:p>-0,267913397489498</text:p>
          </table:table-cell>
          <table:table-cell/>
          <table:table-cell table:formula="of:=[.$B$5]*SIN([.$B$4]*[.D94]-[.$B$8]*([.$B$2]/-2)*SIN([.$B$9]))" office:value-type="float" office:value="0.259309112369852" calcext:value-type="float">
            <text:p>0,259309112369852</text:p>
          </table:table-cell>
          <table:table-cell table:formula="of:=[.$B$5]*SIN([.$B$4]*[.D94]-[.$B$8]*([.$B$2]/2)*SIN([.$B$9]))" office:value-type="float" office:value="-0.497224697011752" calcext:value-type="float">
            <text:p>-0,497224697011752</text:p>
          </table:table-cell>
          <table:table-cell table:formula="of:=ASIN(([.H94]-[.G94])/[.$B$2])" office:value-type="float" office:value="-0.387923371997008" calcext:value-type="float">
            <text:p>-0,387923371997008</text:p>
          </table:table-cell>
          <table:table-cell table:formula="of:=[.I94]*180/PI()" office:value-type="float" office:value="-22.226371989912" calcext:value-type="float">
            <text:p>-22,226371989912</text:p>
          </table:table-cell>
          <table:table-cell table:formula="of:=[.$B$5]*SIN([.$B$4]*[.D94]-[.$B$8]*([.$B$3]/2)*COS([.$B$9]))" office:value-type="float" office:value="-0.173637885859742" calcext:value-type="float">
            <text:p>-0,173637885859742</text:p>
          </table:table-cell>
          <table:table-cell table:formula="of:=[.$B$5]*SIN([.$B$4]*[.D94]-[.$B$8]*([.$B$3]/-2)*COS([.$B$9]))" office:value-type="float" office:value="0.498188104355786" calcext:value-type="float">
            <text:p>0,498188104355786</text:p>
          </table:table-cell>
          <table:table-cell table:formula="of:=ASIN(([.L94]-[.K94])/[.$B$3])" office:value-type="float" office:value="0.168756351522132" calcext:value-type="float">
            <text:p>0,168756351522132</text:p>
          </table:table-cell>
          <table:table-cell table:formula="of:=[.M94]*180/PI()" office:value-type="float" office:value="9.66902670824426" calcext:value-type="float">
            <text:p>9,66902670824426</text:p>
          </table:table-cell>
        </table:table-row>
        <table:table-row table:style-name="ro1">
          <table:table-cell table:number-columns-repeated="3"/>
          <table:table-cell office:value-type="float" office:value="9.2" calcext:value-type="float">
            <text:p>9,2</text:p>
          </table:table-cell>
          <table:table-cell table:formula="of:= [.$B$5]*SIN([.$B$4]*[.D95])" office:value-type="float" office:value="-0.240876837050857" calcext:value-type="float">
            <text:p>-0,240876837050857</text:p>
          </table:table-cell>
          <table:table-cell/>
          <table:table-cell table:formula="of:=[.$B$5]*SIN([.$B$4]*[.D95]-[.$B$8]*([.$B$2]/-2)*SIN([.$B$9]))" office:value-type="float" office:value="0.285640558280971" calcext:value-type="float">
            <text:p>0,285640558280971</text:p>
          </table:table-cell>
          <table:table-cell table:formula="of:=[.$B$5]*SIN([.$B$4]*[.D95]-[.$B$8]*([.$B$2]/2)*SIN([.$B$9]))" office:value-type="float" office:value="-0.499546820717485" calcext:value-type="float">
            <text:p>-0,499546820717485</text:p>
          </table:table-cell>
          <table:table-cell table:formula="of:=ASIN(([.H95]-[.G95])/[.$B$2])" office:value-type="float" office:value="-0.403450011512906" calcext:value-type="float">
            <text:p>-0,403450011512906</text:p>
          </table:table-cell>
          <table:table-cell table:formula="of:=[.I95]*180/PI()" office:value-type="float" office:value="-23.115982904194" calcext:value-type="float">
            <text:p>-23,115982904194</text:p>
          </table:table-cell>
          <table:table-cell table:formula="of:=[.$B$5]*SIN([.$B$4]*[.D95]-[.$B$8]*([.$B$3]/2)*COS([.$B$9]))" office:value-type="float" office:value="-0.202736565715467" calcext:value-type="float">
            <text:p>-0,202736565715467</text:p>
          </table:table-cell>
          <table:table-cell table:formula="of:=[.$B$5]*SIN([.$B$4]*[.D95]-[.$B$8]*([.$B$3]/-2)*COS([.$B$9]))" office:value-type="float" office:value="0.494534702083605" calcext:value-type="float">
            <text:p>0,494534702083605</text:p>
          </table:table-cell>
          <table:table-cell table:formula="of:=ASIN(([.L95]-[.K95])/[.$B$3])" office:value-type="float" office:value="0.175212935568038" calcext:value-type="float">
            <text:p>0,175212935568038</text:p>
          </table:table-cell>
          <table:table-cell table:formula="of:=[.M95]*180/PI()" office:value-type="float" office:value="10.0389617241462" calcext:value-type="float">
            <text:p>10,0389617241462</text:p>
          </table:table-cell>
        </table:table-row>
        <table:table-row table:style-name="ro1">
          <table:table-cell table:number-columns-repeated="3"/>
          <table:table-cell office:value-type="float" office:value="9.3" calcext:value-type="float">
            <text:p>9,3</text:p>
          </table:table-cell>
          <table:table-cell table:formula="of:= [.$B$5]*SIN([.$B$4]*[.D96])" office:value-type="float" office:value="-0.212889645782536" calcext:value-type="float">
            <text:p>-0,212889645782536</text:p>
          </table:table-cell>
          <table:table-cell/>
          <table:table-cell table:formula="of:=[.$B$5]*SIN([.$B$4]*[.D96]-[.$B$8]*([.$B$2]/-2)*SIN([.$B$9]))" office:value-type="float" office:value="0.310844711405313" calcext:value-type="float">
            <text:p>0,310844711405313</text:p>
          </table:table-cell>
          <table:table-cell table:formula="of:=[.$B$5]*SIN([.$B$4]*[.D96]-[.$B$8]*([.$B$2]/2)*SIN([.$B$9]))" office:value-type="float" office:value="-0.499897461343079" calcext:value-type="float">
            <text:p>-0,499897461343079</text:p>
          </table:table-cell>
          <table:table-cell table:formula="of:=ASIN(([.H96]-[.G96])/[.$B$2])" office:value-type="float" office:value="-0.417384729093578" calcext:value-type="float">
            <text:p>-0,417384729093578</text:p>
          </table:table-cell>
          <table:table-cell table:formula="of:=[.I96]*180/PI()" office:value-type="float" office:value="-23.9143834102733" calcext:value-type="float">
            <text:p>-23,9143834102733</text:p>
          </table:table-cell>
          <table:table-cell table:formula="of:=[.$B$5]*SIN([.$B$4]*[.D96]-[.$B$8]*([.$B$3]/2)*COS([.$B$9]))" office:value-type="float" office:value="-0.231035136967839" calcext:value-type="float">
            <text:p>-0,231035136967839</text:p>
          </table:table-cell>
          <table:table-cell table:formula="of:=[.$B$5]*SIN([.$B$4]*[.D96]-[.$B$8]*([.$B$3]/-2)*COS([.$B$9]))" office:value-type="float" office:value="0.488929597273715" calcext:value-type="float">
            <text:p>0,488929597273715</text:p>
          </table:table-cell>
          <table:table-cell table:formula="of:=ASIN(([.L96]-[.K96])/[.$B$3])" office:value-type="float" office:value="0.18097748842084" calcext:value-type="float">
            <text:p>0,18097748842084</text:p>
          </table:table-cell>
          <table:table-cell table:formula="of:=[.M96]*180/PI()" office:value-type="float" office:value="10.3692462733919" calcext:value-type="float">
            <text:p>10,3692462733919</text:p>
          </table:table-cell>
        </table:table-row>
        <table:table-row table:style-name="ro1">
          <table:table-cell table:number-columns-repeated="3"/>
          <table:table-cell office:value-type="float" office:value="9.4" calcext:value-type="float">
            <text:p>9,4</text:p>
          </table:table-cell>
          <table:table-cell table:formula="of:= [.$B$5]*SIN([.$B$4]*[.D97])" office:value-type="float" office:value="-0.184062276342339" calcext:value-type="float">
            <text:p>-0,184062276342339</text:p>
          </table:table-cell>
          <table:table-cell/>
          <table:table-cell table:formula="of:=[.$B$5]*SIN([.$B$4]*[.D97]-[.$B$8]*([.$B$2]/-2)*SIN([.$B$9]))" office:value-type="float" office:value="0.334822102465179" calcext:value-type="float">
            <text:p>0,334822102465179</text:p>
          </table:table-cell>
          <table:table-cell table:formula="of:=[.$B$5]*SIN([.$B$4]*[.D97]-[.$B$8]*([.$B$2]/2)*SIN([.$B$9]))" office:value-type="float" office:value="-0.498275235070178" calcext:value-type="float">
            <text:p>-0,498275235070178</text:p>
          </table:table-cell>
          <table:table-cell table:formula="of:=ASIN(([.H97]-[.G97])/[.$B$2])" office:value-type="float" office:value="-0.429645632969221" calcext:value-type="float">
            <text:p>-0,429645632969221</text:p>
          </table:table-cell>
          <table:table-cell table:formula="of:=[.I97]*180/PI()" office:value-type="float" office:value="-24.6168814553632" calcext:value-type="float">
            <text:p>-24,6168814553632</text:p>
          </table:table-cell>
          <table:table-cell table:formula="of:=[.$B$5]*SIN([.$B$4]*[.D97]-[.$B$8]*([.$B$3]/2)*COS([.$B$9]))" office:value-type="float" office:value="-0.258421918084514" calcext:value-type="float">
            <text:p>-0,258421918084514</text:p>
          </table:table-cell>
          <table:table-cell table:formula="of:=[.$B$5]*SIN([.$B$4]*[.D97]-[.$B$8]*([.$B$3]/-2)*COS([.$B$9]))" office:value-type="float" office:value="0.481394910714071" calcext:value-type="float">
            <text:p>0,481394910714071</text:p>
          </table:table-cell>
          <table:table-cell table:formula="of:=ASIN(([.L97]-[.K97])/[.$B$3])" office:value-type="float" office:value="0.186025265399426" calcext:value-type="float">
            <text:p>0,186025265399426</text:p>
          </table:table-cell>
          <table:table-cell table:formula="of:=[.M97]*180/PI()" office:value-type="float" office:value="10.6584625901881" calcext:value-type="float">
            <text:p>10,6584625901881</text:p>
          </table:table-cell>
        </table:table-row>
        <table:table-row table:style-name="ro1">
          <table:table-cell table:number-columns-repeated="3"/>
          <table:table-cell office:value-type="float" office:value="9.5" calcext:value-type="float">
            <text:p>9,5</text:p>
          </table:table-cell>
          <table:table-cell table:formula="of:= [.$B$5]*SIN([.$B$4]*[.D98])" office:value-type="float" office:value="-0.154508497187474" calcext:value-type="float">
            <text:p>-0,154508497187474</text:p>
          </table:table-cell>
          <table:table-cell/>
          <table:table-cell table:formula="of:=[.$B$5]*SIN([.$B$4]*[.D98]-[.$B$8]*([.$B$2]/-2)*SIN([.$B$9]))" office:value-type="float" office:value="0.357478103652283" calcext:value-type="float">
            <text:p>0,357478103652283</text:p>
          </table:table-cell>
          <table:table-cell table:formula="of:=[.$B$5]*SIN([.$B$4]*[.D98]-[.$B$8]*([.$B$2]/2)*SIN([.$B$9]))" office:value-type="float" office:value="-0.494686544084756" calcext:value-type="float">
            <text:p>-0,494686544084756</text:p>
          </table:table-cell>
          <table:table-cell table:formula="of:=ASIN(([.H98]-[.G98])/[.$B$2])" office:value-type="float" office:value="-0.440157904228369" calcext:value-type="float">
            <text:p>-0,440157904228369</text:p>
          </table:table-cell>
          <table:table-cell table:formula="of:=[.I98]*180/PI()" office:value-type="float" office:value="-25.2191902316091" calcext:value-type="float">
            <text:p>-25,2191902316091</text:p>
          </table:table-cell>
          <table:table-cell table:formula="of:=[.$B$5]*SIN([.$B$4]*[.D98]-[.$B$8]*([.$B$3]/2)*COS([.$B$9]))" office:value-type="float" office:value="-0.284788825952253" calcext:value-type="float">
            <text:p>-0,284788825952253</text:p>
          </table:table-cell>
          <table:table-cell table:formula="of:=[.$B$5]*SIN([.$B$4]*[.D98]-[.$B$8]*([.$B$3]/-2)*COS([.$B$9]))" office:value-type="float" office:value="0.471960378370253" calcext:value-type="float">
            <text:p>0,471960378370253</text:p>
          </table:table-cell>
          <table:table-cell table:formula="of:=ASIN(([.L98]-[.K98])/[.$B$3])" office:value-type="float" office:value="0.190334435087078" calcext:value-type="float">
            <text:p>0,190334435087078</text:p>
          </table:table-cell>
          <table:table-cell table:formula="of:=[.M98]*180/PI()" office:value-type="float" office:value="10.9053598264963" calcext:value-type="float">
            <text:p>10,9053598264963</text:p>
          </table:table-cell>
        </table:table-row>
        <table:table-row table:style-name="ro1">
          <table:table-cell table:number-columns-repeated="3"/>
          <table:table-cell office:value-type="float" office:value="9.6" calcext:value-type="float">
            <text:p>9,6</text:p>
          </table:table-cell>
          <table:table-cell table:formula="of:= [.$B$5]*SIN([.$B$4]*[.D99])" office:value-type="float" office:value="-0.124344943582427" calcext:value-type="float">
            <text:p>-0,124344943582427</text:p>
          </table:table-cell>
          <table:table-cell/>
          <table:table-cell table:formula="of:=[.$B$5]*SIN([.$B$4]*[.D99]-[.$B$8]*([.$B$2]/-2)*SIN([.$B$9]))" office:value-type="float" office:value="0.378723302080482" calcext:value-type="float">
            <text:p>0,378723302080482</text:p>
          </table:table-cell>
          <table:table-cell table:formula="of:=[.$B$5]*SIN([.$B$4]*[.D99]-[.$B$8]*([.$B$2]/2)*SIN([.$B$9]))" office:value-type="float" office:value="-0.489145551310616" calcext:value-type="float">
            <text:p>-0,489145551310616</text:p>
          </table:table-cell>
          <table:table-cell table:formula="of:=ASIN(([.H99]-[.G99])/[.$B$2])" office:value-type="float" office:value="-0.448855210242191" calcext:value-type="float">
            <text:p>-0,448855210242191</text:p>
          </table:table-cell>
          <table:table-cell table:formula="of:=[.I99]*180/PI()" office:value-type="float" office:value="-25.7175091593348" calcext:value-type="float">
            <text:p>-25,7175091593348</text:p>
          </table:table-cell>
          <table:table-cell table:formula="of:=[.$B$5]*SIN([.$B$4]*[.D99]-[.$B$8]*([.$B$3]/2)*COS([.$B$9]))" office:value-type="float" office:value="-0.310031802431597" calcext:value-type="float">
            <text:p>-0,310031802431597</text:p>
          </table:table-cell>
          <table:table-cell table:formula="of:=[.$B$5]*SIN([.$B$4]*[.D99]-[.$B$8]*([.$B$3]/-2)*COS([.$B$9]))" office:value-type="float" office:value="0.460663234031195" calcext:value-type="float">
            <text:p>0,460663234031195</text:p>
          </table:table-cell>
          <table:table-cell table:formula="of:=ASIN(([.L99]-[.K99])/[.$B$3])" office:value-type="float" office:value="0.193886235678783" calcext:value-type="float">
            <text:p>0,193886235678783</text:p>
          </table:table-cell>
          <table:table-cell table:formula="of:=[.M99]*180/PI()" office:value-type="float" office:value="11.1088630100731" calcext:value-type="float">
            <text:p>11,1088630100731</text:p>
          </table:table-cell>
        </table:table-row>
        <table:table-row table:style-name="ro1">
          <table:table-cell table:number-columns-repeated="3"/>
          <table:table-cell office:value-type="float" office:value="9.7" calcext:value-type="float">
            <text:p>9,7</text:p>
          </table:table-cell>
          <table:table-cell table:formula="of:= [.$B$5]*SIN([.$B$4]*[.D100])" office:value-type="float" office:value="-0.0936906572928619" calcext:value-type="float">
            <text:p>-0,0936906572928619</text:p>
          </table:table-cell>
          <table:table-cell/>
          <table:table-cell table:formula="of:=[.$B$5]*SIN([.$B$4]*[.D100]-[.$B$8]*([.$B$2]/-2)*SIN([.$B$9]))" office:value-type="float" office:value="0.398473852657589" calcext:value-type="float">
            <text:p>0,398473852657589</text:p>
          </table:table-cell>
          <table:table-cell table:formula="of:=[.$B$5]*SIN([.$B$4]*[.D100]-[.$B$8]*([.$B$2]/2)*SIN([.$B$9]))" office:value-type="float" office:value="-0.481674124514799" calcext:value-type="float">
            <text:p>-0,481674124514799</text:p>
          </table:table-cell>
          <table:table-cell table:formula="of:=ASIN(([.H100]-[.G100])/[.$B$2])" office:value-type="float" office:value="-0.455681067898421" calcext:value-type="float">
            <text:p>-0,455681067898421</text:p>
          </table:table-cell>
          <table:table-cell table:formula="of:=[.I100]*180/PI()" office:value-type="float" office:value="-26.1086019945938" calcext:value-type="float">
            <text:p>-26,1086019945938</text:p>
          </table:table-cell>
          <table:table-cell table:formula="of:=[.$B$5]*SIN([.$B$4]*[.D100]-[.$B$8]*([.$B$3]/2)*COS([.$B$9]))" office:value-type="float" office:value="-0.334051225026802" calcext:value-type="float">
            <text:p>-0,334051225026802</text:p>
          </table:table-cell>
          <table:table-cell table:formula="of:=[.$B$5]*SIN([.$B$4]*[.D100]-[.$B$8]*([.$B$3]/-2)*COS([.$B$9]))" office:value-type="float" office:value="0.447548062364428" calcext:value-type="float">
            <text:p>0,447548062364428</text:p>
          </table:table-cell>
          <table:table-cell table:formula="of:=ASIN(([.L100]-[.K100])/[.$B$3])" office:value-type="float" office:value="0.196665114050935" calcext:value-type="float">
            <text:p>0,196665114050935</text:p>
          </table:table-cell>
          <table:table-cell table:formula="of:=[.M100]*180/PI()" office:value-type="float" office:value="11.2680810125775" calcext:value-type="float">
            <text:p>11,2680810125775</text:p>
          </table:table-cell>
        </table:table-row>
        <table:table-row table:style-name="ro1">
          <table:table-cell table:number-columns-repeated="3"/>
          <table:table-cell office:value-type="float" office:value="9.8" calcext:value-type="float">
            <text:p>9,8</text:p>
          </table:table-cell>
          <table:table-cell table:formula="of:= [.$B$5]*SIN([.$B$4]*[.D101])" office:value-type="float" office:value="-0.0626666167821519" calcext:value-type="float">
            <text:p>-0,0626666167821519</text:p>
          </table:table-cell>
          <table:table-cell/>
          <table:table-cell table:formula="of:=[.$B$5]*SIN([.$B$4]*[.D101]-[.$B$8]*([.$B$2]/-2)*SIN([.$B$9]))" office:value-type="float" office:value="0.416651808983642" calcext:value-type="float">
            <text:p>0,416651808983642</text:p>
          </table:table-cell>
          <table:table-cell table:formula="of:=[.$B$5]*SIN([.$B$4]*[.D101]-[.$B$8]*([.$B$2]/2)*SIN([.$B$9]))" office:value-type="float" office:value="-0.472301750005498" calcext:value-type="float">
            <text:p>-0,472301750005498</text:p>
          </table:table-cell>
          <table:table-cell table:formula="of:=ASIN(([.H101]-[.G101])/[.$B$2])" office:value-type="float" office:value="-0.460590088028794" calcext:value-type="float">
            <text:p>-0,460590088028794</text:p>
          </table:table-cell>
          <table:table-cell table:formula="of:=[.I101]*180/PI()" office:value-type="float" office:value="-26.3898681296089" calcext:value-type="float">
            <text:p>-26,3898681296089</text:p>
          </table:table-cell>
          <table:table-cell table:formula="of:=[.$B$5]*SIN([.$B$4]*[.D101]-[.$B$8]*([.$B$3]/2)*COS([.$B$9]))" office:value-type="float" office:value="-0.356752300050313" calcext:value-type="float">
            <text:p>-0,356752300050313</text:p>
          </table:table-cell>
          <table:table-cell table:formula="of:=[.$B$5]*SIN([.$B$4]*[.D101]-[.$B$8]*([.$B$3]/-2)*COS([.$B$9]))" office:value-type="float" office:value="0.432666622960769" calcext:value-type="float">
            <text:p>0,432666622960769</text:p>
          </table:table-cell>
          <table:table-cell table:formula="of:=ASIN(([.L101]-[.K101])/[.$B$3])" office:value-type="float" office:value="0.198658844416305" calcext:value-type="float">
            <text:p>0,198658844416305</text:p>
          </table:table-cell>
          <table:table-cell table:formula="of:=[.M101]*180/PI()" office:value-type="float" office:value="11.3823133480003" calcext:value-type="float">
            <text:p>11,3823133480003</text:p>
          </table:table-cell>
        </table:table-row>
        <table:table-row table:style-name="ro1">
          <table:table-cell table:number-columns-repeated="3"/>
          <table:table-cell office:value-type="float" office:value="9.9" calcext:value-type="float">
            <text:p>9,9</text:p>
          </table:table-cell>
          <table:table-cell table:formula="of:= [.$B$5]*SIN([.$B$4]*[.D102])" office:value-type="float" office:value="-0.0313952597646566" calcext:value-type="float">
            <text:p>-0,0313952597646566</text:p>
          </table:table-cell>
          <table:table-cell/>
          <table:table-cell table:formula="of:=[.$B$5]*SIN([.$B$4]*[.D102]-[.$B$8]*([.$B$2]/-2)*SIN([.$B$9]))" office:value-type="float" office:value="0.433185430969742" calcext:value-type="float">
            <text:p>0,433185430969742</text:p>
          </table:table-cell>
          <table:table-cell table:formula="of:=[.$B$5]*SIN([.$B$4]*[.D102]-[.$B$8]*([.$B$2]/2)*SIN([.$B$9]))" office:value-type="float" office:value="-0.46106541626307" calcext:value-type="float">
            <text:p>-0,46106541626307</text:p>
          </table:table-cell>
          <table:table-cell table:formula="of:=ASIN(([.H102]-[.G102])/[.$B$2])" office:value-type="float" office:value="-0.463549032267326" calcext:value-type="float">
            <text:p>-0,463549032267326</text:p>
          </table:table-cell>
          <table:table-cell table:formula="of:=[.I102]*180/PI()" office:value-type="float" office:value="-26.5594031462914" calcext:value-type="float">
            <text:p>-26,5594031462914</text:p>
          </table:table-cell>
          <table:table-cell table:formula="of:=[.$B$5]*SIN([.$B$4]*[.D102]-[.$B$8]*([.$B$3]/2)*COS([.$B$9]))" office:value-type="float" office:value="-0.378045436730148" calcext:value-type="float">
            <text:p>-0,378045436730148</text:p>
          </table:table-cell>
          <table:table-cell table:formula="of:=[.$B$5]*SIN([.$B$4]*[.D102]-[.$B$8]*([.$B$3]/-2)*COS([.$B$9]))" office:value-type="float" office:value="0.416077646062862" calcext:value-type="float">
            <text:p>0,416077646062862</text:p>
          </table:table-cell>
          <table:table-cell table:formula="of:=ASIN(([.L102]-[.K102])/[.$B$3])" office:value-type="float" office:value="0.199858623776203" calcext:value-type="float">
            <text:p>0,199858623776203</text:p>
          </table:table-cell>
          <table:table-cell table:formula="of:=[.M102]*180/PI()" office:value-type="float" office:value="11.4510556416694" calcext:value-type="float">
            <text:p>11,451055641669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 [.$B$5]*SIN([.$B$4]*[.D103])" office:value-type="float" office:value="-1.22464679914735E-016" calcext:value-type="float">
            <text:p>-1,22464679914735E-16</text:p>
          </table:table-cell>
          <table:table-cell/>
          <table:table-cell table:formula="of:=[.$B$5]*SIN([.$B$4]*[.D103]-[.$B$8]*([.$B$2]/-2)*SIN([.$B$9]))" office:value-type="float" office:value="0.448009467963403" calcext:value-type="float">
            <text:p>0,448009467963403</text:p>
          </table:table-cell>
          <table:table-cell table:formula="of:=[.$B$5]*SIN([.$B$4]*[.D103]-[.$B$8]*([.$B$2]/2)*SIN([.$B$9]))" office:value-type="float" office:value="-0.448009467963403" calcext:value-type="float">
            <text:p>-0,448009467963403</text:p>
          </table:table-cell>
          <table:table-cell table:formula="of:=ASIN(([.H103]-[.G103])/[.$B$2])" office:value-type="float" office:value="-0.464537619612857" calcext:value-type="float">
            <text:p>-0,464537619612857</text:p>
          </table:table-cell>
          <table:table-cell table:formula="of:=[.I103]*180/PI()" office:value-type="float" office:value="-26.6160450288703" calcext:value-type="float">
            <text:p>-26,6160450288703</text:p>
          </table:table-cell>
          <table:table-cell table:formula="of:=[.$B$5]*SIN([.$B$4]*[.D103]-[.$B$8]*([.$B$3]/2)*COS([.$B$9]))" office:value-type="float" office:value="-0.39784660078374" calcext:value-type="float">
            <text:p>-0,39784660078374</text:p>
          </table:table-cell>
          <table:table-cell table:formula="of:=[.$B$5]*SIN([.$B$4]*[.D103]-[.$B$8]*([.$B$3]/-2)*COS([.$B$9]))" office:value-type="float" office:value="0.397846600783741" calcext:value-type="float">
            <text:p>0,397846600783741</text:p>
          </table:table-cell>
          <table:table-cell table:formula="of:=ASIN(([.L103]-[.K103])/[.$B$3])" office:value-type="float" office:value="0.200259141854404" calcext:value-type="float">
            <text:p>0,200259141854404</text:p>
          </table:table-cell>
          <table:table-cell table:formula="of:=[.M103]*180/PI()" office:value-type="float" office:value="11.474003637169" calcext:value-type="float">
            <text:p>11,4740036371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5:48:53.850104833</meta:creation-date>
    <dc:date>2023-02-15T11:06:16.077455204</dc:date>
    <meta:editing-duration>PT3H8M41S</meta:editing-duration>
    <meta:editing-cycles>4</meta:editing-cycles>
    <meta:generator>LibreOffice/7.4.1.2$Linux_X86_64 LibreOffice_project/3c58a8f3a960df8bc8fd77b461821e42c061c5f0</meta:generator>
    <meta:document-statistic meta:table-count="1" meta:cell-count="103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37cm" svg:y="3.955cm" style:legend-expansion="high" chart:style-name="ch2"/>
        <chart:plot-area chart:style-name="ch3" table:cell-range-address="Sheet1.D3:Sheet1.D103 Sheet1.J3:Sheet1.J103 Sheet1.N3:Sheet1.N103" chart:data-source-has-labels="row" svg:x="0.319cm" svg:y="0.18cm" svg:width="12.799cm" svg:height="8.646cm">
          <chart:coordinate-region svg:x="1.046cm" svg:y="0.379cm" svg:width="11.885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J103" loext:label-string="roulis" chart:class="chart:scatter">
            <chart:domain table:cell-range-address="Sheet1.D3:Sheet1.D103"/>
            <chart:data-point chart:repeated="101"/>
          </chart:series>
          <chart:series chart:style-name="ch8" chart:values-cell-range-address="Sheet1.N3:Sheet1.N103" loext:label-string="tangage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oulis</text:p>
              </table:table-cell>
              <table:table-cell office:value-type="string">
                <text:p>tang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3:Sheet1.D103</svg:desc>
                </draw:g>
              </table:table-cell>
              <table:table-cell office:value-type="float" office:value="-26.6160450288703">
                <text:p>-26.6160450288703</text:p>
                <draw:g>
                  <svg:desc>Sheet1.J3:Sheet1.J103</svg:desc>
                </draw:g>
              </table:table-cell>
              <table:table-cell office:value-type="float" office:value="11.474003637169">
                <text:p>11.474003637169</text:p>
                <draw:g>
                  <svg:desc>Sheet1.N3:Sheet1.N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26.5594031462914">
                <text:p>-26.5594031462914</text:p>
              </table:table-cell>
              <table:table-cell office:value-type="float" office:value="11.4510556416694">
                <text:p>11.4510556416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26.3898681296089">
                <text:p>-26.3898681296089</text:p>
              </table:table-cell>
              <table:table-cell office:value-type="float" office:value="11.3823133480003">
                <text:p>11.382313348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26.1086019945938">
                <text:p>-26.1086019945938</text:p>
              </table:table-cell>
              <table:table-cell office:value-type="float" office:value="11.2680810125775">
                <text:p>11.2680810125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25.7175091593348">
                <text:p>-25.7175091593348</text:p>
              </table:table-cell>
              <table:table-cell office:value-type="float" office:value="11.1088630100731">
                <text:p>11.1088630100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25.2191902316091">
                <text:p>-25.2191902316091</text:p>
              </table:table-cell>
              <table:table-cell office:value-type="float" office:value="10.9053598264963">
                <text:p>10.9053598264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24.6168814553632">
                <text:p>-24.6168814553632</text:p>
              </table:table-cell>
              <table:table-cell office:value-type="float" office:value="10.6584625901881">
                <text:p>10.6584625901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23.9143834102732">
                <text:p>-23.9143834102732</text:p>
              </table:table-cell>
              <table:table-cell office:value-type="float" office:value="10.3692462733919">
                <text:p>10.36924627339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23.115982904194">
                <text:p>-23.115982904194</text:p>
              </table:table-cell>
              <table:table-cell office:value-type="float" office:value="10.0389617241462">
                <text:p>10.0389617241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22.226371989912">
                <text:p>-22.226371989912</text:p>
              </table:table-cell>
              <table:table-cell office:value-type="float" office:value="9.66902670824426">
                <text:p>9.66902670824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21.250567724907">
                <text:p>-21.250567724907</text:p>
              </table:table-cell>
              <table:table-cell office:value-type="float" office:value="9.26101615336446">
                <text:p>9.26101615336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20.1938357557973">
                <text:p>-20.1938357557973</text:p>
              </table:table-cell>
              <table:table-cell office:value-type="float" office:value="8.81665179210464">
                <text:p>8.81665179210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19.0616201400068">
                <text:p>-19.0616201400068</text:p>
              </table:table-cell>
              <table:table-cell office:value-type="float" office:value="8.33779139786355">
                <text:p>8.33779139786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-17.8594811042833">
                <text:p>-17.8594811042833</text:p>
              </table:table-cell>
              <table:table-cell office:value-type="float" office:value="7.82641779799161">
                <text:p>7.82641779799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-16.5930417559672">
                <text:p>-16.5930417559672</text:p>
              </table:table-cell>
              <table:table-cell office:value-type="float" office:value="7.28462783333462">
                <text:p>7.28462783333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15.2679441599939">
                <text:p>-15.2679441599939</text:p>
              </table:table-cell>
              <table:table-cell office:value-type="float" office:value="6.71462141335485">
                <text:p>6.71462141335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13.8898147019554">
                <text:p>-13.8898147019554</text:p>
              </table:table-cell>
              <table:table-cell office:value-type="float" office:value="6.11869079266268">
                <text:p>6.11869079266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12.4642382851341">
                <text:p>-12.4642382851341</text:p>
              </table:table-cell>
              <table:table-cell office:value-type="float" office:value="5.49921016925824">
                <text:p>5.49921016925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10.9967406524426">
                <text:p>-10.9967406524426</text:p>
              </table:table-cell>
              <table:table-cell office:value-type="float" office:value="4.85862567823057">
                <text:p>4.85862567823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9.49277796823284">
                <text:p>-9.49277796823284</text:p>
              </table:table-cell>
              <table:table-cell office:value-type="float" office:value="4.19944582813894">
                <text:p>4.19944582813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7.95773272055977">
                <text:p>-7.95773272055977</text:p>
              </table:table-cell>
              <table:table-cell office:value-type="float" office:value="3.52423240170203">
                <text:p>3.52423240170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6.39691499093615">
                <text:p>-6.39691499093615</text:p>
              </table:table-cell>
              <table:table-cell office:value-type="float" office:value="2.83559181847503">
                <text:p>2.83559181847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4.8155681662297">
                <text:p>-4.8155681662297</text:p>
              </table:table-cell>
              <table:table-cell office:value-type="float" office:value="2.13616693547061">
                <text:p>2.136166935470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3.2188782189826">
                <text:p>-3.2188782189826</text:p>
              </table:table-cell>
              <table:table-cell office:value-type="float" office:value="1.4286292425893">
                <text:p>1.4286292425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1.61198574403269">
                <text:p>-1.61198574403269</text:p>
              </table:table-cell>
              <table:table-cell office:value-type="float" office:value="0.715671393556658">
                <text:p>0.7156713935566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.6">
                <text:p>2.6</text:p>
              </table:table-cell>
              <table:table-cell office:value-type="float" office:value="1.61198574403271">
                <text:p>1.61198574403271</text:p>
              </table:table-cell>
              <table:table-cell office:value-type="float" office:value="-0.715671393556665">
                <text:p>-0.715671393556665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3.21887821898261">
                <text:p>3.21887821898261</text:p>
              </table:table-cell>
              <table:table-cell office:value-type="float" office:value="-1.4286292425893">
                <text:p>-1.4286292425893</text:p>
              </table:table-cell>
            </table:table-row>
            <table:table-row>
              <table:table-cell office:value-type="string"/>
              <table:table-cell office:value-type="float" office:value="2.8">
                <text:p>2.8</text:p>
              </table:table-cell>
              <table:table-cell office:value-type="float" office:value="4.81556816622971">
                <text:p>4.81556816622971</text:p>
              </table:table-cell>
              <table:table-cell office:value-type="float" office:value="-2.13616693547061">
                <text:p>-2.13616693547061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  <table:table-cell office:value-type="float" office:value="6.39691499093615">
                <text:p>6.39691499093615</text:p>
              </table:table-cell>
              <table:table-cell office:value-type="float" office:value="-2.83559181847503">
                <text:p>-2.8355918184750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7.95773272055977">
                <text:p>7.95773272055977</text:p>
              </table:table-cell>
              <table:table-cell office:value-type="float" office:value="-3.52423240170203">
                <text:p>-3.52423240170203</text:p>
              </table:table-cell>
            </table:table-row>
            <table:table-row>
              <table:table-cell office:value-type="string"/>
              <table:table-cell office:value-type="float" office:value="3.1">
                <text:p>3.1</text:p>
              </table:table-cell>
              <table:table-cell office:value-type="float" office:value="9.49277796823285">
                <text:p>9.49277796823285</text:p>
              </table:table-cell>
              <table:table-cell office:value-type="float" office:value="-4.19944582813895">
                <text:p>-4.19944582813895</text:p>
              </table:table-cell>
            </table:table-row>
            <table:table-row>
              <table:table-cell office:value-type="string"/>
              <table:table-cell office:value-type="float" office:value="3.2">
                <text:p>3.2</text:p>
              </table:table-cell>
              <table:table-cell office:value-type="float" office:value="10.9967406524426">
                <text:p>10.9967406524426</text:p>
              </table:table-cell>
              <table:table-cell office:value-type="float" office:value="-4.85862567823057">
                <text:p>-4.85862567823057</text:p>
              </table:table-cell>
            </table:table-row>
            <table:table-row>
              <table:table-cell office:value-type="string"/>
              <table:table-cell office:value-type="float" office:value="3.3">
                <text:p>3.3</text:p>
              </table:table-cell>
              <table:table-cell office:value-type="float" office:value="12.4642382851341">
                <text:p>12.4642382851341</text:p>
              </table:table-cell>
              <table:table-cell office:value-type="float" office:value="-5.49921016925825">
                <text:p>-5.49921016925825</text:p>
              </table:table-cell>
            </table:table-row>
            <table:table-row>
              <table:table-cell office:value-type="string"/>
              <table:table-cell office:value-type="float" office:value="3.4">
                <text:p>3.4</text:p>
              </table:table-cell>
              <table:table-cell office:value-type="float" office:value="13.8898147019554">
                <text:p>13.8898147019554</text:p>
              </table:table-cell>
              <table:table-cell office:value-type="float" office:value="-6.11869079266268">
                <text:p>-6.11869079266268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15.2679441599939">
                <text:p>15.2679441599939</text:p>
              </table:table-cell>
              <table:table-cell office:value-type="float" office:value="-6.71462141335485">
                <text:p>-6.71462141335485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16.5930417559672">
                <text:p>16.5930417559672</text:p>
              </table:table-cell>
              <table:table-cell office:value-type="float" office:value="-7.28462783333463">
                <text:p>-7.28462783333463</text:p>
              </table:table-cell>
            </table:table-row>
            <table:table-row>
              <table:table-cell office:value-type="string"/>
              <table:table-cell office:value-type="float" office:value="3.7">
                <text:p>3.7</text:p>
              </table:table-cell>
              <table:table-cell office:value-type="float" office:value="17.8594811042833">
                <text:p>17.8594811042833</text:p>
              </table:table-cell>
              <table:table-cell office:value-type="float" office:value="-7.82641779799161">
                <text:p>-7.82641779799161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19.0616201400068">
                <text:p>19.0616201400068</text:p>
              </table:table-cell>
              <table:table-cell office:value-type="float" office:value="-8.33779139786355">
                <text:p>-8.33779139786355</text:p>
              </table:table-cell>
            </table:table-row>
            <table:table-row>
              <table:table-cell office:value-type="string"/>
              <table:table-cell office:value-type="float" office:value="3.9">
                <text:p>3.9</text:p>
              </table:table-cell>
              <table:table-cell office:value-type="float" office:value="20.1938357557973">
                <text:p>20.1938357557973</text:p>
              </table:table-cell>
              <table:table-cell office:value-type="float" office:value="-8.81665179210465">
                <text:p>-8.8166517921046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1.250567724907">
                <text:p>21.250567724907</text:p>
              </table:table-cell>
              <table:table-cell office:value-type="float" office:value="-9.26101615336446">
                <text:p>-9.26101615336446</text:p>
              </table:table-cell>
            </table:table-row>
            <table:table-row>
              <table:table-cell office:value-type="string"/>
              <table:table-cell office:value-type="float" office:value="4.1">
                <text:p>4.1</text:p>
              </table:table-cell>
              <table:table-cell office:value-type="float" office:value="22.226371989912">
                <text:p>22.226371989912</text:p>
              </table:table-cell>
              <table:table-cell office:value-type="float" office:value="-9.66902670824426">
                <text:p>-9.66902670824426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23.115982904194">
                <text:p>23.115982904194</text:p>
              </table:table-cell>
              <table:table-cell office:value-type="float" office:value="-10.0389617241462">
                <text:p>-10.0389617241462</text:p>
              </table:table-cell>
            </table:table-row>
            <table:table-row>
              <table:table-cell office:value-type="string"/>
              <table:table-cell office:value-type="float" office:value="4.3">
                <text:p>4.3</text:p>
              </table:table-cell>
              <table:table-cell office:value-type="float" office:value="23.9143834102733">
                <text:p>23.9143834102733</text:p>
              </table:table-cell>
              <table:table-cell office:value-type="float" office:value="-10.3692462733919">
                <text:p>-10.3692462733919</text:p>
              </table:table-cell>
            </table:table-row>
            <table:table-row>
              <table:table-cell office:value-type="string"/>
              <table:table-cell office:value-type="float" office:value="4.4">
                <text:p>4.4</text:p>
              </table:table-cell>
              <table:table-cell office:value-type="float" office:value="24.6168814553632">
                <text:p>24.6168814553632</text:p>
              </table:table-cell>
              <table:table-cell office:value-type="float" office:value="-10.6584625901881">
                <text:p>-10.6584625901881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25.2191902316091">
                <text:p>25.2191902316091</text:p>
              </table:table-cell>
              <table:table-cell office:value-type="float" office:value="-10.9053598264963">
                <text:p>-10.9053598264963</text:p>
              </table:table-cell>
            </table:table-row>
            <table:table-row>
              <table:table-cell office:value-type="string"/>
              <table:table-cell office:value-type="float" office:value="4.6">
                <text:p>4.6</text:p>
              </table:table-cell>
              <table:table-cell office:value-type="float" office:value="25.7175091593348">
                <text:p>25.7175091593348</text:p>
              </table:table-cell>
              <table:table-cell office:value-type="float" office:value="-11.1088630100731">
                <text:p>-11.1088630100731</text:p>
              </table:table-cell>
            </table:table-row>
            <table:table-row>
              <table:table-cell office:value-type="string"/>
              <table:table-cell office:value-type="float" office:value="4.7">
                <text:p>4.7</text:p>
              </table:table-cell>
              <table:table-cell office:value-type="float" office:value="26.1086019945938">
                <text:p>26.1086019945938</text:p>
              </table:table-cell>
              <table:table-cell office:value-type="float" office:value="-11.2680810125775">
                <text:p>-11.2680810125775</text:p>
              </table:table-cell>
            </table:table-row>
            <table:table-row>
              <table:table-cell office:value-type="string"/>
              <table:table-cell office:value-type="float" office:value="4.8">
                <text:p>4.8</text:p>
              </table:table-cell>
              <table:table-cell office:value-type="float" office:value="26.3898681296089">
                <text:p>26.3898681296089</text:p>
              </table:table-cell>
              <table:table-cell office:value-type="float" office:value="-11.3823133480003">
                <text:p>-11.3823133480003</text:p>
              </table:table-cell>
            </table:table-row>
            <table:table-row>
              <table:table-cell office:value-type="string"/>
              <table:table-cell office:value-type="float" office:value="4.9">
                <text:p>4.9</text:p>
              </table:table-cell>
              <table:table-cell office:value-type="float" office:value="26.5594031462914">
                <text:p>26.5594031462914</text:p>
              </table:table-cell>
              <table:table-cell office:value-type="float" office:value="-11.4510556416694">
                <text:p>-11.451055641669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6.6160450288703">
                <text:p>26.6160450288703</text:p>
              </table:table-cell>
              <table:table-cell office:value-type="float" office:value="-11.474003637169">
                <text:p>-11.474003637169</text:p>
              </table:table-cell>
            </table:table-row>
            <table:table-row>
              <table:table-cell office:value-type="string"/>
              <table:table-cell office:value-type="float" office:value="5.1">
                <text:p>5.1</text:p>
              </table:table-cell>
              <table:table-cell office:value-type="float" office:value="26.5594031462914">
                <text:p>26.5594031462914</text:p>
              </table:table-cell>
              <table:table-cell office:value-type="float" office:value="-11.4510556416694">
                <text:p>-11.4510556416694</text:p>
              </table:table-cell>
            </table:table-row>
            <table:table-row>
              <table:table-cell office:value-type="string"/>
              <table:table-cell office:value-type="float" office:value="5.2">
                <text:p>5.2</text:p>
              </table:table-cell>
              <table:table-cell office:value-type="float" office:value="26.3898681296089">
                <text:p>26.3898681296089</text:p>
              </table:table-cell>
              <table:table-cell office:value-type="float" office:value="-11.3823133480003">
                <text:p>-11.3823133480003</text:p>
              </table:table-cell>
            </table:table-row>
            <table:table-row>
              <table:table-cell office:value-type="string"/>
              <table:table-cell office:value-type="float" office:value="5.3">
                <text:p>5.3</text:p>
              </table:table-cell>
              <table:table-cell office:value-type="float" office:value="26.1086019945938">
                <text:p>26.1086019945938</text:p>
              </table:table-cell>
              <table:table-cell office:value-type="float" office:value="-11.2680810125775">
                <text:p>-11.2680810125775</text:p>
              </table:table-cell>
            </table:table-row>
            <table:table-row>
              <table:table-cell office:value-type="string"/>
              <table:table-cell office:value-type="float" office:value="5.4">
                <text:p>5.4</text:p>
              </table:table-cell>
              <table:table-cell office:value-type="float" office:value="25.7175091593348">
                <text:p>25.7175091593348</text:p>
              </table:table-cell>
              <table:table-cell office:value-type="float" office:value="-11.1088630100731">
                <text:p>-11.1088630100731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25.2191902316091">
                <text:p>25.2191902316091</text:p>
              </table:table-cell>
              <table:table-cell office:value-type="float" office:value="-10.9053598264963">
                <text:p>-10.9053598264963</text:p>
              </table:table-cell>
            </table:table-row>
            <table:table-row>
              <table:table-cell office:value-type="string"/>
              <table:table-cell office:value-type="float" office:value="5.6">
                <text:p>5.6</text:p>
              </table:table-cell>
              <table:table-cell office:value-type="float" office:value="24.6168814553632">
                <text:p>24.6168814553632</text:p>
              </table:table-cell>
              <table:table-cell office:value-type="float" office:value="-10.6584625901881">
                <text:p>-10.6584625901881</text:p>
              </table:table-cell>
            </table:table-row>
            <table:table-row>
              <table:table-cell office:value-type="string"/>
              <table:table-cell office:value-type="float" office:value="5.7">
                <text:p>5.7</text:p>
              </table:table-cell>
              <table:table-cell office:value-type="float" office:value="23.9143834102732">
                <text:p>23.9143834102732</text:p>
              </table:table-cell>
              <table:table-cell office:value-type="float" office:value="-10.3692462733918">
                <text:p>-10.3692462733918</text:p>
              </table:table-cell>
            </table:table-row>
            <table:table-row>
              <table:table-cell office:value-type="string"/>
              <table:table-cell office:value-type="float" office:value="5.8">
                <text:p>5.8</text:p>
              </table:table-cell>
              <table:table-cell office:value-type="float" office:value="23.115982904194">
                <text:p>23.115982904194</text:p>
              </table:table-cell>
              <table:table-cell office:value-type="float" office:value="-10.0389617241462">
                <text:p>-10.0389617241462</text:p>
              </table:table-cell>
            </table:table-row>
            <table:table-row>
              <table:table-cell office:value-type="string"/>
              <table:table-cell office:value-type="float" office:value="5.9">
                <text:p>5.9</text:p>
              </table:table-cell>
              <table:table-cell office:value-type="float" office:value="22.226371989912">
                <text:p>22.226371989912</text:p>
              </table:table-cell>
              <table:table-cell office:value-type="float" office:value="-9.66902670824426">
                <text:p>-9.6690267082442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1.250567724907">
                <text:p>21.250567724907</text:p>
              </table:table-cell>
              <table:table-cell office:value-type="float" office:value="-9.26101615336446">
                <text:p>-9.26101615336446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20.1938357557973">
                <text:p>20.1938357557973</text:p>
              </table:table-cell>
              <table:table-cell office:value-type="float" office:value="-8.81665179210464">
                <text:p>-8.81665179210464</text:p>
              </table:table-cell>
            </table:table-row>
            <table:table-row>
              <table:table-cell office:value-type="string"/>
              <table:table-cell office:value-type="float" office:value="6.2">
                <text:p>6.2</text:p>
              </table:table-cell>
              <table:table-cell office:value-type="float" office:value="19.0616201400068">
                <text:p>19.0616201400068</text:p>
              </table:table-cell>
              <table:table-cell office:value-type="float" office:value="-8.33779139786354">
                <text:p>-8.33779139786354</text:p>
              </table:table-cell>
            </table:table-row>
            <table:table-row>
              <table:table-cell office:value-type="string"/>
              <table:table-cell office:value-type="float" office:value="6.3">
                <text:p>6.3</text:p>
              </table:table-cell>
              <table:table-cell office:value-type="float" office:value="17.8594811042833">
                <text:p>17.8594811042833</text:p>
              </table:table-cell>
              <table:table-cell office:value-type="float" office:value="-7.8264177979916">
                <text:p>-7.8264177979916</text:p>
              </table:table-cell>
            </table:table-row>
            <table:table-row>
              <table:table-cell office:value-type="string"/>
              <table:table-cell office:value-type="float" office:value="6.4">
                <text:p>6.4</text:p>
              </table:table-cell>
              <table:table-cell office:value-type="float" office:value="16.5930417559672">
                <text:p>16.5930417559672</text:p>
              </table:table-cell>
              <table:table-cell office:value-type="float" office:value="-7.28462783333462">
                <text:p>-7.28462783333462</text:p>
              </table:table-cell>
            </table:table-row>
            <table:table-row>
              <table:table-cell office:value-type="string"/>
              <table:table-cell office:value-type="float" office:value="6.5">
                <text:p>6.5</text:p>
              </table:table-cell>
              <table:table-cell office:value-type="float" office:value="15.2679441599938">
                <text:p>15.2679441599938</text:p>
              </table:table-cell>
              <table:table-cell office:value-type="float" office:value="-6.71462141335484">
                <text:p>-6.71462141335484</text:p>
              </table:table-cell>
            </table:table-row>
            <table:table-row>
              <table:table-cell office:value-type="string"/>
              <table:table-cell office:value-type="float" office:value="6.6">
                <text:p>6.6</text:p>
              </table:table-cell>
              <table:table-cell office:value-type="float" office:value="13.8898147019554">
                <text:p>13.8898147019554</text:p>
              </table:table-cell>
              <table:table-cell office:value-type="float" office:value="-6.11869079266268">
                <text:p>-6.11869079266268</text:p>
              </table:table-cell>
            </table:table-row>
            <table:table-row>
              <table:table-cell office:value-type="string"/>
              <table:table-cell office:value-type="float" office:value="6.7">
                <text:p>6.7</text:p>
              </table:table-cell>
              <table:table-cell office:value-type="float" office:value="12.4642382851341">
                <text:p>12.4642382851341</text:p>
              </table:table-cell>
              <table:table-cell office:value-type="float" office:value="-5.49921016925824">
                <text:p>-5.49921016925824</text:p>
              </table:table-cell>
            </table:table-row>
            <table:table-row>
              <table:table-cell office:value-type="string"/>
              <table:table-cell office:value-type="float" office:value="6.8">
                <text:p>6.8</text:p>
              </table:table-cell>
              <table:table-cell office:value-type="float" office:value="10.9967406524426">
                <text:p>10.9967406524426</text:p>
              </table:table-cell>
              <table:table-cell office:value-type="float" office:value="-4.85862567823056">
                <text:p>-4.85862567823056</text:p>
              </table:table-cell>
            </table:table-row>
            <table:table-row>
              <table:table-cell office:value-type="string"/>
              <table:table-cell office:value-type="float" office:value="6.9">
                <text:p>6.9</text:p>
              </table:table-cell>
              <table:table-cell office:value-type="float" office:value="9.49277796823284">
                <text:p>9.49277796823284</text:p>
              </table:table-cell>
              <table:table-cell office:value-type="float" office:value="-4.19944582813895">
                <text:p>-4.1994458281389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7.95773272055975">
                <text:p>7.95773272055975</text:p>
              </table:table-cell>
              <table:table-cell office:value-type="float" office:value="-3.52423240170202">
                <text:p>-3.52423240170202</text:p>
              </table:table-cell>
            </table:table-row>
            <table:table-row>
              <table:table-cell office:value-type="string"/>
              <table:table-cell office:value-type="float" office:value="7.1">
                <text:p>7.1</text:p>
              </table:table-cell>
              <table:table-cell office:value-type="float" office:value="6.39691499093614">
                <text:p>6.39691499093614</text:p>
              </table:table-cell>
              <table:table-cell office:value-type="float" office:value="-2.83559181847502">
                <text:p>-2.83559181847502</text:p>
              </table:table-cell>
            </table:table-row>
            <table:table-row>
              <table:table-cell office:value-type="string"/>
              <table:table-cell office:value-type="float" office:value="7.2">
                <text:p>7.2</text:p>
              </table:table-cell>
              <table:table-cell office:value-type="float" office:value="4.81556816622969">
                <text:p>4.81556816622969</text:p>
              </table:table-cell>
              <table:table-cell office:value-type="float" office:value="-2.1361669354706">
                <text:p>-2.1361669354706</text:p>
              </table:table-cell>
            </table:table-row>
            <table:table-row>
              <table:table-cell office:value-type="string"/>
              <table:table-cell office:value-type="float" office:value="7.3">
                <text:p>7.3</text:p>
              </table:table-cell>
              <table:table-cell office:value-type="float" office:value="3.21887821898259">
                <text:p>3.21887821898259</text:p>
              </table:table-cell>
              <table:table-cell office:value-type="float" office:value="-1.42862924258929">
                <text:p>-1.42862924258929</text:p>
              </table:table-cell>
            </table:table-row>
            <table:table-row>
              <table:table-cell office:value-type="string"/>
              <table:table-cell office:value-type="float" office:value="7.4">
                <text:p>7.4</text:p>
              </table:table-cell>
              <table:table-cell office:value-type="float" office:value="1.61198574403269">
                <text:p>1.61198574403269</text:p>
              </table:table-cell>
              <table:table-cell office:value-type="float" office:value="-0.715671393556659">
                <text:p>-0.715671393556659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-1.61198574403271">
                <text:p>-1.61198574403271</text:p>
              </table:table-cell>
              <table:table-cell office:value-type="float" office:value="0.715671393556665">
                <text:p>0.715671393556665</text:p>
              </table:table-cell>
            </table:table-row>
            <table:table-row>
              <table:table-cell office:value-type="string"/>
              <table:table-cell office:value-type="float" office:value="7.7">
                <text:p>7.7</text:p>
              </table:table-cell>
              <table:table-cell office:value-type="float" office:value="-3.21887821898263">
                <text:p>-3.21887821898263</text:p>
              </table:table-cell>
              <table:table-cell office:value-type="float" office:value="1.42862924258931">
                <text:p>1.42862924258931</text:p>
              </table:table-cell>
            </table:table-row>
            <table:table-row>
              <table:table-cell office:value-type="string"/>
              <table:table-cell office:value-type="float" office:value="7.8">
                <text:p>7.8</text:p>
              </table:table-cell>
              <table:table-cell office:value-type="float" office:value="-4.81556816622972">
                <text:p>-4.81556816622972</text:p>
              </table:table-cell>
              <table:table-cell office:value-type="float" office:value="2.13616693547061">
                <text:p>2.13616693547061</text:p>
              </table:table-cell>
            </table:table-row>
            <table:table-row>
              <table:table-cell office:value-type="string"/>
              <table:table-cell office:value-type="float" office:value="7.9">
                <text:p>7.9</text:p>
              </table:table-cell>
              <table:table-cell office:value-type="float" office:value="-6.39691499093615">
                <text:p>-6.39691499093615</text:p>
              </table:table-cell>
              <table:table-cell office:value-type="float" office:value="2.83559181847503">
                <text:p>2.8355918184750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-7.95773272055976">
                <text:p>-7.95773272055976</text:p>
              </table:table-cell>
              <table:table-cell office:value-type="float" office:value="3.52423240170203">
                <text:p>3.52423240170203</text:p>
              </table:table-cell>
            </table:table-row>
            <table:table-row>
              <table:table-cell office:value-type="string"/>
              <table:table-cell office:value-type="float" office:value="8.1">
                <text:p>8.1</text:p>
              </table:table-cell>
              <table:table-cell office:value-type="float" office:value="-9.49277796823285">
                <text:p>-9.49277796823285</text:p>
              </table:table-cell>
              <table:table-cell office:value-type="float" office:value="4.19944582813895">
                <text:p>4.19944582813895</text:p>
              </table:table-cell>
            </table:table-row>
            <table:table-row>
              <table:table-cell office:value-type="string"/>
              <table:table-cell office:value-type="float" office:value="8.2">
                <text:p>8.2</text:p>
              </table:table-cell>
              <table:table-cell office:value-type="float" office:value="-10.9967406524426">
                <text:p>-10.9967406524426</text:p>
              </table:table-cell>
              <table:table-cell office:value-type="float" office:value="4.85862567823057">
                <text:p>4.85862567823057</text:p>
              </table:table-cell>
            </table:table-row>
            <table:table-row>
              <table:table-cell office:value-type="string"/>
              <table:table-cell office:value-type="float" office:value="8.3">
                <text:p>8.3</text:p>
              </table:table-cell>
              <table:table-cell office:value-type="float" office:value="-12.4642382851341">
                <text:p>-12.4642382851341</text:p>
              </table:table-cell>
              <table:table-cell office:value-type="float" office:value="5.49921016925825">
                <text:p>5.49921016925825</text:p>
              </table:table-cell>
            </table:table-row>
            <table:table-row>
              <table:table-cell office:value-type="string"/>
              <table:table-cell office:value-type="float" office:value="8.4">
                <text:p>8.4</text:p>
              </table:table-cell>
              <table:table-cell office:value-type="float" office:value="-13.8898147019554">
                <text:p>-13.8898147019554</text:p>
              </table:table-cell>
              <table:table-cell office:value-type="float" office:value="6.11869079266268">
                <text:p>6.11869079266268</text:p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-15.2679441599938">
                <text:p>-15.2679441599938</text:p>
              </table:table-cell>
              <table:table-cell office:value-type="float" office:value="6.71462141335484">
                <text:p>6.71462141335484</text:p>
              </table:table-cell>
            </table:table-row>
            <table:table-row>
              <table:table-cell office:value-type="string"/>
              <table:table-cell office:value-type="float" office:value="8.6">
                <text:p>8.6</text:p>
              </table:table-cell>
              <table:table-cell office:value-type="float" office:value="-16.5930417559672">
                <text:p>-16.5930417559672</text:p>
              </table:table-cell>
              <table:table-cell office:value-type="float" office:value="7.28462783333462">
                <text:p>7.28462783333462</text:p>
              </table:table-cell>
            </table:table-row>
            <table:table-row>
              <table:table-cell office:value-type="string"/>
              <table:table-cell office:value-type="float" office:value="8.7">
                <text:p>8.7</text:p>
              </table:table-cell>
              <table:table-cell office:value-type="float" office:value="-17.8594811042833">
                <text:p>-17.8594811042833</text:p>
              </table:table-cell>
              <table:table-cell office:value-type="float" office:value="7.82641779799161">
                <text:p>7.82641779799161</text:p>
              </table:table-cell>
            </table:table-row>
            <table:table-row>
              <table:table-cell office:value-type="string"/>
              <table:table-cell office:value-type="float" office:value="8.8">
                <text:p>8.8</text:p>
              </table:table-cell>
              <table:table-cell office:value-type="float" office:value="-19.0616201400068">
                <text:p>-19.0616201400068</text:p>
              </table:table-cell>
              <table:table-cell office:value-type="float" office:value="8.33779139786355">
                <text:p>8.33779139786355</text:p>
              </table:table-cell>
            </table:table-row>
            <table:table-row>
              <table:table-cell office:value-type="string"/>
              <table:table-cell office:value-type="float" office:value="8.9">
                <text:p>8.9</text:p>
              </table:table-cell>
              <table:table-cell office:value-type="float" office:value="-20.1938357557973">
                <text:p>-20.1938357557973</text:p>
              </table:table-cell>
              <table:table-cell office:value-type="float" office:value="8.81665179210464">
                <text:p>8.8166517921046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-21.250567724907">
                <text:p>-21.250567724907</text:p>
              </table:table-cell>
              <table:table-cell office:value-type="float" office:value="9.26101615336445">
                <text:p>9.26101615336445</text:p>
              </table:table-cell>
            </table:table-row>
            <table:table-row>
              <table:table-cell office:value-type="string"/>
              <table:table-cell office:value-type="float" office:value="9.1">
                <text:p>9.1</text:p>
              </table:table-cell>
              <table:table-cell office:value-type="float" office:value="-22.226371989912">
                <text:p>-22.226371989912</text:p>
              </table:table-cell>
              <table:table-cell office:value-type="float" office:value="9.66902670824426">
                <text:p>9.66902670824426</text:p>
              </table:table-cell>
            </table:table-row>
            <table:table-row>
              <table:table-cell office:value-type="string"/>
              <table:table-cell office:value-type="float" office:value="9.2">
                <text:p>9.2</text:p>
              </table:table-cell>
              <table:table-cell office:value-type="float" office:value="-23.115982904194">
                <text:p>-23.115982904194</text:p>
              </table:table-cell>
              <table:table-cell office:value-type="float" office:value="10.0389617241462">
                <text:p>10.0389617241462</text:p>
              </table:table-cell>
            </table:table-row>
            <table:table-row>
              <table:table-cell office:value-type="string"/>
              <table:table-cell office:value-type="float" office:value="9.3">
                <text:p>9.3</text:p>
              </table:table-cell>
              <table:table-cell office:value-type="float" office:value="-23.9143834102733">
                <text:p>-23.9143834102733</text:p>
              </table:table-cell>
              <table:table-cell office:value-type="float" office:value="10.3692462733919">
                <text:p>10.3692462733919</text:p>
              </table:table-cell>
            </table:table-row>
            <table:table-row>
              <table:table-cell office:value-type="string"/>
              <table:table-cell office:value-type="float" office:value="9.4">
                <text:p>9.4</text:p>
              </table:table-cell>
              <table:table-cell office:value-type="float" office:value="-24.6168814553632">
                <text:p>-24.6168814553632</text:p>
              </table:table-cell>
              <table:table-cell office:value-type="float" office:value="10.6584625901881">
                <text:p>10.6584625901881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-25.2191902316091">
                <text:p>-25.2191902316091</text:p>
              </table:table-cell>
              <table:table-cell office:value-type="float" office:value="10.9053598264963">
                <text:p>10.9053598264963</text:p>
              </table:table-cell>
            </table:table-row>
            <table:table-row>
              <table:table-cell office:value-type="string"/>
              <table:table-cell office:value-type="float" office:value="9.6">
                <text:p>9.6</text:p>
              </table:table-cell>
              <table:table-cell office:value-type="float" office:value="-25.7175091593348">
                <text:p>-25.7175091593348</text:p>
              </table:table-cell>
              <table:table-cell office:value-type="float" office:value="11.1088630100731">
                <text:p>11.1088630100731</text:p>
              </table:table-cell>
            </table:table-row>
            <table:table-row>
              <table:table-cell office:value-type="string"/>
              <table:table-cell office:value-type="float" office:value="9.7">
                <text:p>9.7</text:p>
              </table:table-cell>
              <table:table-cell office:value-type="float" office:value="-26.1086019945938">
                <text:p>-26.1086019945938</text:p>
              </table:table-cell>
              <table:table-cell office:value-type="float" office:value="11.2680810125775">
                <text:p>11.2680810125775</text:p>
              </table:table-cell>
            </table:table-row>
            <table:table-row>
              <table:table-cell office:value-type="string"/>
              <table:table-cell office:value-type="float" office:value="9.8">
                <text:p>9.8</text:p>
              </table:table-cell>
              <table:table-cell office:value-type="float" office:value="-26.3898681296089">
                <text:p>-26.3898681296089</text:p>
              </table:table-cell>
              <table:table-cell office:value-type="float" office:value="11.3823133480003">
                <text:p>11.3823133480003</text:p>
              </table:table-cell>
            </table:table-row>
            <table:table-row>
              <table:table-cell office:value-type="string"/>
              <table:table-cell office:value-type="float" office:value="9.9">
                <text:p>9.9</text:p>
              </table:table-cell>
              <table:table-cell office:value-type="float" office:value="-26.5594031462914">
                <text:p>-26.5594031462914</text:p>
              </table:table-cell>
              <table:table-cell office:value-type="float" office:value="11.4510556416694">
                <text:p>11.451055641669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-26.6160450288703">
                <text:p>-26.6160450288703</text:p>
              </table:table-cell>
              <table:table-cell office:value-type="float" office:value="11.474003637169">
                <text:p>11.474003637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148cm" svg:y="4.201cm" style:legend-expansion="high" chart:style-name="ch2"/>
        <chart:plot-area chart:style-name="ch3" table:cell-range-address="Sheet1.A2:Sheet1.A9 Sheet1.D3:Sheet1.E103" chart:data-source-has-labels="column" svg:x="0.32cm" svg:y="0.18cm" svg:width="12.508cm" svg:height="8.64cm">
          <chart:coordinate-region svg:x="1.153cm" svg:y="0.379cm" svg:width="11.488cm" svg:height="8.242cm"/>
          <chart:axis chart:dimension="x" chart:name="primary-x" chart:style-name="ch4" chartooo:axis-type="auto"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103" chart:class="chart:scatter">
            <chart:domain table:cell-range-address="Sheet1.D3:Sheet1.D103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envergure</text:p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D3:Sheet1.D103</svg:desc>
                </draw:g>
              </table:table-cell>
              <table:table-cell office:value-type="float" office:value="0">
                <text:p>0</text:p>
                <draw:g>
                  <svg:desc>Sheet1.E3:Sheet1.E103</svg:desc>
                </draw:g>
              </table:table-cell>
            </table:table-row>
            <table:table-row>
              <table:table-cell office:value-type="string">
                <text:p>longueur</text:p>
              </table:table-cell>
              <table:table-cell office:value-type="float" office:value="0.1">
                <text:p>0.1</text:p>
              </table:table-cell>
              <table:table-cell office:value-type="float" office:value="0.0313952597646567">
                <text:p>0.0313952597646567</text:p>
              </table:table-cell>
            </table:table-row>
            <table:table-row>
              <table:table-cell office:value-type="string">
                <text:p>omega</text:p>
              </table:table-cell>
              <table:table-cell office:value-type="float" office:value="0.2">
                <text:p>0.2</text:p>
              </table:table-cell>
              <table:table-cell office:value-type="float" office:value="0.0626666167821521">
                <text:p>0.0626666167821521</text:p>
              </table:table-cell>
            </table:table-row>
            <table:table-row>
              <table:table-cell office:value-type="string">
                <text:p>A0</text:p>
              </table:table-cell>
              <table:table-cell office:value-type="float" office:value="0.3">
                <text:p>0.3</text:p>
              </table:table-cell>
              <table:table-cell office:value-type="float" office:value="0.0936906572928623">
                <text:p>0.093690657292862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4">
                <text:p>0.4</text:p>
              </table:table-cell>
              <table:table-cell office:value-type="float" office:value="0.124344943582427">
                <text:p>0.124344943582427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5">
                <text:p>0.5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6">
                <text:p>0.6</text:p>
              </table:table-cell>
              <table:table-cell office:value-type="float" office:value="0.184062276342339">
                <text:p>0.184062276342339</text:p>
              </table:table-cell>
            </table:table-row>
            <table:table-row>
              <table:table-cell office:value-type="string">
                <text:p>theta</text:p>
              </table:table-cell>
              <table:table-cell office:value-type="float" office:value="0.7">
                <text:p>0.7</text:p>
              </table:table-cell>
              <table:table-cell office:value-type="float" office:value="0.212889645782536">
                <text:p>0.212889645782536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0.240876837050858">
                <text:p>0.240876837050858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.267913397489498">
                <text:p>0.26791339748949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  <table:table-cell office:value-type="float" office:value="0.318711994874345">
                <text:p>0.318711994874345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0.342273552964344">
                <text:p>0.342273552964344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0.364484313710706">
                <text:p>0.364484313710706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  <table:table-cell office:value-type="float" office:value="0.385256621387895">
                <text:p>0.385256621387895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/>
              <table:table-cell office:value-type="float" office:value="1.6">
                <text:p>1.6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  <table:table-cell office:value-type="float" office:value="0.438153340021932">
                <text:p>0.438153340021932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0.464888242944126">
                <text:p>0.464888242944126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0.484291580564316">
                <text:p>0.484291580564316</text:p>
              </table:table-cell>
            </table:table-row>
            <table:table-row>
              <table:table-cell office:value-type="string"/>
              <table:table-cell office:value-type="float" office:value="2.2">
                <text:p>2.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/>
              <table:table-cell office:value-type="float" office:value="2.3">
                <text:p>2.3</text:p>
              </table:table-cell>
              <table:table-cell office:value-type="float" office:value="0.496057350657239">
                <text:p>0.496057350657239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2.6">
                <text:p>2.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0.496057350657239">
                <text:p>0.496057350657239</text:p>
              </table:table-cell>
            </table:table-row>
            <table:table-row>
              <table:table-cell office:value-type="string"/>
              <table:table-cell office:value-type="float" office:value="2.8">
                <text:p>2.8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  <table:table-cell office:value-type="float" office:value="0.484291580564316">
                <text:p>0.484291580564316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/>
              <table:table-cell office:value-type="float" office:value="3.1">
                <text:p>3.1</text:p>
              </table:table-cell>
              <table:table-cell office:value-type="float" office:value="0.464888242944126">
                <text:p>0.464888242944126</text:p>
              </table:table-cell>
            </table:table-row>
            <table:table-row>
              <table:table-cell office:value-type="string"/>
              <table:table-cell office:value-type="float" office:value="3.2">
                <text:p>3.2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/>
              <table:table-cell office:value-type="float" office:value="3.3">
                <text:p>3.3</text:p>
              </table:table-cell>
              <table:table-cell office:value-type="float" office:value="0.438153340021932">
                <text:p>0.438153340021932</text:p>
              </table:table-cell>
            </table:table-row>
            <table:table-row>
              <table:table-cell office:value-type="string"/>
              <table:table-cell office:value-type="float" office:value="3.4">
                <text:p>3.4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0.385256621387894">
                <text:p>0.385256621387894</text:p>
              </table:table-cell>
            </table:table-row>
            <table:table-row>
              <table:table-cell office:value-type="string"/>
              <table:table-cell office:value-type="float" office:value="3.7">
                <text:p>3.7</text:p>
              </table:table-cell>
              <table:table-cell office:value-type="float" office:value="0.364484313710706">
                <text:p>0.364484313710706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0.342273552964344">
                <text:p>0.342273552964344</text:p>
              </table:table-cell>
            </table:table-row>
            <table:table-row>
              <table:table-cell office:value-type="string"/>
              <table:table-cell office:value-type="float" office:value="3.9">
                <text:p>3.9</text:p>
              </table:table-cell>
              <table:table-cell office:value-type="float" office:value="0.318711994874345">
                <text:p>0.31871199487434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/>
              <table:table-cell office:value-type="float" office:value="4.1">
                <text:p>4.1</text:p>
              </table:table-cell>
              <table:table-cell office:value-type="float" office:value="0.267913397489498">
                <text:p>0.267913397489498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0.240876837050858">
                <text:p>0.240876837050858</text:p>
              </table:table-cell>
            </table:table-row>
            <table:table-row>
              <table:table-cell office:value-type="string"/>
              <table:table-cell office:value-type="float" office:value="4.3">
                <text:p>4.3</text:p>
              </table:table-cell>
              <table:table-cell office:value-type="float" office:value="0.212889645782536">
                <text:p>0.212889645782536</text:p>
              </table:table-cell>
            </table:table-row>
            <table:table-row>
              <table:table-cell office:value-type="string"/>
              <table:table-cell office:value-type="float" office:value="4.4">
                <text:p>4.4</text:p>
              </table:table-cell>
              <table:table-cell office:value-type="float" office:value="0.184062276342339">
                <text:p>0.184062276342339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/>
              <table:table-cell office:value-type="float" office:value="4.6">
                <text:p>4.6</text:p>
              </table:table-cell>
              <table:table-cell office:value-type="float" office:value="0.124344943582427">
                <text:p>0.124344943582427</text:p>
              </table:table-cell>
            </table:table-row>
            <table:table-row>
              <table:table-cell office:value-type="string"/>
              <table:table-cell office:value-type="float" office:value="4.7">
                <text:p>4.7</text:p>
              </table:table-cell>
              <table:table-cell office:value-type="float" office:value="0.0936906572928621">
                <text:p>0.0936906572928621</text:p>
              </table:table-cell>
            </table:table-row>
            <table:table-row>
              <table:table-cell office:value-type="string"/>
              <table:table-cell office:value-type="float" office:value="4.8">
                <text:p>4.8</text:p>
              </table:table-cell>
              <table:table-cell office:value-type="float" office:value="0.0626666167821521">
                <text:p>0.0626666167821521</text:p>
              </table:table-cell>
            </table:table-row>
            <table:table-row>
              <table:table-cell office:value-type="string"/>
              <table:table-cell office:value-type="float" office:value="4.9">
                <text:p>4.9</text:p>
              </table:table-cell>
              <table:table-cell office:value-type="float" office:value="0.0313952597646566">
                <text:p>0.031395259764656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/>
              <table:table-cell office:value-type="float" office:value="5.1">
                <text:p>5.1</text:p>
              </table:table-cell>
              <table:table-cell office:value-type="float" office:value="-0.0313952597646569">
                <text:p>-0.0313952597646569</text:p>
              </table:table-cell>
            </table:table-row>
            <table:table-row>
              <table:table-cell office:value-type="string"/>
              <table:table-cell office:value-type="float" office:value="5.2">
                <text:p>5.2</text:p>
              </table:table-cell>
              <table:table-cell office:value-type="float" office:value="-0.0626666167821524">
                <text:p>-0.0626666167821524</text:p>
              </table:table-cell>
            </table:table-row>
            <table:table-row>
              <table:table-cell office:value-type="string"/>
              <table:table-cell office:value-type="float" office:value="5.3">
                <text:p>5.3</text:p>
              </table:table-cell>
              <table:table-cell office:value-type="float" office:value="-0.0936906572928624">
                <text:p>-0.0936906572928624</text:p>
              </table:table-cell>
            </table:table-row>
            <table:table-row>
              <table:table-cell office:value-type="string"/>
              <table:table-cell office:value-type="float" office:value="5.4">
                <text:p>5.4</text:p>
              </table:table-cell>
              <table:table-cell office:value-type="float" office:value="-0.124344943582428">
                <text:p>-0.124344943582428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/>
              <table:table-cell office:value-type="float" office:value="5.6">
                <text:p>5.6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/>
              <table:table-cell office:value-type="float" office:value="5.7">
                <text:p>5.7</text:p>
              </table:table-cell>
              <table:table-cell office:value-type="float" office:value="-0.212889645782537">
                <text:p>-0.212889645782537</text:p>
              </table:table-cell>
            </table:table-row>
            <table:table-row>
              <table:table-cell office:value-type="string"/>
              <table:table-cell office:value-type="float" office:value="5.8">
                <text:p>5.8</text:p>
              </table:table-cell>
              <table:table-cell office:value-type="float" office:value="-0.240876837050858">
                <text:p>-0.240876837050858</text:p>
              </table:table-cell>
            </table:table-row>
            <table:table-row>
              <table:table-cell office:value-type="string"/>
              <table:table-cell office:value-type="float" office:value="5.9">
                <text:p>5.9</text:p>
              </table:table-cell>
              <table:table-cell office:value-type="float" office:value="-0.267913397489498">
                <text:p>-0.26791339748949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-0.318711994874345">
                <text:p>-0.318711994874345</text:p>
              </table:table-cell>
            </table:table-row>
            <table:table-row>
              <table:table-cell office:value-type="string"/>
              <table:table-cell office:value-type="float" office:value="6.2">
                <text:p>6.2</text:p>
              </table:table-cell>
              <table:table-cell office:value-type="float" office:value="-0.342273552964345">
                <text:p>-0.342273552964345</text:p>
              </table:table-cell>
            </table:table-row>
            <table:table-row>
              <table:table-cell office:value-type="string"/>
              <table:table-cell office:value-type="float" office:value="6.3">
                <text:p>6.3</text:p>
              </table:table-cell>
              <table:table-cell office:value-type="float" office:value="-0.364484313710706">
                <text:p>-0.364484313710706</text:p>
              </table:table-cell>
            </table:table-row>
            <table:table-row>
              <table:table-cell office:value-type="string"/>
              <table:table-cell office:value-type="float" office:value="6.4">
                <text:p>6.4</text:p>
              </table:table-cell>
              <table:table-cell office:value-type="float" office:value="-0.385256621387895">
                <text:p>-0.385256621387895</text:p>
              </table:table-cell>
            </table:table-row>
            <table:table-row>
              <table:table-cell office:value-type="string"/>
              <table:table-cell office:value-type="float" office:value="6.5">
                <text:p>6.5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/>
              <table:table-cell office:value-type="float" office:value="6.6">
                <text:p>6.6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/>
              <table:table-cell office:value-type="float" office:value="6.7">
                <text:p>6.7</text:p>
              </table:table-cell>
              <table:table-cell office:value-type="float" office:value="-0.438153340021932">
                <text:p>-0.438153340021932</text:p>
              </table:table-cell>
            </table:table-row>
            <table:table-row>
              <table:table-cell office:value-type="string"/>
              <table:table-cell office:value-type="float" office:value="6.8">
                <text:p>6.8</text:p>
              </table:table-cell>
              <table:table-cell office:value-type="float" office:value="-0.45241352623301">
                <text:p>-0.45241352623301</text:p>
              </table:table-cell>
            </table:table-row>
            <table:table-row>
              <table:table-cell office:value-type="string"/>
              <table:table-cell office:value-type="float" office:value="6.9">
                <text:p>6.9</text:p>
              </table:table-cell>
              <table:table-cell office:value-type="float" office:value="-0.464888242944126">
                <text:p>-0.46488824294412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/>
              <table:table-cell office:value-type="float" office:value="7.1">
                <text:p>7.1</text:p>
              </table:table-cell>
              <table:table-cell office:value-type="float" office:value="-0.484291580564316">
                <text:p>-0.484291580564316</text:p>
              </table:table-cell>
            </table:table-row>
            <table:table-row>
              <table:table-cell office:value-type="string"/>
              <table:table-cell office:value-type="float" office:value="7.2">
                <text:p>7.2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/>
              <table:table-cell office:value-type="float" office:value="7.3">
                <text:p>7.3</text:p>
              </table:table-cell>
              <table:table-cell office:value-type="float" office:value="-0.496057350657239">
                <text:p>-0.496057350657239</text:p>
              </table:table-cell>
            </table:table-row>
            <table:table-row>
              <table:table-cell office:value-type="string"/>
              <table:table-cell office:value-type="float" office:value="7.4">
                <text:p>7.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/>
              <table:table-cell office:value-type="float" office:value="7.7">
                <text:p>7.7</text:p>
              </table:table-cell>
              <table:table-cell office:value-type="float" office:value="-0.496057350657239">
                <text:p>-0.496057350657239</text:p>
              </table:table-cell>
            </table:table-row>
            <table:table-row>
              <table:table-cell office:value-type="string"/>
              <table:table-cell office:value-type="float" office:value="7.8">
                <text:p>7.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/>
              <table:table-cell office:value-type="float" office:value="7.9">
                <text:p>7.9</text:p>
              </table:table-cell>
              <table:table-cell office:value-type="float" office:value="-0.484291580564316">
                <text:p>-0.48429158056431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/>
              <table:table-cell office:value-type="float" office:value="8.1">
                <text:p>8.1</text:p>
              </table:table-cell>
              <table:table-cell office:value-type="float" office:value="-0.464888242944126">
                <text:p>-0.464888242944126</text:p>
              </table:table-cell>
            </table:table-row>
            <table:table-row>
              <table:table-cell office:value-type="string"/>
              <table:table-cell office:value-type="float" office:value="8.2">
                <text:p>8.2</text:p>
              </table:table-cell>
              <table:table-cell office:value-type="float" office:value="-0.45241352623301">
                <text:p>-0.45241352623301</text:p>
              </table:table-cell>
            </table:table-row>
            <table:table-row>
              <table:table-cell office:value-type="string"/>
              <table:table-cell office:value-type="float" office:value="8.3">
                <text:p>8.3</text:p>
              </table:table-cell>
              <table:table-cell office:value-type="float" office:value="-0.438153340021932">
                <text:p>-0.438153340021932</text:p>
              </table:table-cell>
            </table:table-row>
            <table:table-row>
              <table:table-cell office:value-type="string"/>
              <table:table-cell office:value-type="float" office:value="8.4">
                <text:p>8.4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/>
              <table:table-cell office:value-type="float" office:value="8.6">
                <text:p>8.6</text:p>
              </table:table-cell>
              <table:table-cell office:value-type="float" office:value="-0.385256621387895">
                <text:p>-0.385256621387895</text:p>
              </table:table-cell>
            </table:table-row>
            <table:table-row>
              <table:table-cell office:value-type="string"/>
              <table:table-cell office:value-type="float" office:value="8.7">
                <text:p>8.7</text:p>
              </table:table-cell>
              <table:table-cell office:value-type="float" office:value="-0.364484313710705">
                <text:p>-0.364484313710705</text:p>
              </table:table-cell>
            </table:table-row>
            <table:table-row>
              <table:table-cell office:value-type="string"/>
              <table:table-cell office:value-type="float" office:value="8.8">
                <text:p>8.8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/>
              <table:table-cell office:value-type="float" office:value="8.9">
                <text:p>8.9</text:p>
              </table:table-cell>
              <table:table-cell office:value-type="float" office:value="-0.318711994874345">
                <text:p>-0.31871199487434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/>
              <table:table-cell office:value-type="float" office:value="9.1">
                <text:p>9.1</text:p>
              </table:table-cell>
              <table:table-cell office:value-type="float" office:value="-0.267913397489498">
                <text:p>-0.267913397489498</text:p>
              </table:table-cell>
            </table:table-row>
            <table:table-row>
              <table:table-cell office:value-type="string"/>
              <table:table-cell office:value-type="float" office:value="9.2">
                <text:p>9.2</text:p>
              </table:table-cell>
              <table:table-cell office:value-type="float" office:value="-0.240876837050857">
                <text:p>-0.240876837050857</text:p>
              </table:table-cell>
            </table:table-row>
            <table:table-row>
              <table:table-cell office:value-type="string"/>
              <table:table-cell office:value-type="float" office:value="9.3">
                <text:p>9.3</text:p>
              </table:table-cell>
              <table:table-cell office:value-type="float" office:value="-0.212889645782536">
                <text:p>-0.212889645782536</text:p>
              </table:table-cell>
            </table:table-row>
            <table:table-row>
              <table:table-cell office:value-type="string"/>
              <table:table-cell office:value-type="float" office:value="9.4">
                <text:p>9.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/>
              <table:table-cell office:value-type="float" office:value="9.6">
                <text:p>9.6</text:p>
              </table:table-cell>
              <table:table-cell office:value-type="float" office:value="-0.124344943582427">
                <text:p>-0.124344943582427</text:p>
              </table:table-cell>
            </table:table-row>
            <table:table-row>
              <table:table-cell office:value-type="string"/>
              <table:table-cell office:value-type="float" office:value="9.7">
                <text:p>9.7</text:p>
              </table:table-cell>
              <table:table-cell office:value-type="float" office:value="-0.0936906572928619">
                <text:p>-0.0936906572928619</text:p>
              </table:table-cell>
            </table:table-row>
            <table:table-row>
              <table:table-cell office:value-type="string"/>
              <table:table-cell office:value-type="float" office:value="9.8">
                <text:p>9.8</text:p>
              </table:table-cell>
              <table:table-cell office:value-type="float" office:value="-0.0626666167821519">
                <text:p>-0.0626666167821519</text:p>
              </table:table-cell>
            </table:table-row>
            <table:table-row>
              <table:table-cell office:value-type="string"/>
              <table:table-cell office:value-type="float" office:value="9.9">
                <text:p>9.9</text:p>
              </table:table-cell>
              <table:table-cell office:value-type="float" office:value="-0.0313952597646566">
                <text:p>-0.031395259764656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